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ackground-color="#DDDDD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style:vertical-align="automatic" fo:wrap-option="wrap" fo:background-color="#FFF2CC"/>
    </style:style>
    <style:style style:name="ce19" style:family="table-cell" style:parent-style-name="Default" style:data-style-name="N0">
      <style:table-cell-properties style:vertical-align="top" fo:wrap-option="wrap"/>
    </style:style>
    <style:style style:name="ce20" style:family="table-cell" style:parent-style-name="Default" style:data-style-name="N0">
      <style:table-cell-properties fo:background-color="#FFF2CC"/>
    </style:style>
    <style:style style:name="ce21" style:family="table-cell" style:parent-style-name="Default" style:data-style-name="N36"/>
    <style:style style:name="ce22" style:family="table-cell" style:parent-style-name="Default" style:data-style-name="N0">
      <style:table-cell-properties style:vertical-align="middle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/>
    </style:style>
    <style:style style:name="ce31" style:family="table-cell" style:parent-style-name="Default" style:data-style-name="N0">
      <style:table-cell-properties style:vertical-align="top" fo:wrap-option="wrap"/>
    </style:style>
    <style:style style:name="ce32" style:family="table-cell" style:parent-style-name="Default" style:data-style-name="N0">
      <style:table-cell-properties style:vertical-align="automatic" fo:wrap-option="wrap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style:vertical-align="automatic" fo:background-color="#FF9999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middle" fo:background-color="#CCFFFF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FFFF00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FF66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10.1864583333333cm"/>
    </style:style>
    <style:style style:name="co3" style:family="table-column">
      <style:table-column-properties fo:break-before="auto" style:column-width="19.1822916666667cm"/>
    </style:style>
    <style:style style:name="co4" style:family="table-column">
      <style:table-column-properties fo:break-before="auto" style:column-width="3.730625cm" style:use-optimal-column-width="true"/>
    </style:style>
    <style:style style:name="co5" style:family="table-column">
      <style:table-column-properties fo:break-before="auto" style:column-width="10.5039583333333cm"/>
    </style:style>
    <style:style style:name="co6" style:family="table-column">
      <style:table-column-properties fo:break-before="auto" style:column-width="24.8708333333333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17.9652083333333cm"/>
    </style:style>
    <style:style style:name="co9" style:family="table-column">
      <style:table-column-properties fo:break-before="auto" style:column-width="18.0710416666667cm" style:use-optimal-column-width="true"/>
    </style:style>
    <style:style style:name="co10" style:family="table-column">
      <style:table-column-properties fo:break-before="auto" style:column-width="14.4462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4.31270833333333cm"/>
    </style:style>
    <style:style style:name="co13" style:family="table-column">
      <style:table-column-properties fo:break-before="auto" style:column-width="26.6170833333333cm"/>
    </style:style>
    <style:style style:name="co14" style:family="table-column">
      <style:table-column-properties fo:break-before="auto" style:column-width="30.69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8.30791666666667cm"/>
    </style:style>
    <style:style style:name="co17" style:family="table-column">
      <style:table-column-properties fo:break-before="auto" style:column-width="20.4258333333333cm"/>
    </style:style>
    <style:style style:name="co18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20pt" style:use-optimal-row-height="false" fo:break-before="auto"/>
    </style:style>
    <style:style style:name="ro4" style:family="table-row">
      <style:table-row-properties style:row-height="75.95pt" style:use-optimal-row-height="false" fo:break-before="auto"/>
    </style:style>
    <style:style style:name="ro5" style:family="table-row">
      <style:table-row-properties style:row-height="33.4pt" style:use-optimal-row-height="fals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33.75pt" style:use-optimal-row-height="false" fo:break-before="auto"/>
    </style:style>
    <style:style style:name="ro8" style:family="table-row">
      <style:table-row-properties style:row-height="46.9pt" style:use-optimal-row-height="false" fo:break-before="auto"/>
    </style:style>
    <style:style style:name="ro9" style:family="table-row">
      <style:table-row-properties style:row-height="45pt" style:use-optimal-row-height="true" fo:break-before="auto"/>
    </style:style>
    <style:style style:name="ro10" style:family="table-row">
      <style:table-row-properties style:row-height="90pt" style:use-optimal-row-height="true" fo:break-before="auto"/>
    </style:style>
    <style:style style:name="ro11" style:family="table-row">
      <style:table-row-properties style:row-height="165pt" style:use-optimal-row-height="true" fo:break-before="auto"/>
    </style:style>
    <style:style style:name="ro12" style:family="table-row">
      <style:table-row-properties style:row-height="60pt" style:use-optimal-row-height="false" fo:break-before="auto"/>
    </style:style>
    <style:style style:name="ro13" style:family="table-row">
      <style:table-row-properties style:row-height="75pt" style:use-optimal-row-height="false" fo:break-before="auto"/>
    </style:style>
    <style:style style:name="ro14" style:family="table-row">
      <style:table-row-properties style:row-height="45pt" style:use-optimal-row-height="false" fo:break-before="auto"/>
    </style:style>
    <style:style style:name="ro15" style:family="table-row">
      <style:table-row-properties style:row-height="105pt" style:use-optimal-row-height="true" fo:break-before="auto"/>
    </style:style>
    <style:style style:name="ro16" style:family="table-row">
      <style:table-row-properties style:row-height="120pt" style:use-optimal-row-height="tru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75pt" style:use-optimal-row-height="tru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3.9pt" style:use-optimal-row-height="true" fo:break-before="auto"/>
    </style:style>
    <style:style style:name="ro21" style:family="table-row">
      <style:table-row-properties style:row-height="240pt" style:use-optimal-row-height="true" fo:break-before="auto"/>
    </style:style>
    <style:style style:name="ro22" style:family="table-row">
      <style:table-row-properties style:row-height="135pt" style:use-optimal-row-height="true" fo:break-before="auto"/>
    </style:style>
    <style:style style:name="ro23" style:family="table-row">
      <style:table-row-properties style:row-height="139.35pt" style:use-optimal-row-height="false" fo:break-before="auto"/>
    </style:style>
    <style:style style:name="ro24" style:family="table-row">
      <style:table-row-properties style:row-height="12.75pt" style:use-optimal-row-height="true" fo:break-before="auto"/>
    </style:style>
    <style:style style:name="ro25" style:family="table-row">
      <style:table-row-properties style:row-height="193.7pt" style:use-optimal-row-height="fals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150pt" style:use-optimal-row-height="true" fo:break-before="auto"/>
    </style:style>
    <style:style style:name="ro28" style:family="table-row">
      <style:table-row-properties style:row-height="195pt" style:use-optimal-row-height="true" fo:break-before="auto"/>
    </style:style>
    <style:style style:name="ro29" style:family="table-row">
      <style:table-row-properties style:row-height="375pt" style:use-optimal-row-height="true" fo:break-before="auto"/>
    </style:style>
    <style:style style:name="ro30" style:family="table-row">
      <style:table-row-properties style:row-height="345pt" style:use-optimal-row-height="true" fo:break-before="auto"/>
    </style:style>
    <style:style style:name="ro31" style:family="table-row">
      <style:table-row-properties style:row-height="270pt" style:use-optimal-row-height="true" fo:break-before="auto"/>
    </style:style>
    <style:style style:name="ro32" style:family="table-row">
      <style:table-row-properties style:row-height="180pt" style:use-optimal-row-height="true" fo:break-before="auto"/>
    </style:style>
    <style:style style:name="ro33" style:family="table-row">
      <style:table-row-properties style:row-height="40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number-columns-spanned="2" table:number-rows-spanned="1" table:style-name="ce22">
            <text:p>packages</text:p>
          </table:table-cell>
          <table:covered-table-cell/>
          <table:table-cell office:value-type="string" table:style-name="ce2">
            <text:p>package description</text:p>
          </table:table-cell>
          <table:table-cell office:value-type="string" table:style-name="ce3">
            <text:p>task id</text:p>
          </table:table-cell>
          <table:table-cell office:value-type="string" table:style-name="ce3">
            <text:p>task name</text:p>
          </table:table-cell>
          <table:table-cell office:value-type="string" table:style-name="ce3">
            <text:p>task description</text:p>
          </table:table-cell>
          <table:table-cell office:value-type="string" table:style-name="ce3">
            <text:p>roles</text:p>
          </table:table-cell>
          <table:table-cell office:value-type="string" table:style-name="ce3">
            <text:p>inputs</text:p>
          </table:table-cell>
          <table:table-cell office:value-type="string" table:style-name="ce3">
            <text:p>outputs</text:p>
          </table:table-cell>
          <table:table-cell table:number-columns-repeated="16375" table:style-name="ce4"/>
        </table:table-row>
        <table:table-row table:style-name="ro2">
          <table:table-cell office:value-type="string" table:number-columns-spanned="1" table:number-rows-spanned="21" table:style-name="ce23">
            <text:p>5 Management softwaru a organizace</text:p>
          </table:table-cell>
          <table:table-cell office:value-type="string" table:number-columns-spanned="1" table:number-rows-spanned="5" table:style-name="ce24">
            <text:p>5.1 Organizace, role a odpovědnosti</text:p>
          </table:table-cell>
          <table:table-cell office:value-type="string" table:style-name="ce7">
            <text:p>5.1.1.1 Zajistit, aby veškerý personál, který má odpovědnost za software byl organizovaný, měl oprávnění</text:p>
            <text:p>a byl schopen plnit tuto odpovědnost.</text:p>
          </table:table-cell>
          <table:table-cell office:value-type="string" table:style-name="ce8">
            <text:p>5.1.2.1</text:p>
          </table:table-cell>
          <table:table-cell office:value-type="string" table:style-name="ce8">
            <text:p>implementace části EN ISO 9001 o personálu a odpovědnostech</text:p>
          </table:table-cell>
          <table:table-cell office:value-type="string" table:style-name="ce8">
            <text:p>Jako minimum musí dodavatel implementovat příslušné části EN ISO 9001, které pojednávají</text:p>
            <text:p>o organizaci a managementu personálu a o odpovědnostech.</text:p>
          </table:table-cell>
          <table:table-cell office:value-type="string" table:style-name="ce5">
            <text:p>dodavate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2">
          <table:covered-table-cell/>
          <table:covered-table-cell/>
          <table:table-cell office:value-type="string" table:number-columns-spanned="1" table:number-rows-spanned="4" table:style-name="ce25">
            <text:p>5.1.2.2 Odpovědnosti musí být v souladu s požadavky definovanými v příloze B. (?)</text:p>
          </table:table-cell>
          <table:table-cell office:value-type="string" table:style-name="ce9">
            <text:p>5.1.2.3</text:p>
          </table:table-cell>
          <table:table-cell office:value-type="string" table:style-name="ce9">
            <text:p>jmenování a zaznamenání personálu</text:p>
          </table:table-cell>
          <table:table-cell office:value-type="string" table:style-name="ce10">
            <text:p>Personál, který má přiřazeny role týkající se vývoje nebo údržby softwaru musí být jmenován</text:p>
            <text:p>a zaznamenán.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1.2.4</text:p>
          </table:table-cell>
          <table:table-cell office:value-type="string" table:style-name="ce9">
            <text:p>stanovení hodnotitele</text:p>
          </table:table-cell>
          <table:table-cell office:value-type="string" table:style-name="ce1">
            <text:p>Hodnotitel musí být stanoven dodavatelem, zákazníkem nebo orgánem pro otázky bezpečnosti.</text:p>
          </table:table-cell>
          <table:table-cell office:value-type="string" table:style-name="ce6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11">
            <text:p>také main desc hodnotitele (?)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1.2.7</text:p>
          </table:table-cell>
          <table:table-cell office:value-type="string" table:style-name="ce9">
            <text:p>zmocnit hodnotitele k provádění hodnocení</text:p>
          </table:table-cell>
          <table:table-cell office:value-type="string" table:style-name="ce1">
            <text:p>Hodnotitel musí být zmocněn k provádění hodnocení softwaru.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number-columns-spanned="1" table:number-rows-spanned="2" table:style-name="ce26">
            <text:p>5.1.2.8</text:p>
          </table:table-cell>
          <table:table-cell office:value-type="string" table:number-columns-spanned="1" table:number-rows-spanned="2" table:style-name="ce24">
            <text:p>souhlas s vydáním softwaru</text:p>
          </table:table-cell>
          <table:table-cell office:value-type="string" table:number-columns-spanned="1" table:number-rows-spanned="2" table:style-name="ce24">
            <text:p>Validátor musí dát souhlas/nesouhlas pro vydání softwaru.</text:p>
          </table:table-cell>
          <table:table-cell office:value-type="string" table:number-columns-spanned="1" table:number-rows-spanned="2" table:style-name="ce24">
            <text:p>validáto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4" table:style-name="ce24">
            <text:p>5.2 Kompetence personálu</text:p>
          </table:table-cell>
          <table:table-cell office:value-type="string" table:number-columns-spanned="1" table:number-rows-spanned="4" table:style-name="ce27">
            <text:p>5.2.1.1 Zajistit, aby veškerý personál, který má odpovědnost za software byl kompetentní k plnění těchto</text:p>
            <text:p>odpovědností prokázáním schopnosti vykonávat příslušné úkoly bezchybně, efektivně a důsledně ve vysoké</text:p>
            <text:p>kvalitě a za měnících se podmínek.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2.2.2</text:p>
          </table:table-cell>
          <table:table-cell office:value-type="string" table:style-name="ce9">
            <text:p>udržování důkazu kompetence personálu</text:p>
          </table:table-cell>
          <table:table-cell office:value-type="string" table:style-name="ce1">
            <text:p>Dokumentovaný důkaz kompetence personálu, včetně odborných znalostí, kvalifikací, odpovídajících</text:p>
            <text:p>zkušeností a příslušných školení musí být udržován organizací dodavatele za účelem prokázání odpovídající organizace bezpečnosti.</text:p>
          </table:table-cell>
          <table:table-cell office:value-type="string" table:style-name="ce6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 → důkaz kompetence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2.2.3</text:p>
          </table:table-cell>
          <table:table-cell office:value-type="string" table:style-name="ce9">
            <text:p>udržování postupů pro řízení kompetencí</text:p>
          </table:table-cell>
          <table:table-cell office:value-type="string" table:style-name="ce1">
            <text:p>Organizace musí udržovat postupy pro řízení kompetencí personálu tak, aby kompetence odpovídaly</text:p>
            <text:p>příslušným rolím v souladu s platnými normami kvality.</text:p>
          </table:table-cell>
          <table:table-cell office:value-type="string" table:style-name="ce6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2.2.4</text:p>
          </table:table-cell>
          <table:table-cell office:value-type="string" table:style-name="ce9">
            <text:p>prokázání průběžné zachování odborné způsobilosti</text:p>
          </table:table-cell>
          <table:table-cell office:value-type="string" table:style-name="ce1">
            <text:p>Jakmile bylo prokázáno, ke spokojenosti hodnotitele nebo osvědčením, že byla doložena odborná</text:p>
            <text:p>způsobilost veškerého personálu v různých rolích, bude muset každý jednotlivec prokázat průběžné zachování</text:p>
            <text:p>a rozvoj této způsobilosti. To může být doloženo udržováním deníku, který prokazuje, že tyto činnosti jsou</text:p>
            <text:p>pravidelně prováděny správně a že další školení je prováněno v souladu s EN ISO 9001*)</text:p>
            <text:p>a ISO/IEC 90003:2004**), 6.2.2 „Odborná způsobilost, vědomí závažnosti a výcvik“.</text:p>
          </table:table-cell>
          <table:table-cell office:value-type="string" table:style-name="ce14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12" table:style-name="ce24">
            <text:p>5.3 Otázky životního cyklu a dokumentace</text:p>
          </table:table-cell>
          <table:table-cell office:value-type="string" table:style-name="ce12">
            <text:p>5.3.1.1 Strukturovat vývoj softwaru do definovaných etap a činností.</text:p>
          </table:table-cell>
          <table:table-cell office:value-type="string" table:style-name="ce9">
            <text:p>5.3.2.1</text:p>
          </table:table-cell>
          <table:table-cell office:value-type="string" table:style-name="ce9">
            <text:p>volba a popis modelu životního cyklu</text:p>
          </table:table-cell>
          <table:table-cell office:value-type="string" table:style-name="ce1">
            <text:p>Musí být zvolen model životního cyklu pro vývoj softwaru a musí být podrobně popsán v plánu zajištění</text:p>
            <text:p>kvality softwaru v souladu s kapitolou 6.5. (?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lán zajištění kvality softwaru,</text:p>
            <text:p>Model životního cykl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2">
            <text:p>5.3.1.2 Zaznamenávat všechny informace týkající se softwaru během životního cyklu softwaru.</text:p>
          </table:table-cell>
          <table:table-cell office:value-type="string" table:style-name="ce13">
            <text:p>5.3.2.5</text:p>
          </table:table-cell>
          <table:table-cell office:value-type="string" table:style-name="ce13">
            <text:p>stanovení a naplánování činností pro etapu</text:p>
          </table:table-cell>
          <table:table-cell office:value-type="string" table:style-name="ce13">
            <text:p>Všechny činnosti, které mají být provedeny během etapy musí být stanoveny a naplánovány</text:p>
            <text:p>před zahájením této etapy.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2">
            <text:p>5.3.2.3 Procedury zajištění kvality musí probíhat paralelně s činnostmi životního cyklu a musí se používat</text:p>
            <text:p>stejná terminologie.</text:p>
          </table:table-cell>
          <table:table-cell office:value-type="string" table:number-columns-spanned="1" table:number-rows-spanned="10" table:style-name="ce27">
            <text:p>5.3.2.7</text:p>
          </table:table-cell>
          <table:table-cell office:value-type="string" table:number-columns-spanned="1" table:number-rows-spanned="10" table:style-name="ce27">
            <text:p>zajištění sledovatelnosti dokumentů</text:p>
          </table:table-cell>
          <table:table-cell office:value-type="string" table:number-columns-spanned="1" table:number-rows-spanned="10" table:style-name="ce27">
            <text:p>Pro každý dokument musí být zajištěna sledovatelnost a to jednoznačným referenčním číslem</text:p>
            <text:p>a definovaným a dokumentovaným vztahem k dalším dokumentům.</text:p>
          </table:table-cell>
          <table:table-cell office:value-type="string" table:number-columns-spanned="1" table:number-rows-spanned="10" table:style-name="ce28">
            <text:p>x</text:p>
          </table:table-cell>
          <table:table-cell office:value-type="string" table:number-columns-spanned="1" table:number-rows-spanned="10" table:style-name="ce28">
            <text:p>x</text:p>
          </table:table-cell>
          <table:table-cell office:value-type="string" table:number-columns-spanned="1" table:number-rows-spanned="10" table:style-name="ce28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6">
            <text:p>5.3.2.6 Všechny dokumenty musí být strukturovány tak, aby umožňovaly další rozšiřování paralelně</text:p>
            <text:p>s procesem návrhu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4">
            <text:p>5.3.2.8 Každý termín, akronym nebo zkratka musí mít v každém dokumentu stejný význam. Jestliže to není</text:p>
            <text:p>z historických důvodů možné, pak musí být uvedeny různé významy a odkazy na ně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4">
            <text:p>5.3.2.9 Kromě toho musí být každý dokument, s výjimkou dokumentů pro již existující software (viz 7.3.4.7),</text:p>
            <text:p>napsán podle následujících pravidel:</text:p>
            <text:p>– musí obsahovat nebo realizovat všechny použitelné podmínky a požadavky předcházejícího dokumentu,</text:p>
            <text:p>s nímž je v hierarchickém vztahu;</text:p>
            <text:p>– nesmí být v rozporu s předcházejícím dokumente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4">
            <text:p>5.3.2.10 Každá položka nebo princip musí být v každém dokumentu nazván stejným jménem nebo opatřen</text:p>
            <text:p>stejným popise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5.3.2.11 Obsah všech dokumentů musí být zaznamenán ve formě vhodné pro manipulaci, zpracování</text:p>
            <text:p>a uchování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5.3.2.12 Jestliže jsou dokumenty, které byly vytvořeny nezávislými rolemi spojovány do jednoho dokumentu,</text:p>
            <text:p>musí být v tomto dokumentu vysledovatelná vazba jednotlivých nezávislých rolí na části dokumentu, které byly</text:p>
            <text:p>těmito rolemi vytvořeny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5.3.2.13 Dokumenty mohou být spojovány nebo rozdělovány v souladu s 5.3.2.12. Některé kroky vývoje</text:p>
            <text:p>mohou být spojeny, rozděleny nebo, pokud je to odůvodněné, vynechány podle uvážení manažera projektu</text:p>
            <text:p>a se souhlasem validátor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5.3.2.13 – i k rolím?</text:p>
          </table:table-cell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1">
            <text:p>5.3.2.14 Pokud se použije jakýkoliv alternativní životní cyklus nebo struktura dokumentace, musí být</text:p>
            <text:p>prokázáno, že jsou splněny všechny cíle a požadavky této evropské normy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1" table:style-name="ce24">
            <text:p>6 Zajištění softwaru</text:p>
          </table:table-cell>
          <table:table-cell office:value-type="string" table:number-columns-spanned="1" table:number-rows-spanned="3" table:style-name="ce24">
            <text:p>6.1 Testování softwaru</text:p>
          </table:table-cell>
          <table:table-cell office:value-type="string" table:number-columns-spanned="1" table:number-rows-spanned="3" table:style-name="ce27">
            <text:p>6.1.1.1 Cílem testování softwaru, prováděného testerem a/nebo integrátorem, je ověřit chování nebo výkon</text:p>
            <text:p>softwaru proti odpovídající specifikaci testu v rozsahu dosažitelném zvoleným pokrytím testu.</text:p>
          </table:table-cell>
          <table:table-cell office:value-type="string" table:style-name="ce9">
            <text:p>6.1.4.1</text:p>
          </table:table-cell>
          <table:table-cell office:value-type="string" table:style-name="ce9">
            <text:p>akceptování testů prováděných jinými účastníky</text:p>
          </table:table-cell>
          <table:table-cell office:value-type="string" table:style-name="ce1">
            <text:p>Testy prováděné jinými účastníky jako jsou manažer pro požadavky, návrhář nebo implementátor</text:p>
            <text:p>mohou být verifikátorem akceptovány, pokud jsou plně dokumentované a splňují následující požadavky.</text:p>
          </table:table-cell>
          <table:table-cell office:value-type="string" table:style-name="ce6">
            <text:p>verifik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6.1.4.2</text:p>
          </table:table-cell>
          <table:table-cell office:value-type="string" table:style-name="ce9">
            <text:p>kalibrace měřicích zařízení,</text:p>
            <text:p>Prokázání vhodnosti nástrojů</text:p>
          </table:table-cell>
          <table:table-cell office:value-type="string" table:style-name="ce1">
            <text:p>Měřící zařízení použité pro testování musí být náležitě kalibrováno. Pro jakékoliv nástroje použité pro</text:p>
            <text:p>testování, hardwarové nebo softwarové se musí prokázat, že jsou vhodné pro tento účel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1.4.3</text:p>
          </table:table-cell>
          <table:table-cell office:value-type="string" table:style-name="ce1">
            <text:p>Dokumentace testování</text:p>
          </table:table-cell>
          <table:table-cell office:value-type="string" table:style-name="ce1">
            <text:p>Testování softwaru musí být dokumentováno prostřednictvím specifikace testu a zprávy z testu tak, jak je definováno dále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specifikace testu,</text:p>
            <text:p>Zpráva z testu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3" table:style-name="ce24">
            <text:p>6.2 Verifikace softwaru</text:p>
          </table:table-cell>
          <table:table-cell office:value-type="string" table:style-name="ce1">
            <text:p>6.2.1.1 Cílem verifikace softwaru je přezkoušet a dospět k názoru založeném na důkazu, že položky výstupu</text:p>
            <text:p>(proces, dokumentace, software nebo aplikace) určité etapy vývoje splňují požadavky a plány s ohledem</text:p>
            <text:p>na úplnost, správnost a konzistenci. Tyto činnosti jsou řízeny verifikátorem.</text:p>
          </table:table-cell>
          <table:table-cell office:value-type="string" table:style-name="ce1">
            <text:p>6.2.4.1</text:p>
          </table:table-cell>
          <table:table-cell office:value-type="string" table:style-name="ce1">
            <text:p>dokumentace verifikace</text:p>
          </table:table-cell>
          <table:table-cell office:value-type="string" table:style-name="ce1">
            <text:p>Verifikace musí být dokumentována nejméně plánem verifikace softwaru a jednou nebo více (záleží</text:p>
            <text:p>na procesu) zprávami z verifikace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Plán verifikace softwaru, zpráva z verifikace</text:p>
          </table:table-cell>
          <table:table-cell office:value-type="string" table:style-name="ce11">
            <text:p>i k plánu?</text:p>
          </table:table-cell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7">
            <text:p>6.2.4.12 Jakákoliv zpráva z verifikace softwaru musí být napsána, v rámci odpovědnosti verifikátora,</text:p>
            <text:p>na základě vstupních dokumentů. Tyto zprávy mohou být rozděleny kvůli přehlednosti a pohodlí a musí se řídit</text:p>
            <text:p>plánem verifikace softwaru.</text:p>
          </table:table-cell>
          <table:table-cell office:value-type="string" table:style-name="ce1">
            <text:p>6.2.4.2</text:p>
          </table:table-cell>
          <table:table-cell office:value-type="string" table:style-name="ce1">
            <text:p>napsání Plánu verifikace softwaru</text:p>
          </table:table-cell>
          <table:table-cell office:value-type="string" table:style-name="ce1">
            <text:p>Plán verifikace softwaru musí být napsán, v rámci odpovědnosti verifikátora, na základě potřebné</text:p>
            <text:p>dokumentace.</text:p>
          </table:table-cell>
          <table:table-cell office:value-type="string" table:style-name="ce16">
            <text:p>verifik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Plán verifikace softwaru</text:p>
          </table:table-cell>
          <table:table-cell office:value-type="string" table:style-name="ce11">
            <text:p>i k plánu?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17">
            <text:p>6.2.4.10</text:p>
            <text:p>6.5.4.7</text:p>
          </table:table-cell>
          <table:table-cell office:value-type="string" table:style-name="ce17">
            <text:p>napsání Zprávy z verifikace zajištění kvality softwaru</text:p>
          </table:table-cell>
          <table:table-cell office:value-type="string" table:style-name="ce1">
            <text:p>Zpráva z verifikace zajištění kvality softwaru musí být napsána, v rámci odpovědnosti verifikátora,</text:p>
            <text:p>na základě všech nezbytných systémových, hardwarových a softwarových dokumentací.</text:p>
          </table:table-cell>
          <table:table-cell office:value-type="string" table:style-name="ce1">
            <text:p>verifikátor</text:p>
          </table:table-cell>
          <table:table-cell office:value-type="string" table:style-name="ce16">
            <text:p>Všechna systémová, hardwarová a softwarová dokumentace jak je specifikována v této evropské normě.</text:p>
            <text:p>6.5.2 Všechny dokumenty dostupné v každé etapě životního cyklu.</text:p>
          </table:table-cell>
          <table:table-cell office:value-type="string" table:style-name="ce1">
            <text:p>Zpráva z verifikace zajištění kvality softwaru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8" table:style-name="ce24">
            <text:p>6.3 Validace softwaru</text:p>
          </table:table-cell>
          <table:table-cell office:value-type="string" table:style-name="ce1">
            <text:p>6.3.1.1 Cílem validace je ukázat, že procesy a jejich výstupy jsou takové, že software má definovanou úroveň</text:p>
            <text:p>integrity bezpečnosti softwaru, splňuje požadavky na software a odpovídá zamyšlenému použití. Tato činnost</text:p>
            <text:p>je prováděna validátorem.</text:p>
          </table:table-cell>
          <table:table-cell office:value-type="string" table:style-name="ce1">
            <text:p>6.3.4.1</text:p>
          </table:table-cell>
          <table:table-cell office:value-type="string" table:style-name="ce1">
            <text:p>formulování a vykonání validace</text:p>
          </table:table-cell>
          <table:table-cell office:value-type="string" table:style-name="ce17">
            <text:p>Činnosti validace softwaru musí být formulovány a vykonány, s vyhodnocením jejich výsledků,</text:p>
            <text:p>validátorem s příslušnou úrovní nezávislosti jak je definováno v 5.1. (?)</text:p>
          </table:table-cell>
          <table:table-cell office:value-type="string" table:style-name="ce1">
            <text:p>valid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7" table:style-name="ce27">
            <text:p>6.3.1.2 Hlavní činnosti validace mají ukázat analýzou a/nebo testováním, že jsou všechny požadavky</text:p>
            <text:p>na software specifikovány, implementovány, testovány a splněny tak, jak je vyžadováno příslušnou úrovní SIL</text:p>
            <text:p>a vyhodnotit bezpečnostní kritičnost všech odchylek a neshod založených na výsledcích přezkoumání, analýz</text:p>
            <text:p>a testů ve vztahu k bezpečnosti.</text:p>
          </table:table-cell>
          <table:table-cell office:value-type="string" table:style-name="ce1">
            <text:p>6.3.4.2</text:p>
          </table:table-cell>
          <table:table-cell office:value-type="string" table:style-name="ce1">
            <text:p>dokumentování validace</text:p>
          </table:table-cell>
          <table:table-cell office:value-type="string" table:style-name="ce1">
            <text:p>Validace musí být dokumentována nejméně plánem validace softwaru a zprávou z validace softwaru</text:p>
            <text:p>jak je definováno dále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zpráva z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3</text:p>
          </table:table-cell>
          <table:table-cell office:value-type="string" table:style-name="ce1">
            <text:p>napsání Plánu validace softwaru</text:p>
          </table:table-cell>
          <table:table-cell office:value-type="string" table:style-name="ce1">
            <text:p>Plán validace softwaru musí být napsán v rámci odpovědnosti validátora na základě vstupních</text:p>
            <text:p>Dokumentů.</text:p>
          </table:table-cell>
          <table:table-cell office:value-type="string" table:style-name="ce1">
            <text:p>validátor</text:p>
          </table:table-cell>
          <table:table-cell office:value-type="string" table:style-name="ce1">
            <text:p>Všechna systémová, hardwarová a softwarová dokumentace jak je specifikována v této evropské normě.</text:p>
          </table:table-cell>
          <table:table-cell office:value-type="string" table:style-name="ce16">
            <text:p>plán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7</text:p>
          </table:table-cell>
          <table:table-cell office:value-type="string" table:style-name="ce1">
            <text:p>napsání Zprávy z validace softwaru</text:p>
          </table:table-cell>
          <table:table-cell office:value-type="string" table:style-name="ce1">
            <text:p>Zpráva z validace softwaru musí být napsána v rámci odpovědnosti validátora na základě vstupních</text:p>
            <text:p>Dokumentů.</text:p>
          </table:table-cell>
          <table:table-cell office:value-type="string" table:style-name="ce1">
            <text:p>validátor</text:p>
          </table:table-cell>
          <table:table-cell office:value-type="string" table:style-name="ce1">
            <text:p>Všechna systémová, hardwarová a softwarová dokumentace jak je specifikována v této evropské normě.</text:p>
          </table:table-cell>
          <table:table-cell office:value-type="string" table:style-name="ce16">
            <text:p>zpráva z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2</text:p>
          </table:table-cell>
          <table:table-cell office:value-type="string" table:style-name="ce1">
            <text:p>napsání Zprávy z verifikace softwaru</text:p>
          </table:table-cell>
          <table:table-cell office:value-type="string" table:style-name="ce1">
            <text:p>Zpráva z verifikace validace softwaru musí být napsána, v rámci odpovědnosti verifikátora, na</text:p>
            <text:p>zákla<text:span text:style-name="T4">dě vstupních dokumentů z 6.3.2.</text:span></text:p>
          </table:table-cell>
          <table:table-cell office:value-type="string" table:style-name="ce1">
            <text:p>verifikátor</text:p>
          </table:table-cell>
          <table:table-cell office:value-type="string" table:style-name="ce1">
            <text:p>Všechna systémová, hardwarová a softwarová dokumentace jak je specifikována v této evropské normě.</text:p>
          </table:table-cell>
          <table:table-cell office:value-type="string" table:style-name="ce16">
            <text:p>zpráva z verifikace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5</text:p>
          </table:table-cell>
          <table:table-cell office:value-type="string" table:style-name="ce1">
            <text:p>dodatečné přezkoumání</text:p>
          </table:table-cell>
          <table:table-cell office:value-type="string" table:style-name="ce1">
            <text:p>Validátor musí být oprávněn požadovat nebo sám provést dodatečné přezkoumání, analýzy a testy.</text:p>
          </table:table-cell>
          <table:table-cell office:value-type="string" table:style-name="ce15">
            <text:p>valid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6</text:p>
          </table:table-cell>
          <table:table-cell office:value-type="string" table:style-name="ce1">
            <text:p>autorizace validátorem</text:p>
          </table:table-cell>
          <table:table-cell office:value-type="string" table:style-name="ce1">
            <text:p>Software může být vydán pro používání pouze po autorizaci validátorem.</text:p>
          </table:table-cell>
          <table:table-cell office:value-type="string" table:style-name="ce15">
            <text:p>valid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1">
            <text:p>vydání softwaru =&gt; task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7</text:p>
          </table:table-cell>
          <table:table-cell office:value-type="string" table:style-name="ce1">
            <text:p>použití simulací a modelování</text:p>
          </table:table-cell>
          <table:table-cell office:value-type="string" table:style-name="ce1">
            <text:p>Pro doplnění validačního procesu mohou být použity simulace a modelování.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2" table:style-name="ce24">
            <text:p>6.4 Hodnocení softwaru</text:p>
          </table:table-cell>
          <table:table-cell office:value-type="string" table:style-name="ce1">
            <text:p>6.4.1.1 Vyhodnotit, že procesy životního cyklu a jejich výstupy jsou takové, že software má definovanou</text:p>
            <text:p>úroveň integrity bezpečnosti softwaru 1-4 a odpovídá jeho zamýšlenému použití.</text:p>
          </table:table-cell>
          <table:table-cell office:value-type="string" table:style-name="ce1">
            <text:p>6.4.4.1</text:p>
          </table:table-cell>
          <table:table-cell office:value-type="string" table:style-name="ce1">
            <text:p>hodnocení softwaru</text:p>
          </table:table-cell>
          <table:table-cell office:value-type="string" table:style-name="ce1">
            <text:p>Hodnocení softwaru musí být provedeno hodnotitelem, který je nezávislý, jak je popsáno v článcích</text:p>
            <text:p>5.1.2.6 a 5.1.2.7.</text:p>
          </table:table-cell>
          <table:table-cell office:value-type="string" table:style-name="ce16">
            <text:p>hodnotitel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6.4.1.2 Pro úroveň SIL 0 softwaru musí být naplněny požadavky této normy, ale pokud je k dispozici certifikát,</text:p>
            <text:p>který prokazuje shodu s EN ISO 9001 pak není hodnocení vyžadováno.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number-columns-spanned="1" table:number-rows-spanned="8" table:style-name="ce24">
            <text:p>6.5 Zajištění kvality softwaru</text:p>
          </table:table-cell>
          <table:table-cell office:value-type="string" table:style-name="ce1">
            <text:p>6.5.1.1 Identifikovat, monitorovat a kontrolovat všechny činnosti, jak technické tak manažerské, které jsou</text:p>
            <text:p>nezbytné pro zajištění toho, že software dosáhne požadované kvality. To je nezbytné pro poskytnutí</text:p>
            <text:p>požadované kvalitativní obrany proti systematickým vadám a pro zajištění možnosti provádět audity, aby mohly</text:p>
            <text:p>být verifikační a validační činnosti prováděny efektivně.</text:p>
          </table:table-cell>
          <table:table-cell office:value-type="string" table:style-name="ce1">
            <text:p>6.5.4.1</text:p>
          </table:table-cell>
          <table:table-cell office:value-type="string" table:style-name="ce1">
            <text:p>příprava plánů</text:p>
          </table:table-cell>
          <table:table-cell office:value-type="string" table:style-name="ce1">
            <text:p>Všechny plány musí být připraveny na začátku projektu a aktualizovány během životního cykl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lán zajištění kvality softwaru, Plán řízení konfigurace softwaru, pokud není dostupný na systémové úrovni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7">
            <text:p>6.5.1.2 Poskytnout důkaz, že výše zmíněné činnosti jsou prováděny.</text:p>
          </table:table-cell>
          <table:table-cell office:value-type="string" table:style-name="ce1">
            <text:p>6.5.4.1</text:p>
          </table:table-cell>
          <table:table-cell office:value-type="string" table:style-name="ce1">
            <text:p>aktualizace plánů</text:p>
          </table:table-cell>
          <table:table-cell office:value-type="string" table:style-name="ce1">
            <text:p>Všechny plány musí být připraveny na začátku projektu a aktualizovány během životního cykl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lán zajištění kvality softwaru, Plán řízení konfigurace softwaru, pokud není dostupný na systémové úrovni</text:p>
          </table:table-cell>
          <table:table-cell office:value-type="string" table:style-name="ce1">
            <text:p>Plán zajištění kvality softwaru, Plán řízení konfigurace softwaru, pokud není dostupný na systémové úrovni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2</text:p>
          </table:table-cell>
          <table:table-cell office:value-type="string" table:style-name="ce1">
            <text:p>zavedení systému zajištění kvality</text:p>
          </table:table-cell>
          <table:table-cell office:value-type="string" table:style-name="ce1">
            <text:p>Organizace, které se účastní vývoje softwaru, musí zavést a používat systém zajištění kvality</text:p>
            <text:p>v souladu s EN ISO 9000 na podporu požadavků této evropské normy. Certifikace dle EN ISO 9001 je vysoce</text:p>
            <text:p>Doporučena.</text:p>
          </table:table-cell>
          <table:table-cell office:value-type="string" table:style-name="ce1">
            <text:p>dodavat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5" table:style-name="ce29">
            <text:p>6.5.4.9 Každý plán musí mít odstavec specifikující detaily o jeho vlastní aktualizaci po celou dobu trvání</text:p>
            <text:p>projektu: četnost, odpovědnost, způsob.</text:p>
            <text:p>6.5.4.10 Každý softwarový dokument a každá dodávaná část musí být umístěny v řízení konfigurace</text:p>
            <text:p>a to od chvíle jejich prvního vydání.</text:p>
            <text:p>6.5.4.11 Změny všech položek v rámci řízení konfigurace musí být autorizovány a zaznamenány.</text:p>
            <text:p>6.5.4.12 Vedle vývoje softwaru musí systém řízení konfigurace pokrývat i použité vývojové prostředí softwaru</text:p>
            <text:p>během celého životního cyklu.</text:p>
            <text:p>Toto rozšíření, nezbytné pro reprodukovatelnost vývoje a pro činnosti údržby, musí zahrnovat všechny nástroje,</text:p>
            <text:p>překladače, data a testovací soubory, parametrizační soubory a podpůrné hardwarové platformy.</text:p>
          </table:table-cell>
          <table:table-cell office:value-type="string" table:style-name="ce1">
            <text:p>6.5.4.3</text:p>
          </table:table-cell>
          <table:table-cell office:value-type="string" table:style-name="ce1">
            <text:p>napsání Plánu zajištění kvality softwaru</text:p>
          </table:table-cell>
          <table:table-cell office:value-type="string" table:style-name="ce1">
            <text:p>Plán zajištění kvality softwaru musí být napsán v rámci odpovědnosti verifikátora na základě</text:p>
            <text:p>vystupních dokumentů z 6.5.2.</text:p>
            <text:p>Klíčové kompetence požadované pro každou roli ve vývoji softwaru jsou definovány v příloze B. (?)</text:p>
            <text:p>Jestliže jsou pro nějakou roli v životním cyklu softwaru požadovány další zkušenosti, schopnosti nebo</text:p>
            <text:p>kvalifikace, musí to být definováno v plánu zajištění kvality softwaru.</text:p>
          </table:table-cell>
          <table:table-cell office:value-type="string" table:style-name="ce1">
            <text:p><text:s/>verifikátor</text:p>
          </table:table-cell>
          <table:table-cell office:value-type="string" table:style-name="ce1">
            <text:p>6.5.2 Všechny dokumenty dostupné v každé etapě životního cyklu.</text:p>
          </table:table-cell>
          <table:table-cell office:value-type="string" table:style-name="ce1">
            <text:p>Plán zajištění kvality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3</text:p>
          </table:table-cell>
          <table:table-cell office:value-type="string" table:style-name="ce1">
            <text:p>stanovení a dokumentování postupů <text:s/>pro kontrolu externích dodavatelů</text:p>
          </table:table-cell>
          <table:table-cell office:value-type="string" table:style-name="ce1">
            <text:p>Dodavatel musí stanovit, dokumentovat a udržovat postupy pro kontrolu externích dodavatelů včetně</text:p>
            <text:p>– metod a relevantních záznamů pro zajištění, že software poskytnutý externími dodavateli dodržuje</text:p>
            <text:p>stanovené požadavky. Musí být zajištěno, že dříve vyvinutý software vyhovuje požadované úrovni integrity</text:p>
            <text:p>bezpečnosti softwaru a spolehlivosti. Nový software musí být vyvíjen a udržován ve shodě s plánem zajištění</text:p>
            <text:p>kvality softwaru dodavatele nebo s vlastním plánem zajištění kvality softwaru připraveným externím</text:p>
            <text:p>dodavatelem v souladu s plánem zajištění kvality softwaru dodavatele.</text:p>
            <text:p>– metod a relevantních záznamů pro zajištění, že požadavky poskytnuté externímu dodavateli jsou</text:p>
            <text:p>dostatečné a kompletní.</text:p>
          </table:table-cell>
          <table:table-cell office:value-type="string" table:style-name="ce1">
            <text:p>dodavat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3</text:p>
          </table:table-cell>
          <table:table-cell office:value-type="string" table:style-name="ce1">
            <text:p>kontrola externích dodavatelů</text:p>
          </table:table-cell>
          <table:table-cell office:value-type="string" table:style-name="ce1">
            <text:p>Dodavatel musí stanovit, dokumentovat a udržovat postupy pro kontrolu externích dodavatelů včetně</text:p>
            <text:p>– metod a relevantních záznamů pro zajištění, že software poskytnutý externími dodavateli dodržuje</text:p>
            <text:p>stanovené požadavky. Musí být zajištěno, že dříve vyvinutý software vyhovuje požadované úrovni integrity</text:p>
            <text:p>bezpečnosti softwaru a spolehlivosti. Nový software musí být vyvíjen a udržován ve shodě s plánem zajištění</text:p>
            <text:p>kvality softwaru dodavatele nebo s vlastním plánem zajištění kvality softwaru připraveným externím</text:p>
            <text:p>dodavatelem v souladu s plánem zajištění kvality softwaru dodavatele.</text:p>
            <text:p>– metod a relevantních záznamů pro zajištění, že požadavky poskytnuté externímu dodavateli jsou</text:p>
            <text:p>dostatečné a kompletní.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4</text:p>
          </table:table-cell>
          <table:table-cell office:value-type="string" table:style-name="ce1">
            <text:p>prokázání sledovatelnosti požadavků</text:p>
          </table:table-cell>
          <table:table-cell office:value-type="string" table:style-name="ce1">
            <text:p>6.5.4.14 Sledovatelnost požadavků musí být důležitým aspektem ve validaci bezpečnostně relevantních</text:p>
            <text:p>systémů a musí být poskytnuty prostředky, aby mohla být prokázána během všech etap životního cyklu.</text:p>
            <text:p>6.5.4.15 V kontextu této evropské normy a v míře odpovídající specifikované úrovni integrace bezpečnosti</text:p>
            <text:p>softwaru se musí sledovatelnost zaměřit zejména na</text:p>
            <text:p>a) sledovatelnost požadavků na položky návrhu nebo jiné, které je naplňují;</text:p>
            <text:p>b) sledovatelnost položek návrhu na položky implementace, které je realizují;</text:p>
            <text:p>c) sledovatelnost požadavků a návrhu na testy (komponent, integrace, celkový test softwaru) a analýzy,</text:p>
            <text:p>které je verifikují.</text:p>
            <text:p>Sledovatelnost musí být předmětem řízení konfigurace.</text:p>
            <text:p>6.5.4.16 Ve zvláštních případech, např. u již existujícího softwaru nebo prototypového softwaru, se může</text:p>
            <text:p>sledovatelnost prokázat až po implementaci a/nebo zdokumentování kódu, ale ještě před verifikací/validací.</text:p>
            <text:p>V těchto případech musí být prokázáno, že verifikace/validace je stejně efektivní jako by byla, kdyby byla</text:p>
            <text:p>sledovatelnost prováděna během všech etap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7</text:p>
          </table:table-cell>
          <table:table-cell office:value-type="string" table:style-name="ce1">
            <text:p>prokázání žádného vlivu požadavků, jenž nemohou být sledovány</text:p>
          </table:table-cell>
          <table:table-cell office:value-type="string" table:style-name="ce1">
            <text:p>6.5.4.17 U položek požadavků, návrhu nebo implementace, které nemohou být dostatečně sledovány musí</text:p>
            <text:p>být prokázáno, že nemají žádný vliv na bezpečnost nebo integritu systém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3">
          <table:covered-table-cell/>
          <table:table-cell office:value-type="string" table:style-name="ce6">
            <text:p>6.6 Řízení modifikací a změn</text:p>
          </table:table-cell>
          <table:table-cell office:value-type="string" table:style-name="ce1">
            <text:p>6.6.1.1 Zajistit, že i po modifikaci software funguje jak je požadováno, zachovává integritu bezpečnosti</text:p>
            <text:p>a spolehlivost.</text:p>
            <text:p>6.6.1.2 Tyto cíle jsou řízeny manažerem konfigurace.</text:p>
            <text:p>6.6.4.2 Všechny změny musí iniciovat návrat do příslušné etapy životního cyklu. Všechny následné etapy se</text:p>
            <text:p>musí pak provést v souladu s postupy specifikovanými pro dané etapy v souladu s požadavky této evropské</text:p>
            <text:p>Normy.</text:p>
          </table:table-cell>
          <table:table-cell office:value-type="string" table:style-name="ce1">
            <text:p>6.6.4.1</text:p>
          </table:table-cell>
          <table:table-cell office:value-type="string" table:style-name="ce1">
            <text:p>řízení změn</text:p>
          </table:table-cell>
          <table:table-cell office:value-type="string" table:style-name="ce1">
            <text:p>6.6.4.1 Proces řízení změn musí definovat nejméně následující aspekty:</text:p>
            <text:p>a) dokumentaci potřebnou pro nahlášení problému a/nebo nápravné akce, s cílem poskytnout zpětnou vazbu</text:p>
            <text:p>odpovědnému managementu;</text:p>
            <text:p>b) analýzu informací shromážděných ve zprávách o nahlášení problému pro identifikaci jeho příčin;</text:p>
            <text:p>c) postupy, které se musí dodržet pro nahlašování, sledování a řešení problémů identifikovaných buď během</text:p>
            <text:p>etap vývoje nebo během údržby softwaru;</text:p>
            <text:p>d) konkrétní organizační odpovědnosti ohledně vývoje a údržby softwaru;</text:p>
            <text:p>e) jak uplatnit kontroly pro zajištění, že jsou nápravná opatření provedená a že jsou efektivní;</text:p>
            <text:p>f) analýzu dopadu vlivu změn komponent softwaru, který je ve vývoji nebo je již dodán;</text:p>
            <text:p>g) analýza dopadu musí specifikovat opakovanou verifikaci, validaci a hodnocení nezbytné pro danou změnu.</text:p>
            <text:p>h) Pokud je aplikováno více změn, pak musí analýza dopadu uvážovat jejich kumulovaný dopad;</text:p>
            <text:p>POZNÁMKA Několik změn může kumulativně vyžadovat kompletní opakované testování.</text:p>
            <text:p>i) autorizaci před implementací.</text:p>
          </table:table-cell>
          <table:table-cell office:value-type="string" table:style-name="ce1">
            <text:p>manažer konfigura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number-columns-spanned="1" table:number-rows-spanned="6" table:style-name="ce24">
            <text:p>6.7 Podpůrné nástroje a jazyky</text:p>
          </table:table-cell>
          <table:table-cell office:value-type="string" table:number-columns-spanned="1" table:number-rows-spanned="6" table:style-name="ce27">
            <text:p>6.7.1.1 Cílem je předložit důkazy, že potenciální poruchy nástrojů nepříznivě neovlivní výstup integrované</text:p>
            <text:p>sady nástrojů bezpečnostně relevantním způsobem a to tak, že by to nebylo detekovatelné technickými a/nebo</text:p>
            <text:p>procesními opatřeními mimo tento nástroj. Za tímto účelem jsou softwarové nástroje zařazeny do tří tříd a to T1,</text:p>
            <text:p>T2 a T3 v tomto pořadí (viz definice v 3.1).</text:p>
            <text:p>Pokud jsou používány nástroje jako náhrada manuálních operací, důkaz integrity výstupů těchto nástrojů může</text:p>
            <text:p>být proveden stejnými procesními kroky jako kdyby byl tento výstup získán manuálními operacemi. Tyto</text:p>
            <text:p>procesní kroky mohou být nahraženy alternativními metodami, pokud je podán důkaz integrity výstupů těchto</text:p>
            <text:p>nástrojů a úroveň integrity softwaru není provedením této náhrady snížena.</text:p>
            <text:p>6.7.4.12 Vztah mezi třídami nástroje a příslušnými články je definován v Tabulce 1.</text:p>
          </table:table-cell>
          <table:table-cell office:value-type="string" table:style-name="ce1">
            <text:p>6.7.4.1</text:p>
          </table:table-cell>
          <table:table-cell office:value-type="string" table:style-name="ce1">
            <text:p>výběr softwarových nástrojů</text:p>
          </table:table-cell>
          <table:table-cell office:value-type="string" table:style-name="ce1">
            <text:p>6.7.4.1 Softwarové nástroje musí být vybrány tak, aby tvořily koherentní součást činností vývoje softwaru.</text:p>
            <text:p>POZNÁMKA Na podporu vývoje softwaru by měly být používány vhodné nástroje s cílem zvýšit integritu softwaru</text:p>
            <text:p>a to snížením pravděpodobnosti vnesení nebo nezdetekování vad během vývoje. Příklady nástrojů relevantních etapám</text:p>
            <text:p>životního cyklu vývoje softwaru zahrnují</text:p>
            <text:p>a) transformační nebo překládací nástroje, které převádějí reprezentaci softwaru nebo návrhu (např. reprezentaci</text:p>
            <text:p>textem nebo pomocí diagramů) z jedné úrovně abstrakce do jiné: nástroje pro zjemňování návrhu, překladače,</text:p>
            <text:p>assemblery, linkery, bindery, loadery a nástroje generování kódu</text:p>
            <text:p>b) verifikační a validační nástroje jako statické analyzátory kódu, nástroje měření pokrytí kódu testem, pomocné</text:p>
            <text:p>nástroje pro důkaz teorémů, simulátory a nástroje kontroly modelů,</text:p>
            <text:p>c) diagnostické nástroje používané k údržbě a monitorování softwaru v provozních podmínkách,</text:p>
            <text:p>d) nástroje infrastruktury jako systémy podpory vývoje,</text:p>
            <text:p>e) nástroje pro řízení konfigurace jako jsou např. nástroje pro řízení verzí,</text:p>
            <text:p>f) nástroje aplikačních dat, které produkují nebo udržují data, která jsou vyžadována pro definování parametrů a pro</text:p>
            <text:p>konfiguraci systému, např. funkčních parametrů, rozsahů nástrojů, úrovní alarmů a odpojování úrovní, výstupních</text:p>
            <text:p>stavů, které jsou považovány za poruchu, geografického rozmístění.</text:p>
            <text:p>Vybrané nástroje by měly být schopny spolupráce a to v tom smyslu, že výstupy jednoho nástroje mají vhodný obsah</text:p>
            <text:p>a formát pro automatický vstup do následujícího nástroje a tak minimalizují možnost vnesení lidské chyby při</text:p>
            <text:p>přepracovávání přechodných výsledků.</text:p>
            <text:p>Nástroje musí být vybrány a musí být prokázáno, že jsou kompatibilní s potřebami aplikace.</text:p>
            <text:p>Musí se vzít v úvahu dostupnost vhodných nástrojů pro použití služeb, které jsou nezbytné po celou dobu životnosti</text:p>
            <text:p>Softwaru.</text:p>
            <text:p>6.7.4.2 Výběr nástrojů ze tříd T2 a T3 musí být odůvodněný (viz 7.3.4.12). Toto zdůvodnění musí obsahovat</text:p>
            <text:p>identifikaci potencionálních poruch, které mohou být vneseny do výstupů těchto nástrojů a opatření</text:p>
            <text:p>k vyvarování se nebo k zvládnutí těchto poruch.</text:p>
            <text:p>6.7.4.3 Všechny nástroje tříd T2 a T3 musí mít specifikaci nebo manuál, které jasně definují chování tohoto</text:p>
            <text:p>nástroje a jakékoliv instrukce nebo omezení související s jejich použitím.</text:p>
            <text:p>6.7.4.4 Pro každý nástroj ze třídy T3 musí být dostupný důkaz, že výstup z tohoto nástroje odpovídá</text:p>
            <text:p>specifikaci na výstup nebo že jsou poruchy ve výstupu detekované. Důkaz může být založen na stejných</text:p>
            <text:p>krocích nezbytných pro manuální procesy, který by tento nástroj mohly nahradit a musí být předloženy</text:p>
            <text:p>argumenty pokud jsou tyto kroky nahrazeny nějakými alternativami (např. validace nástroje). Důkaz může být</text:p>
            <text:p>také založen na</text:p>
            <text:p>a) vhodné kombinaci dřívějších úspěšných použití v podobných prostředích a pro podobné aplikace (uvnitř</text:p>
            <text:p>organizace nebo v jiných organizacích);</text:p>
            <text:p>b) validaci nástroje, jak je specifikováno v 6.7.4.5;</text:p>
            <text:p>c) diversifikovaném redundantním kódu, který umožní detekci a kontrolu poruch, vedoucích k vadám</text:p>
            <text:p>zaneseným nástrojem;</text:p>
            <text:p>d) vyhovění úrovni integrity bezpečnosti odvozené z analýzy rizika procesu a postupů zahrnujících tyto</text:p>
            <text:p>nástroje;</text:p>
            <text:p>e) dalších vhodných metodách pro vyvarování se nebo zvládnutí poruch vnesených těmito nástroji.</text:p>
            <text:p>POZNÁMKA 1 Historie verzí může poskytnout záruku vyzrálosti nástroje a záznam chyb/nejasností spojených s jeho</text:p>
            <text:p>použitím v daném prostředí.</text:p>
            <text:p>POZNÁMKA 2 Důkaz uvedený pro nástroj třídy T3 může být také použit pro nástroje třídy T2 při rozhodování o správnosti</text:p>
            <text:p>jejich výsledků.</text:p>
            <text:p>6.7.4.6 Jestliže není k dispozici důkaz shody dle 6.7.4.4 pak musí existovat účinná opatření ke kontrole chyb</text:p>
            <text:p>spustitelného bezpečnostně relevantního softwaru vyplývajících z vad, které lze připsat danému nástroji.</text:p>
            <text:p>POZNÁMKA 1 Příkladem je generování diversifikovaného redundantního kódu, který umožňuje detekci a kontrolu chyb,</text:p>
            <text:p>které vedou k vadám vneseným překladačem.</text:p>
            <text:p>POZNÁMKA 2 Jako příklad, vhodnost použití nedůvěryhodného kompilátoru může být odůvodněno následovně:</text:p>
            <text:p>Strojový kód vytvořený kompilátorem byl vystaven kombinaci testů, kontrol a analýz, které jsou schopny prokázat správnost</text:p>
            <text:p>kódu do té míry, že je to v souladu s cílovou úrovní integrity bezpečnosti. Pro všechny testy, kontroly a analýzy platí</text:p>
            <text:p>zejména následující:</text:p>
            <text:p>- Je prokázáno, že testování pokrývá dostatečně velkou část implementovaného kódu. Jestliže existuje nějaká část</text:p>
            <text:p>kódu, která není dosažitelná testem, pak musí být kontrolami nebo analýzou prokázáno, že zamýšlená funkce je</text:p>
            <text:p>prováděna správně i ve chvílích, kdy je dosaženo této části kódu.</text:p>
            <text:p>- Na strojový kód jsou uplatněny kontroly a analýzy, které prokazují, že jsou schopny detektovat ty druhy chyb,</text:p>
            <text:p>které by mohly vyplývat z vad kompilátoru.</text:p>
            <text:p>- Po těchto testech, kontrolách a analýzách již pomocí kompilátoru nebyly prováděny žádné další překlady.</text:p>
            <text:p>- Jestliže bude potřeba kompilátorem provést další kompilaci nebo překlad, pak všechny kontroly a analýzy</text:p>
            <text:p>se zopakují.</text:p>
            <text:p>6.7.4.7 Vybraná reprezentace softwaru nebo návrhu (včetně programovacího jazyka) musí:</text:p>
            <text:p>a) mít překladač, který byl vyhodnocen jako vhodný pro daný účel včetně, pokud je to vhodné, vyhodnocení</text:p>
            <text:p>proti mezinárodním nebo národním normám;</text:p>
            <text:p>b) odpovídat vlastnostem aplikace;</text:p>
            <text:p>c) obsahovat funkce, které usnadní detekci chyb návrhu nebo chyb při programování;</text:p>
            <text:p>d) podporovat funkce, které odpovídají metodě návrhu.</text:p>
            <text:p>Programovací jazyk je jednou ze tříd reprezentací softwaru nebo návrhu. Překladač převádí reprezentaci</text:p>
            <text:p>softwaru nebo návrhu (např. text nebo diagram) z jedné úrovně abstrakce na jinou. Příklady překladačů</text:p>
            <text:p>zahrnují: nástroje pro zjemnění návrhu, kompilery, assemblery, linkery, bindery, zavaděče a nástroje</text:p>
            <text:p>pro generování kódu.</text:p>
            <text:p>Vyhodnocení překladače může být provedeno pro konkrétní aplikační projekt nebo pro třídu aplikací. V druhém</text:p>
            <text:p>případě musí být uživateli nástroje dostupné všechny nezbytné informace týkající se zamýšleného a vhodného</text:p>
            <text:p>použití nástroje. Vyhodnocení nástroje pro konkrétní projekt může být potom omezeno na kontrolu obecné</text:p>
            <text:p>vhodnosti nástroje pro projekt a shody se specifikací či manuálem (tedy řádné použití nástroje). Řádné použití</text:p>
            <text:p>nástroje může zahrnovat dodatečné verifikační činnosti v rámci konkrétního projektu.</text:p>
            <text:p>Validační proces může být použit pro vyhodnocení vhodnosti překladače pro daný účel ve shodě</text:p>
            <text:p>s definovanými kritérii, která musí zahrnovat funkční a nefunkční požadavky. Pro funkční požadavky</text:p>
            <text:p>na překladač může být hlavní validační technikou dynamické testování. Jestliže je to možné, musí být použit</text:p>
            <text:p>proces automatického testování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5">
          <table:covered-table-cell/>
          <table:covered-table-cell/>
          <table:covered-table-cell/>
          <table:table-cell office:value-type="string" table:style-name="ce1">
            <text:p>6.7.4.5</text:p>
          </table:table-cell>
          <table:table-cell office:value-type="string" table:style-name="ce1">
            <text:p>validace nástroje</text:p>
          </table:table-cell>
          <table:table-cell office:value-type="string" table:style-name="ce1">
            <text:p>Výsledky validace nástroje musí být dokumentovány a zahrnovat následující výsledky:</text:p>
            <text:p>a) záznam validačních činností;</text:p>
            <text:p>b) verzi manuálu nástroje, která byla použita;</text:p>
            <text:p>c) funkce nástroje, které byly validovány;</text:p>
            <text:p>d) použité nástroje a vybavení;</text:p>
            <text:p>e) výsledky validační činnosti; dokumentované výsledky validace musí uvádět buď že software prošel validací</text:p>
            <text:p>nebo důvody proč neprošel;</text:p>
            <text:p>f) testovací případy a jejich výsledky pro následnou analýzu;</text:p>
            <text:p>g) rozdíly mezi očekávanými a skutečnými výsledk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7.4.8</text:p>
          </table:table-cell>
          <table:table-cell office:value-type="string" table:style-name="ce1">
            <text:p>vyhodnocení vhodnosti jazyka pro daný účel</text:p>
          </table:table-cell>
          <table:table-cell office:value-type="string" table:style-name="ce1">
            <text:p>6.7.4.8 Pokud nemůže být bod 6.7.4.7 plně naplněn, pak musí být vhodnost použitého jazyka pro daný účel</text:p>
            <text:p>a jakéhokoliv dalšího opatření, které je zaměřeno na identifikované nedostatky jazyka odůvodněno</text:p>
            <text:p>a vyhodnoceno.</text:p>
            <text:p>POZNÁMKA Viz POZNÁMKA 2 u 6.7.4.6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7.4.9</text:p>
          </table:table-cell>
          <table:table-cell office:value-type="string" table:style-name="ce1">
            <text:p>vyhodnocení vhodnosti automatického překladače</text:p>
          </table:table-cell>
          <table:table-cell office:value-type="string" table:style-name="ce1">
            <text:p>6.7.4.9 Pokud se používá automatické generování kódu nebo podobné automatické překlady, pak musí být</text:p>
            <text:p>vhodnost automatického překladače pro vývoj bezpečnostně relevantního softwaru musí být vyhodnocena v té</text:p>
            <text:p>fázi životního cyklu vývoje, kde jsou zvoleny podpůrné nástroje vývoje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6.7.4.10</text:p>
          </table:table-cell>
          <table:table-cell office:value-type="string" table:style-name="ce1">
            <text:p>řízení konfigurace</text:p>
          </table:table-cell>
          <table:table-cell office:value-type="string" table:style-name="ce18">
            <text:p>6.7.4.10 Při řízení konfigurace musí být zaručeno, že pro nástroje ze tříd T2 a T3 jsou použity pouze</text:p>
            <text:p>oprávněné verze.</text:p>
            <text:p>9.1.4.9 Řízení konfigurace musí zajistit, že současná existence různých verzí stejných komponent softwaru, v případě, kdy se této situaci nedá vyhnout, nemůže způsobit žádné škod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7">
          <table:covered-table-cell/>
          <table:covered-table-cell/>
          <table:covered-table-cell/>
          <table:table-cell office:value-type="string" table:style-name="ce1">
            <text:p>6.7.4.11</text:p>
          </table:table-cell>
          <table:table-cell office:value-type="string" table:style-name="ce1">
            <text:p>odůvodnění verze nástroje</text:p>
          </table:table-cell>
          <table:table-cell office:value-type="string" table:style-name="ce1">
            <text:p>6.7.4.11 Každá nová verze nástroje, která je použita musí být odůvodněna (viz Tabulka 1). Toto odůvodnění</text:p>
            <text:p>se může spolehnout na důkazy podané pro dřívější verzi jestliže jsou podané dostatečné důkazy že:</text:p>
            <text:p>a) funkční rozdíly (pokud nějaké jsou) neovlivní kompatibilitu nástroje se zbytkem sady nástrojů;</text:p>
            <text:p>b) je nepravděpodobné, že nová verze nástroje obsahuje významné nové neznámé chyby.</text:p>
            <text:p>POZNÁMKA Důkaz, že je nepravděpodobné, že nová verze obsahuje významné nové neznámé chyby může být založen</text:p>
            <text:p>na spolehlivé identifikaci provedených změn a na analýze provedených verifikačních a validačních činností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8">
          <table:table-cell office:value-type="string" table:number-columns-spanned="1" table:number-rows-spanned="27" table:style-name="ce30">
            <text:p>7 Vývoj generického sofwaru</text:p>
          </table:table-cell>
          <table:table-cell office:value-type="string" table:style-name="ce6">
            <text:p>7.1 Životní cyklus a dokumentace pro generický sofware</text:p>
          </table:table-cell>
          <table:table-cell office:value-type="string" table:style-name="ce19">
            <text:p>7.1.1.1 Poskytnout popis softwaru, z vyšších úrovní abstrakce dolů až po podrobné zjemňování s cílem</text:p>
            <text:p>vytvořit kostru pro důkaz dosažené bezpečnosti a také pro budoucí činnosti údržby.</text:p>
          </table:table-cell>
          <table:table-cell office:value-type="string" table:style-name="ce1">
            <text:p>7.1.2.1</text:p>
          </table:table-cell>
          <table:table-cell office:value-type="string" table:style-name="ce1">
            <text:p>vytvoření dokumentů uvedených v tabulce A1</text:p>
          </table:table-cell>
          <table:table-cell office:value-type="string" table:style-name="ce10">
            <text:p>7.1.2.1 V rozsahu požadovaném úrovní integrity bezpečnosti softwaru musí být pro generický software</text:p>
            <text:p>vytvořeny dokumenty uvedené v Tabulce A.1.</text:p>
            <text:p>7.1.2.2 Pořadí dodaných dokumentů jak jsou popsány v Tabulce A.1 odráží ideální lineární vodopádový</text:p>
            <text:p>model. Tento model ale není zamýšlen jako referenční ve smyslu plánování a propojení činností, protože by</text:p>
            <text:p>bylo obtížné ve většině případů dosáhnout přesného dodržení v praxi. Jednotlivé etapy se mohou překrývat,</text:p>
            <text:p>ale verifikační a validační činnosti musí prokázat konzistenci vstupů a výstupů (dokumentů i softwaru) uvnitř</text:p>
            <text:p>a mezi jednotlivými etapami.</text:p>
            <text:p>Nicméně hlavním cílem plánované dokumentace je poskytnout popis samotného softwaru z vyšších úrovní</text:p>
            <text:p>abstrakce dolů až po podrobné zjemňování s cílem vytvořit kostru pro důkaz dosažené bezpečnosti a také pro</text:p>
            <text:p>budoucí činnosti údržb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20">
            <text:p><text:s/>dokumenty uvedené v Tabulce A.1.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number-columns-spanned="1" table:number-rows-spanned="3" table:style-name="ce24">
            <text:p>7.2 Požadavky na software</text:p>
          </table:table-cell>
          <table:table-cell office:value-type="string" table:number-columns-spanned="1" table:number-rows-spanned="3" table:style-name="ce29">
            <text:p>7.2.1.1 Popsat kompletní sadu požadavků na software, splňující všechny požadavky na systém</text:p>
            <text:p>a na bezpečnost a poskytnout úplnou sadu dokumentů pro každou následující etapu.</text:p>
            <text:p>7.2.1.2 Popsat specifikaci celkového testování softwaru.</text:p>
          </table:table-cell>
          <table:table-cell office:value-type="string" table:style-name="ce1">
            <text:p>7.2.4.1</text:p>
          </table:table-cell>
          <table:table-cell office:value-type="string" table:style-name="ce1">
            <text:p>napsání Specifikace požadavků na software</text:p>
          </table:table-cell>
          <table:table-cell office:value-type="string" table:style-name="ce10">
            <text:p>7.2.4.1 Specifikace požadavků na software musí být napsány, v rámci odpovědnosti manažera pro</text:p>
            <text:p>požadavky, na základě vstupních dokumentů.</text:p>
          </table:table-cell>
          <table:table-cell office:value-type="string" table:style-name="ce1">
            <text:p>manažer pro požadavky</text:p>
          </table:table-cell>
          <table:table-cell office:value-type="string" table:style-name="ce10">
            <text:p>Specifikace požadavků na systém., Specifikace požadavků na bezpečnost systému, Popis architektury systému, Specifikace externích rozhraní<text:span text:style-name="T5"><text:s/>(např.<text:s/></text:span>specifikace rozhraní software/software, specifikace rozhraní</text:p>
            <text:p>software/hardware)., Plán zajištění kvality softwaru., Plán validace softwaru.</text:p>
          </table:table-cell>
          <table:table-cell office:value-type="string" table:style-name="ce1">
            <text:p>Specifikace požadavků na software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2.4.16</text:p>
          </table:table-cell>
          <table:table-cell office:value-type="string" table:style-name="ce1">
            <text:p>napsání Specifikace celkového testování softwaru</text:p>
          </table:table-cell>
          <table:table-cell office:value-type="string" table:style-name="ce10">
            <text:p>7.2.4.16 Specifikace celkového testování softwaru musí být napsány, v rámci odpovědnosti testera,</text:p>
            <text:p>na základě specifikace požadavků na software.</text:p>
          </table:table-cell>
          <table:table-cell office:value-type="string" table:style-name="ce1">
            <text:p>tester</text:p>
          </table:table-cell>
          <table:table-cell office:value-type="string" table:style-name="ce1">
            <text:p>specifikace požadavků na software</text:p>
          </table:table-cell>
          <table:table-cell office:value-type="string" table:style-name="ce1">
            <text:p>Specifikace celkového testování soft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2.4.20</text:p>
          </table:table-cell>
          <table:table-cell office:value-type="string" table:style-name="ce1">
            <text:p>napsání Zprávy z verifikace požadavků na software</text:p>
          </table:table-cell>
          <table:table-cell office:value-type="string" table:style-name="ce10">
            <text:p>7.2.4.20 Zpráva z verifikace požadavků na software musí být napsána, v rámci odpovědnosti verifikátora,</text:p>
            <text:p>na základě specifikace požadavků na bezpečnost systému, specifikace požadavků na software, specifikace</text:p>
            <text:p>celkového testování softwaru a plánu zajištění kvality softwaru.</text:p>
          </table:table-cell>
          <table:table-cell office:value-type="string" table:style-name="ce1">
            <text:p>verifikátor</text:p>
          </table:table-cell>
          <table:table-cell office:value-type="string" table:style-name="ce1">
            <text:p>Specifikace požadavků na bezpečnost systému</text:p>
          </table:table-cell>
          <table:table-cell office:value-type="string" table:style-name="ce1">
            <text:p>Zpráva z verifikace požadavků na software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number-columns-spanned="1" table:number-rows-spanned="9" table:style-name="ce24">
            <text:p>7.3 Architektura a návrh</text:p>
          </table:table-cell>
          <table:table-cell office:value-type="string" table:number-columns-spanned="1" table:number-rows-spanned="9" table:style-name="ce31">
            <text:p>7.3.1.1 Vyvinout architekturu softwaru která splňuje požadavky na software.</text:p>
            <text:p>7.3.1.2 Identifikovat a vyhodnotit důležitost interakcí mezi hardwarem a softwarem z pohledu bezpečnosti.</text:p>
            <text:p>7.3.1.3 Vybrat metodu návrhu jestliže již nebyla definována dříve.</text:p>
            <text:p>7.3.1.4 Navrhnout software s definovanou úrovní integrity bezpečnosti softwaru dle vstupních dokumentů.</text:p>
            <text:p>7.3.1.5 Zajistit, že výsledný systém a jeho software budou od samého počátku snadno testovatelné. Jelikož</text:p>
            <text:p>verifikace a testování budou rozhodujícím prvkem validace, musí být na potřeby verifikace a testování brán</text:p>
            <text:p>v průběhu implementace zvláštní ohled.</text:p>
            <text:p>7.3.4.15 Rozsah a složitost vyvíjené architektury softwaru musí být vyvážená.</text:p>
          </table:table-cell>
          <table:table-cell office:value-type="string" table:style-name="ce1">
            <text:p>7.3.4.1</text:p>
          </table:table-cell>
          <table:table-cell office:value-type="string" table:style-name="ce1">
            <text:p>napsání Specifikace architektury softwaru</text:p>
          </table:table-cell>
          <table:table-cell office:value-type="string" table:style-name="ce10">
            <text:p>7.3.4.1 Specifikace architektury softwaru musí být napsána, v rámci odpovědnosti návrháře,</text:p>
            <text:p>na základě specifikace požadavků na software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požadavků na software</text:p>
          </table:table-cell>
          <table:table-cell office:value-type="string" table:style-name="ce1">
            <text:p>Specifikace architektury softwaru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7.3.4.16</text:p>
          </table:table-cell>
          <table:table-cell office:value-type="string" table:style-name="ce10">
            <text:p>prototypování</text:p>
          </table:table-cell>
          <table:table-cell office:value-type="string" table:style-name="ce10">
            <text:p>7.3.4.16 Prototypování může být použito v jakékoliv etapě pro odvození požadavků nebo pro získání detailnějšího pohledu na požadavky a jejich důsledky.</text:p>
            <text:p>7.3.4.17 Kód z prototypu může být použit v cílovém systému pouze pokud je dokázáno, že tento kód a jeho vývoj a dokumentace plní tuto evropskou normu.<text:s/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3.4.18</text:p>
          </table:table-cell>
          <table:table-cell office:value-type="string" table:style-name="ce1">
            <text:p>napsání Specifikace rozhraní softwaru</text:p>
          </table:table-cell>
          <table:table-cell office:value-type="string" table:style-name="ce10">
            <text:p>7.3.4.18 Specifikace rozhraní softwaru pro všechna rozhraní mezi komponentami softwaru a hranice celkového softwaru musí být popsané, v rámci odpovědnosti návrháře, na základě specifikace požadavků na software a specifikace architektury softwaru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požadavků na software, specifikace architektury softwaru</text:p>
          </table:table-cell>
          <table:table-cell office:value-type="string" table:style-name="ce1">
            <text:p>specifikace rozhraní softwaru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7.3.4.22</text:p>
          </table:table-cell>
          <table:table-cell office:value-type="string" table:style-name="ce1">
            <text:p>napsání specifikace návrhu softwaru</text:p>
          </table:table-cell>
          <table:table-cell office:value-type="string" table:style-name="ce18">
            <text:p>7.3.4.20 Specifikace návrhu softwaru musí být napsána, v rámci odpovědnosti návrháře, na základě specifikace požadavků na software, specifikace architektury softwaru a specifikace rozhraní softwaru.</text:p>
            <text:p>9.1.4.8 V případě postupného nasazování (tj. nasazení samotných komponent) je pro SIL 3 a SIL 4 velmi doporučené a pro SIL 1 a SIL 2 doporučené, aby byl software navržen tak, že obsahuje vybavení, které zajistí, že je vyloučena aktivace nekompatibilních verzí komponent softwaru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požadavků na software, specifikace architektury softwaru, specifikace rozhraní softwaru</text:p>
          </table:table-cell>
          <table:table-cell office:value-type="string" table:style-name="ce1">
            <text:p>specifikace návrhu softwaru</text:p>
          </table:table-cell>
          <table:table-cell table:number-columns-repeated="16375"/>
        </table:table-row>
        <table:table-row table:style-name="ro10">
          <table:covered-table-cell/>
          <table:covered-table-cell/>
          <table:covered-table-cell/>
          <table:table-cell office:value-type="string" table:style-name="ce1">
            <text:p>7.3.4.25</text:p>
          </table:table-cell>
          <table:table-cell office:value-type="string" table:style-name="ce1">
            <text:p>navržení kódových standardů</text:p>
          </table:table-cell>
          <table:table-cell office:value-type="string" table:style-name="ce10">
            <text:p>7.3.4.25 Musí být navrženy kódovací standardy a ty mají specifikovat:</text:p>
            <text:p>a) rozumné postupy programování, jak je definováno v Tabulce A.12;</text:p>
            <text:p>b) opatření pro zabránění chybám nebo pro detekci chyb, které se mohou vyskytnout během použití jazyka</text:p>
            <text:p>a nejsou detekovatelné během verifikace (viz 7.5 a 7.6). Tyto chyby jsou odvozeny analýzou přes všechny</text:p>
            <text:p>prvky jazyka;</text:p>
            <text:p>c) postupy pro dokumentaci zdrojového kód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ódové standardy</text:p>
          </table:table-cell>
          <table:table-cell table:number-columns-repeated="16375"/>
        </table:table-row>
        <table:table-row table:style-name="ro11">
          <table:covered-table-cell/>
          <table:covered-table-cell/>
          <table:covered-table-cell/>
          <table:table-cell office:value-type="string" table:style-name="ce1">
            <text:p>7.3.4.28</text:p>
          </table:table-cell>
          <table:table-cell office:value-type="string" table:style-name="ce1">
            <text:p>volba metody návrhu vlastností</text:p>
          </table:table-cell>
          <table:table-cell office:value-type="string" table:style-name="ce10">
            <text:p>7.3.4.28 V souladu s požadovanou úrovní integrity bezpečnosti softwaru musí mít zvolená metoda návrhu vlastnosti které usnadňují:</text:p>
            <text:p>a) abstrakci, modularitu a další vlastnosti které regulují složitost;</text:p>
            <text:p>b) jasné a přesné vyjádření</text:p>
            <text:p>1) funkcionality;</text:p>
            <text:p>2) informačního toku mezi komponentami;</text:p>
            <text:p>3) posloupností a informací týkající se času;</text:p>
            <text:p>4) souběžnosti;</text:p>
            <text:p>5) datových struktur a vlastností;</text:p>
            <text:p>c) pochopení lidmi;</text:p>
            <text:p>d) verifikaci a validaci;</text:p>
            <text:p>e) údržbu softwar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3.4.29</text:p>
          </table:table-cell>
          <table:table-cell office:value-type="string" table:style-name="ce1">
            <text:p>napsání Specifikace testů integrace softwaru</text:p>
          </table:table-cell>
          <table:table-cell office:value-type="string" table:style-name="ce10">
            <text:p>7.3.4.29 Specifikace testů integrace softwaru musí být napsána, v rámci odpovědnosti integrátora, na základě</text:p>
            <text:p>specifikace požadavků na software, specifikace architektury softwaru, specifikace návrhu softwaru a specifikace</text:p>
            <text:p>rozhraní softwaru.</text:p>
          </table:table-cell>
          <table:table-cell office:value-type="string" table:style-name="ce1">
            <text:p>integrátor</text:p>
          </table:table-cell>
          <table:table-cell office:value-type="string" table:style-name="ce10">
            <text:p>specifikace požadavků na software, specifikace architektury softwaru, specifikace návrhu softwaru, specifikace rozhraní softwaru</text:p>
          </table:table-cell>
          <table:table-cell office:value-type="string" table:style-name="ce1">
            <text:p>specifikace testů integrace soft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3.4.33</text:p>
          </table:table-cell>
          <table:table-cell office:value-type="string" table:style-name="ce1">
            <text:p>napsání Specifikace testů integrace softwaru/hardwaru</text:p>
          </table:table-cell>
          <table:table-cell office:value-type="string" table:style-name="ce10">
            <text:p>7.3.4.33 Specifikace testů integrace softwaru/hardwaru musí být napsány, v rámci odpovědnosti integrátora,</text:p>
            <text:p>na základě popisu návrhu systému, specifikace požadavků na software, specifikace architektury softwaru</text:p>
            <text:p>a specifikace návrhu softwaru.</text:p>
          </table:table-cell>
          <table:table-cell office:value-type="string" table:style-name="ce1">
            <text:p>integrátor</text:p>
          </table:table-cell>
          <table:table-cell office:value-type="string" table:style-name="ce1">
            <text:p><text:span text:style-name="T5">popis návrhu systému</text:span>, specifikace požadavků na software, specifikace architektury softwaru, specifikace návrhu softwaru</text:p>
          </table:table-cell>
          <table:table-cell office:value-type="string" table:style-name="ce1">
            <text:p>Specifikace testů integrace softwaru/hard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3.4.40</text:p>
          </table:table-cell>
          <table:table-cell office:value-type="string" table:style-name="ce1">
            <text:p>napsání Zprávy z verifikace architektury a návrhu softwaru</text:p>
          </table:table-cell>
          <table:table-cell office:value-type="string" table:style-name="ce10">
            <text:p>7.3.4.40 Zpráva z verifikace architektury a návrhu softwaru musí být napsána, v rámci odpovědnosti</text:p>
            <text:p>verifikátora, na základě specifikace požadavků na software, specifikace architektury softwaru, specifikace</text:p>
            <text:p>návrhu softwaru, specifikace testů integrace softwaru a specifikace testů integrace softwaru/hardwaru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<text:s/>specifikace požadavků na software, specifikace architektury softwaru, specifikace</text:p>
            <text:p>návrhu softwaru, specifikace testů integrace softwaru, specifikace testů integrace softwaru/hardwaru</text:p>
          </table:table-cell>
          <table:table-cell office:value-type="string" table:style-name="ce1">
            <text:p>Zpráva z verifikace architektury a návrhu softwaru</text:p>
          </table:table-cell>
          <table:table-cell table:number-columns-repeated="16375"/>
        </table:table-row>
        <table:table-row table:style-name="ro12">
          <table:covered-table-cell/>
          <table:table-cell office:value-type="string" table:number-columns-spanned="1" table:number-rows-spanned="3" table:style-name="ce24">
            <text:p>7.4 Návrh komponent</text:p>
          </table:table-cell>
          <table:table-cell office:value-type="string" table:number-columns-spanned="1" table:number-rows-spanned="3" table:style-name="ce32">
            <text:p>7.4.1.1 Vytvořit návrh komponent softwaru, který splňuje požadavky specifikace návrhu softwaru v rozsahu</text:p>
            <text:p>požadovaném úrovní integrity bezpečnosti softwaru.</text:p>
            <text:p>7.4.1.2 Vytvořit specifikaci testů komponent softwaru, které splňují požadavky specifikace návrhu komponent</text:p>
            <text:p>softwaru v rozsahu požadovaném úrovní integrity bezpečnosti softwaru.</text:p>
          </table:table-cell>
          <table:table-cell office:value-type="string" table:style-name="ce1">
            <text:p>7.4.4.1</text:p>
          </table:table-cell>
          <table:table-cell office:value-type="string" table:style-name="ce1">
            <text:p>napsání specifikace návrhu komponenty</text:p>
          </table:table-cell>
          <table:table-cell office:value-type="string" table:style-name="ce10">
            <text:p>7.4.4.1 Pro každou komponentu musí být napsána specifikace návrhu komponenty softwaru, v rámci</text:p>
            <text:p>odpovědnosti návrháře, na základě specifikace návrhu softwaru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návrhu softwaru</text:p>
          </table:table-cell>
          <table:table-cell office:value-type="string" table:style-name="ce1">
            <text:p>specifikace návrhu komponenty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4.4.7</text:p>
          </table:table-cell>
          <table:table-cell office:value-type="string" table:style-name="ce1">
            <text:p>napsání specifikace testů komponenty</text:p>
          </table:table-cell>
          <table:table-cell office:value-type="string" table:style-name="ce10">
            <text:p>7.4.4.7 Pro každou komponentu musí být napsána specifikace testů komponenty softwaru, v rámci</text:p>
            <text:p>odpovědnosti testera, na základě specifikace návrhu komponenty softwaru.</text:p>
          </table:table-cell>
          <table:table-cell office:value-type="string" table:style-name="ce1">
            <text:p>tester</text:p>
          </table:table-cell>
          <table:table-cell office:value-type="string" table:style-name="ce10">
            <text:p>specifikace návrhu komponenty softwaru</text:p>
          </table:table-cell>
          <table:table-cell office:value-type="string" table:style-name="ce1">
            <text:p>specifikace testů komponenty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4.4.11</text:p>
          </table:table-cell>
          <table:table-cell office:value-type="string" table:style-name="ce1">
            <text:p>napsání Zprávy z verifikace návrhu komponenty</text:p>
          </table:table-cell>
          <table:table-cell office:value-type="string" table:style-name="ce10">
            <text:p>7.4.4.11 Zpráva z verifikace návrhu komponenty systému musí být napsána, v rámci odpovědnosti</text:p>
            <text:p>verifikátora, na základě specifikace návrhu softwaru, specifikace návrhu komponenty softwaru a specifikace</text:p>
            <text:p>testů komponenty softwaru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návrh softwaru, specifikace návrhu komponenty softwaru, specifikace testů komponenty softwaru</text:p>
          </table:table-cell>
          <table:table-cell office:value-type="string" table:style-name="ce1">
            <text:p>Zpráva z verifikace návrhu komponenty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3" table:style-name="ce24">
            <text:p>7.5 Implementace a testování komponent</text:p>
          </table:table-cell>
          <table:table-cell office:value-type="string" table:number-columns-spanned="1" table:number-rows-spanned="3" table:style-name="ce32">
            <text:p>7.5.1.1 Dosáhnout softwaru, který je analyzovatelný, testovatelný, verifikovatelný a udržovatelný. V této etapě</text:p>
            <text:p>je zahrnuto i testování komponent.</text:p>
          </table:table-cell>
          <table:table-cell office:value-type="string" table:style-name="ce1">
            <text:p>7.5.4.1</text:p>
          </table:table-cell>
          <table:table-cell office:value-type="string" table:style-name="ce1">
            <text:p>napsání zdrojového kódu softwaru</text:p>
          </table:table-cell>
          <table:table-cell office:value-type="string" table:style-name="ce10">
            <text:p>7.5.4.1 Zdrojový kód softwaru musí být napsán, v rámci odpovědnosti implementátora, na základě specifikace</text:p>
            <text:p>návrhu komponenty softwaru.</text:p>
          </table:table-cell>
          <table:table-cell office:value-type="string" table:style-name="ce1">
            <text:p>implementátor</text:p>
          </table:table-cell>
          <table:table-cell office:value-type="string" table:style-name="ce10">
            <text:p>specifikace návrhu komponenty softwaru</text:p>
          </table:table-cell>
          <table:table-cell office:value-type="string" table:style-name="ce1">
            <text:p>zdrojový kód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5.4.5</text:p>
          </table:table-cell>
          <table:table-cell office:value-type="string" table:style-name="ce1">
            <text:p>napsání Zprávy z testů komponenty softwaru</text:p>
          </table:table-cell>
          <table:table-cell office:value-type="string" table:style-name="ce10">
            <text:p>7.5.4.5 Zpráva z testů komponenty softwaru musí být napsána, v rámci odpovědnosti testera, na základě</text:p>
            <text:p>specifikace testů komponenty softwaru a zdrojového kódu softwaru.</text:p>
          </table:table-cell>
          <table:table-cell office:value-type="string" table:style-name="ce1">
            <text:p>tester</text:p>
          </table:table-cell>
          <table:table-cell office:value-type="string" table:style-name="ce1">
            <text:p>specifikace testů komponenty, zdrojový kód softwaru</text:p>
          </table:table-cell>
          <table:table-cell office:value-type="string" table:style-name="ce1">
            <text:p>Zpráva z testů komponenty soft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5.4.8</text:p>
          </table:table-cell>
          <table:table-cell office:value-type="string" table:style-name="ce1">
            <text:p>napsání Zprávy z verifikace zdrojového kódu softwaru</text:p>
          </table:table-cell>
          <table:table-cell office:value-type="string" table:style-name="ce10">
            <text:p>7.5.4.8 Zpráva z verifikace zdrojového kódu softwaru musí být napsána, v rámci odpovědnosti verifikátora,</text:p>
            <text:p>na základě specifikace návrhu komponenty softwaru, specifikace testů komponenty softwaru a zdrojového kódu</text:p>
            <text:p>softwaru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specifikace návrhu komponenty softwaru, specifikace testů komponenty softwaru, zdrojový kód</text:p>
            <text:p>softwaru</text:p>
          </table:table-cell>
          <table:table-cell office:value-type="string" table:style-name="ce1">
            <text:p>Zpráva z verifikace zdrojového kódu softwaru</text:p>
          </table:table-cell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4" table:style-name="ce24">
            <text:p>7.6 Integrace</text:p>
          </table:table-cell>
          <table:table-cell office:value-type="string" table:number-columns-spanned="1" table:number-rows-spanned="4" table:style-name="ce32">
            <text:p>7.6.1.1 Provést integraci softwaru a integraci softwaru/hardwaru.</text:p>
            <text:p>7.6.1.2 Ukázat, že software a hardware spolupracují správně a provádějí zamýšlené funkce.</text:p>
            <text:p>7.6.4.1 Integrace softwarových komponent musí být proces postupného slučování jednotlivých a dříve</text:p>
            <text:p>testovaných komponent do složeného celku za tím účelem, aby mohly být rozhraní komponent a sestaveného</text:p>
            <text:p>softwaru dostatečně ověřené před provedením systémové integrace a systémových testů.</text:p>
          </table:table-cell>
          <table:table-cell office:value-type="string" table:style-name="ce1">
            <text:p>7.6.4.2</text:p>
          </table:table-cell>
          <table:table-cell office:value-type="string" table:style-name="ce1">
            <text:p>studie dopadů</text:p>
          </table:table-cell>
          <table:table-cell office:value-type="string" table:style-name="ce10">
            <text:p>7.6.4.2 Během integrace softwaru/hardwaru musí být jakákoliv změna integrovaného systému porobena studii</text:p>
            <text:p>dopadů, která identifikuje všechny ovlivněné komponenty a nezbytné opětovné verifikační činnost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6.4.3</text:p>
          </table:table-cell>
          <table:table-cell office:value-type="string" table:style-name="ce1">
            <text:p>napsání Zprávy z testů integrace softwaru</text:p>
          </table:table-cell>
          <table:table-cell office:value-type="string" table:style-name="ce10">
            <text:p>7.6.4.3 Zpráva z testů integrace softwaru musí být napsána, v rámci odpovědnosti integrátora, na základě</text:p>
            <text:p>specifikace testů integrace softwaru.</text:p>
          </table:table-cell>
          <table:table-cell office:value-type="string" table:style-name="ce1">
            <text:p>integrátor</text:p>
          </table:table-cell>
          <table:table-cell office:value-type="string" table:style-name="ce1">
            <text:p>specifikace testů integrace softwaru</text:p>
          </table:table-cell>
          <table:table-cell office:value-type="string" table:style-name="ce1">
            <text:p>Zpráva z testů integrace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6.4.7</text:p>
          </table:table-cell>
          <table:table-cell office:value-type="string" table:style-name="ce1">
            <text:p>napsání Zprávy z testů integrace softwaru/hardwaru</text:p>
          </table:table-cell>
          <table:table-cell office:value-type="string" table:style-name="ce10">
            <text:p>7.6.4.7 Zpráva z testů integrace softwaru/hardwaru musí být napsána, v rámci odpovědnosti integrátora,</text:p>
            <text:p>na základě specifikace testů integrace softwaru/hardwaru.</text:p>
          </table:table-cell>
          <table:table-cell office:value-type="string" table:style-name="ce1">
            <text:p>integrátor</text:p>
          </table:table-cell>
          <table:table-cell office:value-type="string" table:style-name="ce10">
            <text:p>specifikace testů integrace softwaru/hardwaru</text:p>
          </table:table-cell>
          <table:table-cell office:value-type="string" table:style-name="ce1">
            <text:p>Zpráva z testů integrace softwaru/hard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6.4.11</text:p>
          </table:table-cell>
          <table:table-cell office:value-type="string" table:style-name="ce1">
            <text:p>napsání Zprávy z verifikace integrace softwaru</text:p>
          </table:table-cell>
          <table:table-cell office:value-type="string" table:style-name="ce10">
            <text:p>7.6.4.11 Zpráva z verifikace integrace softwaru musí být napsána, v rámci odpovědnosti verifikátora,</text:p>
            <text:p>na základě specifikace testů integrace softwaru a softwaru/hardwaru a odpovídajících zpráv z testů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specifikace testů integrace softwaru a softwaru/hardwaru, <text:s/>odpovídající zprávy z testů</text:p>
          </table:table-cell>
          <table:table-cell office:value-type="string" table:style-name="ce1">
            <text:p>Zpráva z verifikace integrace softwaru</text:p>
          </table:table-cell>
          <table:table-cell table:number-columns-repeated="16375"/>
        </table:table-row>
        <table:table-row table:style-name="ro14">
          <table:covered-table-cell/>
          <table:table-cell office:value-type="string" table:number-columns-spanned="1" table:number-rows-spanned="4" table:style-name="ce24">
            <text:p>7.7 Celkové testování softwaru / Závěrečná validace</text:p>
          </table:table-cell>
          <table:table-cell office:value-type="string" table:number-columns-spanned="1" table:number-rows-spanned="4" table:style-name="ce32">
            <text:p>7.7.1.1 Analyzovat a testovat integrovaný software a hardware pro zaručení shody se specifikací požadavků</text:p>
            <text:p>na software s důrazem na funkční a bezpečnostní aspekty v souladu s úrovní integrity bezpečnosti a pro</text:p>
            <text:p>kontrolu zda je vhodný pro zamýšlené použití.</text:p>
          </table:table-cell>
          <table:table-cell office:value-type="string" table:style-name="ce1">
            <text:p>7.7.4.1</text:p>
          </table:table-cell>
          <table:table-cell office:value-type="string" table:style-name="ce1">
            <text:p>napsání Zprávy z celkového testování softwaru</text:p>
          </table:table-cell>
          <table:table-cell office:value-type="string" table:style-name="ce10">
            <text:p>7.7.4.1 Zpráva z celkového testování softwaru musí být napsána, v rámci odpovědnosti testera, na základě</text:p>
            <text:p>specifikace celkového testování softwaru.</text:p>
          </table:table-cell>
          <table:table-cell office:value-type="string" table:style-name="ce1">
            <text:p>tester</text:p>
          </table:table-cell>
          <table:table-cell office:value-type="string" table:style-name="ce1">
            <text:p>specifikace celkového testování softwaru</text:p>
          </table:table-cell>
          <table:table-cell office:value-type="string" table:style-name="ce1">
            <text:p>Zpráva z celkového testování softwaru</text:p>
          </table:table-cell>
          <table:table-cell table:number-columns-repeated="16375"/>
        </table:table-row>
        <table:table-row table:style-name="ro15">
          <table:covered-table-cell/>
          <table:covered-table-cell/>
          <table:covered-table-cell/>
          <table:table-cell office:value-type="string" table:style-name="ce1">
            <text:p>7.7.4.5</text:p>
          </table:table-cell>
          <table:table-cell office:value-type="string" table:style-name="ce1">
            <text:p>zkoušení softwaru</text:p>
          </table:table-cell>
          <table:table-cell office:value-type="string" table:style-name="ce10">
            <text:p>7.7.4.5 Software musí být zkoušen buď ve spojení s reálným hardwarem či skutečnými systémem se kterým</text:p>
            <text:p>by měl spolupracovat v provozu, nebo simulací vstupních signálů a zátěže výstupů. Musí být zkoušen</text:p>
            <text:p>v podmínkách odpovídajících normálnímu provozu, očekávaných událostí a nežádoucích stavů vyžadujících</text:p>
            <text:p>patřičnou reakci systému. Pokud se používá simulovaných vstupů nebo zátěže, musí být prokázáno, že se tyto</text:p>
            <text:p>významně neliší od vstupů nebo zátěží vyskytujících se v provozu.</text:p>
            <text:p>POZNÁMKA Simulované vstupy nebo zátěž by mohly nahradit vstupy nebo zátěž, které se vyskytují pouze na systémové</text:p>
            <text:p>úrovni nebo v poruchových stavech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7.4.6</text:p>
          </table:table-cell>
          <table:table-cell office:value-type="string" table:style-name="ce1">
            <text:p>napsání Zprávy z validace softwaru</text:p>
          </table:table-cell>
          <table:table-cell office:value-type="string" table:style-name="ce10">
            <text:p>7.7.4.6 Zpráva z validace softwaru musí být napsána, v rámci odpovědnosti validátora, na základě plánu</text:p>
            <text:p>validace softwaru.</text:p>
          </table:table-cell>
          <table:table-cell office:value-type="string" table:style-name="ce1">
            <text:p>validátor</text:p>
          </table:table-cell>
          <table:table-cell office:value-type="string" table:style-name="ce10">
            <text:p>plán validace softwaru</text:p>
          </table:table-cell>
          <table:table-cell office:value-type="string" table:style-name="ce1">
            <text:p>Zpráva z validace softwaru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20">
            <text:p>7.7.4.12/9.1.4.4</text:p>
          </table:table-cell>
          <table:table-cell office:value-type="string" table:style-name="ce1">
            <text:p>napsání Poznámek k vydání</text:p>
          </table:table-cell>
          <table:table-cell office:value-type="string" table:style-name="ce10">
            <text:p>7.7.4.12 Poznámky k vydání, které jsou součástí dodávaného softwaru musí zahrnovat všechna omezení</text:p>
            <text:p>v použití softwaru. Tato omezení jsou odvozena od:</text:p>
            <text:p>a) detekovaných chyb;</text:p>
            <text:p>b) nesouladů s touto evropskou normou;</text:p>
            <text:p>c) stupně plnění požadavků;</text:p>
            <text:p>d) stupně plnění všech plánů.</text:p>
            <text:p>9.1.4.4 Poznámky k vydání musí být napsány, v rámci odpovědnosti návrháře, na základě vstupních</text:p>
            <text:p>dokumentů dle 9.1.2.</text:p>
          </table:table-cell>
          <table:table-cell office:value-type="string" table:style-name="ce1">
            <text:p>návrhář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Poznámky k vydání</text:p>
          </table:table-cell>
          <table:table-cell table:number-columns-repeated="16375"/>
        </table:table-row>
        <table:table-row table:style-name="ro12">
          <table:table-cell office:value-type="string" table:number-columns-spanned="1" table:number-rows-spanned="20" table:style-name="ce23">
            <text:p>8 Vývoj aplikačních dat nebo algoritmů: systémy konfigurované aplikačními daty nebo algoritmy</text:p>
          </table:table-cell>
          <table:table-cell office:value-type="string" table:number-columns-spanned="1" table:number-rows-spanned="3" table:style-name="ce32">
            <text:p>8.4.1 Proces vývoje aplikace</text:p>
          </table:table-cell>
          <table:table-cell office:value-type="string" table:number-columns-spanned="1" table:number-rows-spanned="20" table:style-name="ce32">
            <text:p>8.1.1 Charakteristickým rysem mnoha drážních systémů je potřeba navrhnout každou instalaci tak,</text:p>
            <text:p>aby vyhovovala individuálním požadavkům pro specifickou aplikaci. Systém konfigurovaný aplikačními daty</text:p>
            <text:p>a/nebo aplikačními algoritmy umožňuje, aby byl schválený generický software upraven individuálními</text:p>
            <text:p>požadavky pro každou specifickou aplikaci.</text:p>
            <text:p>Cílem vývoje aplikačních dat je správné odvození těchto dat z dané instalace a kontrola zamýšleného chování,</text:p>
            <text:p>následovaná hodnocením použitého vývojového procesu pro tato aplikační data.</text:p>
            <text:p>Požadavky na vývoj aplikačních algoritmů jsou stejné jako na vývoj generického softwaru, jak je popsáno</text:p>
            <text:p>v kapitolách 1-7 a 9.</text:p>
            <text:p>Typickým příkladem je systém, jehož generický software je předkonfigurován pro generickou drážní aplikaci</text:p>
            <text:p>sadou aplikačních algoritmů a který je poté dále konfigurován pro každou specifickou instalaci použitím</text:p>
            <text:p>aplikačních algoritmů a sadou konfiguračních dat. Například zabezpečovací principy staničního</text:p>
            <text:p>zabezpečovacího zařízení (např. řízení návěstidla, řízení přestavníku) mohou být implementovány sadou</text:p>
            <text:p>aplikačních algoritmů.</text:p>
            <text:p>Aplikační data jsou typicky v podobě hodnot parametrů nebo popisu (identita, typ, umístění atd.) externích</text:p>
            <text:p>objektů. Aplikační algoritmy mohou mít formu např. funkčních blokových diagramů, stavových diagramů,</text:p>
            <text:p>releových kontaktních schémat, které určují požadovanou reakci systému na vstupy, jeho současný stav</text:p>
            <text:p>a přesně stanovené hodnoty parametrů. Aplikační algoritmy obsahují logické spojení a operace, které mají být</text:p>
            <text:p>provedeny.</text:p>
            <text:p>Aplikační data/algoritmy jsou obvykle vytvářeny s použitím specializovaných nástrojů. Mohou být vyjádřeny</text:p>
            <text:p>v tabulkové formě nebo pomocí diagramů, které mohou být přeloženy nebo kompilovány do spustitelného kódu,</text:p>
            <text:p>často po konverzi do zdrojového kódu prostřednictvím specializovaných jazyků (se syntaxí a sémantikou).</text:p>
            <text:p>Možnost přizpůsobování systémů zákazníkům využitím konfigurovatelnosti dává návrháři možnost různého</text:p>
            <text:p>stupně řízení detailní funkcionality softwaru.</text:p>
            <text:p>8.1.2 Procedury a nástroje použité pro jejich vývoj musí odpovídat úrovni integrity bezpečnosti systému, která</text:p>
            <text:p>vychází z funkce, pro kterou jsou vyvinuty.</text:p>
            <text:p>8.1.3 V níže uvedených článcích jsou popsány požadavky na počáteční vývoj konfigurovatelného systému</text:p>
            <text:p>a na následný vývoj každého souboru aplikačně specifických dat/algoritmů.</text:p>
          </table:table-cell>
          <table:table-cell office:value-type="string" table:style-name="ce1">
            <text:p>8.4.1.1</text:p>
          </table:table-cell>
          <table:table-cell office:value-type="string" table:style-name="ce10">
            <text:p>napsání Plánu přípravy aplikace</text:p>
          </table:table-cell>
          <table:table-cell office:value-type="string" table:style-name="ce10">
            <text:p>8.4.1.1 Plán přípravy aplikace musí být napsán, v rámci odpovědnosti manažera pro požadavky nebo</text:p>
            <text:p>návrháře, na základě vstupních dokumentů dle 8.2.</text:p>
          </table:table-cell>
          <table:table-cell office:value-type="string" table:style-name="ce10">
            <text:p>manažer pro požadavky nebo návrhář</text:p>
          </table:table-cell>
          <table:table-cell office:value-type="string" table:style-name="ce10">
            <text:p>Specifikace požadavků na software pro<text:s/><text:span text:style-name="T5">generický</text:span><text:s/>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Plán přípravy aplikace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8.4.1.12</text:p>
          </table:table-cell>
          <table:table-cell office:value-type="string" table:style-name="ce1">
            <text:p>napsání Zprávy z verifikace aplikačních dat/algoritmů</text:p>
          </table:table-cell>
          <table:table-cell office:value-type="string" table:style-name="ce10">
            <text:p>8.4.1.12 Zpráva z verifikace aplikačních dat/algoritmů musí být napsána, v rámci odpovědnosti verifikátora,</text:p>
            <text:p>na základě vstupních dokumentů dle 8.2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Zpráva z verifikace aplikačních dat/algoritmů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8.4.1.14</text:p>
          </table:table-cell>
          <table:table-cell office:value-type="string" table:style-name="ce1">
            <text:p>verifikace a validace implementace Plánu přípravy</text:p>
          </table:table-cell>
          <table:table-cell office:value-type="string" table:style-name="ce10">
            <text:p>8.4.1.14 Implementace plánu přípravy aplikace musí být verifikována a validována pro každou specifickou</text:p>
            <text:p>aplik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2" table:style-name="ce33">
            <text:p>8.4.2 Specifikace požadavků na aplikaci</text:p>
          </table:table-cell>
          <table:covered-table-cell/>
          <table:table-cell office:value-type="string" table:style-name="ce1">
            <text:p>8.4.2.1</text:p>
          </table:table-cell>
          <table:table-cell office:value-type="string" table:style-name="ce1">
            <text:p>napsání Specifikace požadavků na aplikaci</text:p>
          </table:table-cell>
          <table:table-cell office:value-type="string" table:style-name="ce10">
            <text:p>8.4.2.1 Specifikace požadavků na aplikaci musí být napsána, v rámci odpovědnosti manažera pro požadavky,</text:p>
            <text:p>na základě vstupních dokumentů dle 8.2.</text:p>
          </table:table-cell>
          <table:table-cell office:value-type="string" table:style-name="ce1">
            <text:p>manažer pro požadavky</text:p>
          </table:table-cell>
          <table:table-cell office:value-type="string" table:style-name="ce1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Specifikace požadavků na aplikaci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20">
            <text:p>8.4.2.4/8.4.4.7/8.4.5.4</text:p>
          </table:table-cell>
          <table:table-cell office:value-type="string" table:style-name="ce1">
            <text:p>napsání Zprávy z verifikace aplikačních dat/algoritmů</text:p>
          </table:table-cell>
          <table:table-cell office:value-type="string" table:style-name="ce10">
            <text:p>8.4.2.4 Zpráva z verifikace aplikačních dat/algoritmů musí být napsána, v rámci odpovědnosti verifikátora,</text:p>
            <text:p>na základě vstupních dokumentů dle 8.2.</text:p>
          </table:table-cell>
          <table:table-cell office:value-type="string" table:style-name="ce1">
            <text:p>verifikátor</text:p>
          </table:table-cell>
          <table:table-cell office:value-type="string" table:style-name="ce1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Zpráva z verifikace aplikačních dat/algoritmů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">
            <text:p>8.4.3 Architektura a návrh</text:p>
          </table:table-cell>
          <table:covered-table-cell/>
          <table:table-cell office:value-type="string" table:style-name="ce21">
            <text:p>8.4.3.0</text:p>
          </table:table-cell>
          <table:table-cell office:value-type="string" table:style-name="ce1">
            <text:p>definice generických hardwarových a softwarových komponent</text:p>
          </table:table-cell>
          <table:table-cell office:value-type="string" table:style-name="ce10">
            <text:p>8.4.3.0 Musí být definováno množství a typ generických hardwarových a softwarových komponent, které budou použity</text:p>
            <text:p>ve specifické aplikaci. Musí být definováno umístění komponent, aplikační data a algoritmy v konkrétní</text:p>
            <text:p>achitektuře aplikace. V této etapě musí být navrhnuty aplikační data a algoritmy zpracovávané generickým</text:p>
            <text:p>softwarem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table-cell office:value-type="string" table:number-columns-spanned="1" table:number-rows-spanned="4" table:style-name="ce33">
            <text:p>8.4.4 Tvorba aplikačních dat/algoritmů</text:p>
          </table:table-cell>
          <table:covered-table-cell/>
          <table:table-cell office:value-type="string" table:style-name="ce1">
            <text:p>8.4.4.1</text:p>
          </table:table-cell>
          <table:table-cell office:value-type="string" table:style-name="ce10">
            <text:p>tvorba a kompilaci zdrojového kódu generických a specifických</text:p>
            <text:p>dat/algoritmů</text:p>
          </table:table-cell>
          <table:table-cell office:value-type="string" table:style-name="ce10">
            <text:p>8.4.4.1 Proces vývoje aplikace musí zahrnovat tvorbu a kompilaci zdrojového kódu generických a specifických</text:p>
            <text:p>dat/algoritmů, jako i činnosti verifikace a testování, které s touto tvorbou souvisejí. Pro tvorbu zdrojového kódu</text:p>
            <text:p>aplikačních algoritmů je doporučeno použití schématických jazyků. Viz Tabulka A.16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8.4.4.2</text:p>
          </table:table-cell>
          <table:table-cell office:value-type="string" table:style-name="ce1">
            <text:p>napsání Zprávy z testů aplikace</text:p>
          </table:table-cell>
          <table:table-cell office:value-type="string" table:style-name="ce10">
            <text:p>8.4.4.2 Zpráva z testů aplikace musí být napsána, v rámci odpovědnosti testera, na základě vstupních</text:p>
            <text:p>dokumentů dle 8.2.</text:p>
          </table:table-cell>
          <table:table-cell office:value-type="string" table:style-name="ce1">
            <text:p>tester</text:p>
          </table:table-cell>
          <table:table-cell office:value-type="string" table:style-name="ce10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Zpráva z testů aplikace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8.4.4.4</text:p>
          </table:table-cell>
          <table:table-cell office:value-type="string" table:style-name="ce1">
            <text:p>napsání Zprávy z verifikace přípravy</text:p>
          </table:table-cell>
          <table:table-cell office:value-type="string" table:style-name="ce10">
            <text:p>8.4.4.4 Zpráva z verifikace přípravy aplikace musí:</text:p>
            <text:p>a) dokumentovat každou činnost provedenou pro zajištění správnosti a kompletnosti dat/algoritmů a jejich</text:p>
            <text:p>koherentnost s principy aplikace a architekturou specifické aplikace;</text:p>
            <text:p>b) vyhodnotit kompatibilitu dat/algoritmů s generickou aplikací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Zpráva z verifikace přípravy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20">
            <text:p>8.4.4.5/8.4.5.2</text:p>
          </table:table-cell>
          <table:table-cell office:value-type="string" table:style-name="ce1">
            <text:p>napsání Specifikace testů aplikace</text:p>
          </table:table-cell>
          <table:table-cell office:value-type="string" table:style-name="ce10">
            <text:p>8.4.4.5 Specifikace testů aplikace musí být napsána, v rámci odpovědnosti testera, na základě vstupních</text:p>
            <text:p>dokumentů dle 8.2.</text:p>
          </table:table-cell>
          <table:table-cell office:value-type="string" table:style-name="ce1">
            <text:p>tester</text:p>
          </table:table-cell>
          <table:table-cell office:value-type="string" table:style-name="ce10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Specifikace testů aplikace</text:p>
          </table:table-cell>
          <table:table-cell table:number-columns-repeated="16375"/>
        </table:table-row>
        <table:table-row table:style-name="ro16">
          <table:covered-table-cell/>
          <table:table-cell office:value-type="string" table:number-columns-spanned="1" table:number-rows-spanned="5" table:style-name="ce33">
            <text:p>8.4.5 Integrace aplikace a testování při přejímce systému</text:p>
          </table:table-cell>
          <table:covered-table-cell/>
          <table:table-cell office:value-type="string" table:style-name="ce1">
            <text:p>8.4.5.1</text:p>
          </table:table-cell>
          <table:table-cell office:value-type="string" table:style-name="ce10">
            <text:p>integrace aplikačních dat/algoritmů s generickým hardwarem</text:p>
            <text:p>a softwarem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nainstalování aplikace do cílového systému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7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provedení testů integrace v rámci kompletní instalace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uvedení cílového systému do provozu jako provozuschopného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provedení procesu závěrečné přejímky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style-name="ce1">
            <text:p>8.4.6 Validace a hodnocení aplikace</text:p>
          </table:table-cell>
          <table:covered-table-cell/>
          <table:table-cell office:value-type="string" table:style-name="ce1">
            <text:p>8.4.6.0</text:p>
          </table:table-cell>
          <table:table-cell office:value-type="string" table:style-name="ce1">
            <text:p>validace a hodnocení aplikace</text:p>
          </table:table-cell>
          <table:table-cell office:value-type="string" table:style-name="ce1">
            <text:p>8.4.6 Činnosti validace a hodnocení musí překontrolovat provedení každé etapy životního cyklu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8">
          <table:covered-table-cell/>
          <table:table-cell office:value-type="string" table:number-columns-spanned="1" table:number-rows-spanned="3" table:style-name="ce33">
            <text:p>8.4.7 Procedury a nástroje přípravy aplikace</text:p>
          </table:table-cell>
          <table:covered-table-cell/>
          <table:table-cell office:value-type="string" table:style-name="ce1">
            <text:p>8.4.7.1<text:s/></text:p>
          </table:table-cell>
          <table:table-cell office:value-type="string" table:style-name="ce1">
            <text:p>vyvinutí specifických procedur a nástrojů</text:p>
          </table:table-cell>
          <table:table-cell office:value-type="string" table:style-name="ce10">
            <text:p>8.4.7.1 Pro každý nový typ systému konfigurovaného aplikačními daty/algoritmy musí být vyvinuty specifické</text:p>
            <text:p>procedury a nástroje, které umožní aby byl proces vývoje aplikace specifikovaný v 8.4.1 aplikován na instalace</text:p>
            <text:p>nového systému. Vývoj těchto nástrojů musí být proveden v souladu s touto evropskou normou souběžně</text:p>
            <text:p>s generickým softwarem a hardwarem pro tento systém. Činnosti verifikace, validace a hodnocení musí zajistit,</text:p>
            <text:p>že nástroje přípravy dat a generický software jsou kompatibilní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8.4.7.2</text:p>
          </table:table-cell>
          <table:table-cell office:value-type="string" table:style-name="ce1">
            <text:p>validování a hodnocení procesu kompilace</text:p>
          </table:table-cell>
          <table:table-cell office:value-type="string" table:style-name="ce10">
            <text:p>8.4.7.2 Jakýkoliv proces kompilace musí být validován a hodnocen. Je třeba uvést, že jsou obvykle nezbytné</text:p>
            <text:p>specializované překladače pro konverzi dat a algoritmů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5">
          <table:covered-table-cell/>
          <table:covered-table-cell/>
          <table:covered-table-cell/>
          <table:table-cell office:value-type="string" table:style-name="ce1">
            <text:p>8.4.7.5</text:p>
          </table:table-cell>
          <table:table-cell office:value-type="string" table:style-name="ce1">
            <text:p>uložení dat/algoritmů</text:p>
          </table:table-cell>
          <table:table-cell office:value-type="string" table:style-name="ce10">
            <text:p>8.4.7.3 Všechna aplikační data/algoritmy a související dokumentace pro každou specifickou aplikaci musí</text:p>
            <text:p>podléhat požadavkům na nasazení softwaru jak je specifikováno v 9.1.</text:p>
            <text:p>8.4.7.4 Všechna aplikační data/algoritmy a související dokumentace musí podléhat požadavkům na údržbu</text:p>
            <text:p>softwaru specifikovaným v 9.2.</text:p>
            <text:p>8.4.7.5 Všechna data/algoritmy aplikace a související dokumentace musí být uloženy pod systém řízení</text:p>
            <text:p>konfigurace v souladu s požadavky specifikovanými v 6.5 a 6.7. Řízení konfigurace aplikačních dat/algoritmů</text:p>
            <text:p>může být oddělené od části generického softwaru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style-name="ce1">
            <text:p>8.4.8 Vývoj generického softwaru</text:p>
          </table:table-cell>
          <table:covered-table-cell/>
          <table:table-cell table:style-name="ce1"/>
          <table:table-cell office:value-type="string" table:style-name="ce20">
            <text:p>celá kapitolka TODO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9">
          <table:table-cell office:value-type="string" table:number-columns-spanned="1" table:number-rows-spanned="22" table:style-name="ce24">
            <text:p>9 Nasazení a údržba softwaru</text:p>
          </table:table-cell>
          <table:table-cell office:value-type="string" table:number-columns-spanned="1" table:number-rows-spanned="10" table:style-name="ce33">
            <text:p>9.1 Nasazení softwaru</text:p>
          </table:table-cell>
          <table:table-cell office:value-type="string" table:number-columns-spanned="1" table:number-rows-spanned="10" table:style-name="ce32">
            <text:p>9.1.1.1 Zajistit, že software funguje jak je požadováno, zachovává požadovanou úroveň integrity bezpečnosti</text:p>
            <text:p>a spolehlivost, když je nasazen v konečném prostředí aplikace.</text:p>
          </table:table-cell>
          <table:table-cell office:value-type="string" table:style-name="ce1">
            <text:p>9.1.4.1</text:p>
          </table:table-cell>
          <table:table-cell office:value-type="string" table:style-name="ce1">
            <text:p>nasazení</text:p>
          </table:table-cell>
          <table:table-cell office:value-type="string" table:style-name="ce1">
            <text:p>9.1.4.1 Nasazení musí být provedeno v rámci odpovědnosti manažera projektu.</text:p>
          </table:table-cell>
          <table:table-cell office:value-type="string" table:style-name="ce1">
            <text:p>manažer projektu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9.1.4.2</text:p>
          </table:table-cell>
          <table:table-cell office:value-type="string" table:style-name="ce1">
            <text:p>nahrání softwarové baseline</text:p>
          </table:table-cell>
          <table:table-cell office:value-type="string" table:style-name="ce10">
            <text:p>9.1.4.2 Před předáním vydání softwaru musí být softwarová baseline nahrána a sledována pod řízením</text:p>
            <text:p>konfigurace. Také již existující software a software vyvinutý v souladu s předchozí verzí této evropské normy</text:p>
            <text:p>zde musí být zahrnut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1.4.2</text:p>
          </table:table-cell>
          <table:table-cell office:value-type="string" table:style-name="ce1">
            <text:p>vydání softwaru</text:p>
          </table:table-cell>
          <table:table-cell office:value-type="string" table:style-name="ce10">
            <text:p>9.1.4.2 Před předáním vydání softwaru musí být softwarová baseline nahrána a sledována pod řízením</text:p>
            <text:p>konfigurace. Také již existující software a software vyvinutý v souladu s předchozí verzí této evropské normy</text:p>
            <text:p>zde musí být zahrnut.</text:p>
            <text:p>9.1.4.3 Vydání softwaru musí být reprodukovatelné v průběhu celého životního cyklu baseline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6</text:p>
          </table:table-cell>
          <table:table-cell office:value-type="string" table:style-name="ce1">
            <text:p>napsání Manuálu pro nasazení softwaru</text:p>
          </table:table-cell>
          <table:table-cell office:value-type="string" table:style-name="ce10">
            <text:p>9.1.4.6 Manuál pro nasazení softwaru musí být napsán na základě vstupních dokumentů dle 9.1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Manuál pro nasazení softwaru</text:p>
          </table:table-cell>
          <table:table-cell table:number-columns-repeated="16375"/>
        </table:table-row>
        <table:table-row table:style-name="ro10">
          <table:covered-table-cell/>
          <table:covered-table-cell/>
          <table:covered-table-cell/>
          <table:table-cell office:value-type="string" table:style-name="ce1">
            <text:p>9.1.4.10</text:p>
          </table:table-cell>
          <table:table-cell office:value-type="string" table:style-name="ce1">
            <text:p>instalace nového vydání softwaru</text:p>
          </table:table-cell>
          <table:table-cell office:value-type="string" table:style-name="ce18">
            <text:p>9.1.4.10 Při instalaci nového vydání softwaru musí být dostupná procedura návratu (tj. schopnost vrátit se k předchozímu vydání softwaru).</text:p>
            <text:p>9.1.4.11 Software musí mít vložený mechanismus vlastní identifikace, dovolující jeho identifikaci při procesu</text:p>
            <text:p>nahrávání a po nahrátí do cílového systému. Mechanismus vlastní identifikace musí uvádět informaci o verzi softwaru a jakýchkoliv konfiguračních dat jako i identitu produktu.</text:p>
            <text:p>POZNÁMKA Je doporučeno, aby data uvnitř kódu obsahující informaci o vydání softwaru byla chráněna během programování (viz Tabulka A.3 „Kódy s detekcí chyby“)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12</text:p>
          </table:table-cell>
          <table:table-cell office:value-type="string" table:style-name="ce1">
            <text:p>napsání Záznamu z nasazení</text:p>
          </table:table-cell>
          <table:table-cell office:value-type="string" table:style-name="ce1">
            <text:p>9.1.4.12 Záznam z nasazení musí být napsán na základě vstupních dokumentů dle 9.1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Záznam z nasazení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1.4.14</text:p>
          </table:table-cell>
          <table:table-cell office:value-type="string" table:style-name="ce1">
            <text:p>zajištění sledovatelnosti nasazeného softwaru</text:p>
          </table:table-cell>
          <table:table-cell office:value-type="string" table:style-name="ce10">
            <text:p>9.1.4.14 Nasazený software musí být sledovatelný na jednotlivé instalace.</text:p>
            <text:p>POZNÁMKA To má zvláštní význam, když jsou objeveny kritické vady a je potřeba je opravit ve více jak jedné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15</text:p>
          </table:table-cell>
          <table:table-cell office:value-type="string" table:style-name="ce1">
            <text:p>zajištění monitorování vad</text:p>
          </table:table-cell>
          <table:table-cell office:value-type="string" table:style-name="ce1">
            <text:p>9.1.4.15 Software musí být poskytovat diagnostické informace jako součást monitorování vad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16</text:p>
          </table:table-cell>
          <table:table-cell office:value-type="string" table:style-name="ce1">
            <text:p>napsání Zprávy z verifikace nasazení</text:p>
          </table:table-cell>
          <table:table-cell office:value-type="string" table:style-name="ce1">
            <text:p>9.1.4.16 Zpráva z verifikace nasazení musí být napsána, v rámci odpovědnosti verifikátora, na zákadě vstupních dokumentů dle 9.1.2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Zpráva z verifikace nasazení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1.4.20</text:p>
          </table:table-cell>
          <table:table-cell office:value-type="string" table:style-name="ce1">
            <text:p>vytvoření opatření proti vzniku chyb</text:p>
          </table:table-cell>
          <table:table-cell office:value-type="string" table:style-name="ce10">
            <text:p>9.1.4.20 V balíku softwaru musí být zahrnuta opatření, která zamezí vzniku chyb nebo detekují chyby, které se</text:p>
            <text:p>vyskytnou během skladování, převozu, přenosu, nebo kopírování spustitelného kódu nebo dat. Doporučuje se</text:p>
            <text:p>naprogramovat spustitelný kód (viz Tabulka A.3 „Kódy s detekcí chyby“) jako část kontroly integrity kódu během</text:p>
            <text:p>procesu načítání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number-columns-spanned="1" table:number-rows-spanned="12" table:style-name="ce33">
            <text:p>9.2 Údržba softwaru</text:p>
          </table:table-cell>
          <table:table-cell office:value-type="string" table:number-columns-spanned="1" table:number-rows-spanned="12" table:style-name="ce32">
            <text:p>9.2.1.1 Zajistit, že software funguje jak je požadováno, zachovává požadovanou úroveň integrity bezpečnosti</text:p>
            <text:p>softwaru a spolehlivost během provádění oprav, vylepšení nebo přizpůsobení v softwaru samotném.</text:p>
            <text:p>Viz také 6.6 „Řízení modifikací a změn“ této evropské normy a etapu 13 „Modifikace a regenerace“</text:p>
            <text:p>v EN 50126-1.</text:p>
            <text:p>9.2.4.1 Přestože tato evropská norma není zamýšlena jako retrospektivní, týká se především nového vývoje</text:p>
            <text:p>a uplatňuje se pouze jako celek na existující software, pokud je tento podroben významným modifikacím,</text:p>
            <text:p>kapitola 9.2 se týká údržby softwaru a vztahuje se na všechny změny, dokonce i na ty malého charakteru.</text:p>
            <text:p>Nicméně je použití této evropské normy během vylepšení a údržby existujícího softwaru velmi doporučené.</text:p>
            <text:p>9.2.4.18 Řízení externích dodavatelů, reportování problémů a nápravné činnosti musí být řízeno dle stejných</text:p>
            <text:p>kritérií, specifikovaných v odpovídajících paragrafech části zajištění kvality softwaru (6.5), jako pro vývoj nového</text:p>
            <text:p>softwaru.</text:p>
          </table:table-cell>
          <table:table-cell office:value-type="string" table:style-name="ce1">
            <text:p>9.2.4.2</text:p>
          </table:table-cell>
          <table:table-cell office:value-type="string" table:style-name="ce1">
            <text:p>rozhodnutí o povaze činností údržby</text:p>
          </table:table-cell>
          <table:table-cell office:value-type="string" table:style-name="ce10">
            <text:p>9.2.4.2 Pro jakoukoliv úroveň integrity bezpečnosti softwaru musí dodavatel, před započetím práce</text:p>
            <text:p>na jakékoliv změně, rozhodnout, zda jsou činnosti údržby považovány za majoritní nebo minoritní nebo zda jsou</text:p>
            <text:p>existující metody údržby pro systém adekvátní. Toto rozhodnutí musí být zdůvodněno a zaznamenáno</text:p>
            <text:p>dodavatelem a musí být předloženo hodnotiteli k hodnocení.</text:p>
          </table:table-cell>
          <table:table-cell office:value-type="string" table:style-name="ce1">
            <text:p>dodavatel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2.4.2</text:p>
          </table:table-cell>
          <table:table-cell office:value-type="string" table:style-name="ce1">
            <text:p>hodnocení rozhodnutí o povaze činností údržby</text:p>
          </table:table-cell>
          <table:table-cell office:value-type="string" table:style-name="ce10">
            <text:p>9.2.4.2 Pro jakoukoliv úroveň integrity bezpečnosti softwaru musí dodavatel, před započetím práce</text:p>
            <text:p>na jakékoliv změně, rozhodnout, zda jsou činnosti údržby považovány za majoritní nebo minoritní nebo zda jsou</text:p>
            <text:p>existující metody údržby pro systém adekvátní. Toto rozhodnutí musí být zdůvodněno a zaznamenáno</text:p>
            <text:p>dodavatelem a musí být předloženo hodnotiteli k hodnocení.</text:p>
          </table:table-cell>
          <table:table-cell office:value-type="string" table:style-name="ce1">
            <text:p>hodnotitel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2.4.3</text:p>
          </table:table-cell>
          <table:table-cell office:value-type="string" table:style-name="ce1">
            <text:p>údržba</text:p>
          </table:table-cell>
          <table:table-cell office:value-type="string" table:style-name="ce10">
            <text:p>9.2.4.3 Údržba musí být provedena v souladu se směrnicemi obsaženými v ISO/IEC 90003.</text:p>
            <text:p>9.2.4.15 Činnosti údržby musí být prováděny v souladu s plánem údržby softwaru.</text:p>
            <text:p>9.2.4.17 Údržba musí být provedena s nejméně stejnou úrovní odbornosti, nástrojů, dokumentace, plánování a řízení jako u původního vývoje softwaru. To musí platit i pro řízení konfigurace, řízení změn, řízení dokumentů a nezávislost zúčastněných stran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9.2.4.4</text:p>
          </table:table-cell>
          <table:table-cell office:value-type="string" table:style-name="ce1">
            <text:p>navržení udržovatelnosti</text:p>
          </table:table-cell>
          <table:table-cell office:value-type="string" table:style-name="ce10">
            <text:p>9.2.4.4 Udržovatelnost musí být navržena jako vrozená součást softwaru, zejména za dodržení</text:p>
            <text:p>požadavků 7.3, 7.4 a 7.5. Série norem ISO/IEC 9126 má být rovněž uplatněna s cílem implementovat</text:p>
            <text:p>a verifikovat minimální úroveň udržovatelnost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5</text:p>
          </table:table-cell>
          <table:table-cell office:value-type="string" table:style-name="ce1">
            <text:p>napsání Plánu údržby softwaru</text:p>
          </table:table-cell>
          <table:table-cell office:value-type="string" table:style-name="ce10">
            <text:p>9.2.4.5 Plán údržby softwaru musí být napsán na základě 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šechny příslušné dokumenty návrhu, vývoje a analýzy.</text:p>
          </table:table-cell>
          <table:table-cell office:value-type="string" table:style-name="ce1">
            <text:p>Plán údržby softwaru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7</text:p>
          </table:table-cell>
          <table:table-cell office:value-type="string" table:style-name="ce1">
            <text:p>napsání Záznamu z údržby softwaru</text:p>
          </table:table-cell>
          <table:table-cell office:value-type="string" table:style-name="ce10">
            <text:p>9.2.4.7 Záznam z údržby softwaru musí být napsán na základě 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příslušné dokumenty návrhu, vývoje a analýzy.</text:p>
          </table:table-cell>
          <table:table-cell office:value-type="string" table:style-name="ce1">
            <text:p>Záznam z údržby softwaru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9</text:p>
          </table:table-cell>
          <table:table-cell office:value-type="string" table:style-name="ce1">
            <text:p>napsání Záznamu změn softwaru</text:p>
          </table:table-cell>
          <table:table-cell office:value-type="string" table:style-name="ce10">
            <text:p>9.2.4.9 Záznam změn softwaru musí být napsán na základě 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šechny příslušné dokumenty návrhu, vývoje a analýzy.</text:p>
          </table:table-cell>
          <table:table-cell office:value-type="string" table:style-name="ce1">
            <text:p>Záznam změn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11</text:p>
          </table:table-cell>
          <table:table-cell office:value-type="string" table:style-name="ce1">
            <text:p>napsání Zprávy z verifikace údržby softwaru</text:p>
          </table:table-cell>
          <table:table-cell office:value-type="string" table:style-name="ce10">
            <text:p>9.2.4.11 Zpráva z verifikace údržby softwaru musí být napsána, v rámci odpovědnosti verifikátora, na základě</text:p>
            <text:p>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příslušné dokumenty návrhu, vývoje a analýzy.</text:p>
          </table:table-cell>
          <table:table-cell office:value-type="string" table:style-name="ce1">
            <text:p>Zpráva z verifikace údržby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16</text:p>
          </table:table-cell>
          <table:table-cell office:value-type="string" table:style-name="ce1">
            <text:p>vybrání technik a opatření</text:p>
          </table:table-cell>
          <table:table-cell office:value-type="string" table:style-name="ce10">
            <text:p>9.2.4.16 Musí být vybrány techniky a opatření z Tabulky A.10. Zvolená kombinace musí být odůvodněna jako</text:p>
            <text:p>sada a naplnit 4.8 a 4.9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19</text:p>
          </table:table-cell>
          <table:table-cell office:value-type="string" table:style-name="ce1">
            <text:p>analýza dopadu na bezpečnost</text:p>
          </table:table-cell>
          <table:table-cell office:value-type="string" table:style-name="ce10">
            <text:p>9.2.4.19 Pro každý reportovaný problém nebo vylepšení musí být provedena analýza dopadu na bezpepečnost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20</text:p>
          </table:table-cell>
          <table:table-cell office:value-type="string" table:style-name="ce1">
            <text:p>přijmutí kroků ke zmírnění následků</text:p>
          </table:table-cell>
          <table:table-cell office:value-type="string" table:style-name="ce10">
            <text:p>9.2.4.20 Pro software, na kterém probíhá údržba, musí být přijmuty kroky ke zmírnění následků, které jsou úměrné identifikovanému riziku s cílem zajistit celkovou integritu systému, zatímco jsou řešeny a opravovány reportované problém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20</text:p>
          </table:table-cell>
          <table:table-cell office:value-type="string" table:style-name="ce1">
            <text:p>řešení a opravování reportovaných problémů</text:p>
          </table:table-cell>
          <table:table-cell office:value-type="string" table:style-name="ce10">
            <text:p>9.2.4.20 Pro software, na kterém probíhá údržba, musí být přijmuty kroky ke zmírnění následků, které jsou úměrné identifikovanému riziku s cílem zajistit celkovou integritu systému, zatímco jsou řešeny a opravovány reportované problémy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number-rows-repeated="1048453" table:style-name="ro20">
          <table:table-cell table:number-columns-repeated="16384"/>
        </table:table-row>
      </table:table>
      <table:table table:name="roles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1" table:number-columns-repeated="16379" table:default-cell-style-name="ce1"/>
        <table:table-row table:style-name="ro1">
          <table:table-cell office:value-type="string" table:style-name="ce34">
            <text:p>role name</text:p>
          </table:table-cell>
          <table:table-cell office:value-type="string" table:style-name="ce34">
            <text:p>brief description</text:p>
          </table:table-cell>
          <table:table-cell office:value-type="string" table:style-name="ce34">
            <text:p>main descriptions</text:p>
          </table:table-cell>
          <table:table-cell office:value-type="string" table:style-name="ce34">
            <text:p>key considerations</text:p>
          </table:table-cell>
          <table:table-cell office:value-type="string" table:style-name="ce34">
            <text:p>synonyms</text:p>
          </table:table-cell>
          <table:table-cell table:number-columns-repeated="16379"/>
        </table:table-row>
        <table:table-row table:style-name="ro1">
          <table:table-cell office:value-type="string" table:style-name="ce35">
            <text:p>dodavatel</text:p>
          </table:table-cell>
          <table:table-cell office:value-type="string" table:style-name="ce35">
            <text:p>entita, která navrhuje a vytváří drážní řídicí a ochranné systémy obsahující software nebo jeho části</text:p>
          </table:table-cell>
          <table:table-cell table:number-columns-repeated="2" table:style-name="ce36"/>
          <table:table-cell office:value-type="string" table:style-name="ce36">
            <text:p>supplier</text:p>
          </table:table-cell>
          <table:table-cell table:number-columns-repeated="16379"/>
        </table:table-row>
        <table:table-row table:style-name="ro21">
          <table:table-cell office:value-type="string" table:number-columns-spanned="1" table:number-rows-spanned="4" table:style-name="ce42">
            <text:p>hodnotitel</text:p>
          </table:table-cell>
          <table:table-cell office:value-type="string" table:number-columns-spanned="1" table:number-rows-spanned="4" table:style-name="ce42">
            <text:p>entita, která provádí hodnocení</text:p>
          </table:table-cell>
          <table:table-cell office:value-type="string" table:number-columns-spanned="1" table:number-rows-spanned="4" table:style-name="ce43">
            <text:p>Odpovědnosti:</text:p>
            <text:p>1. musí získat systémové porozumění softwaru v zamýšleném prostředí jeho aplikace</text:p>
            <text:p>2. musí vypracovat plán hodnocení a předložit jej orgánu pro otázky bezpečnosti a organizaci zákazníka</text:p>
            <text:p>(orgánu uzavírajícímu smlouvu s hodnotitelem)</text:p>
            <text:p>3. musí vyhodnotit shodu procesů tvorby softwaru a vyvinutého softwaru s požadavky této evropské normy,</text:p>
            <text:p>včetně přiřazené úrovně SIL</text:p>
            <text:p>4. musí vyhodnotit kvalifikaci pracovníků na projektu a organizace pro vývoj softwaru</text:p>
            <text:p>5. musí vyhodnotit činnosti verifikace a validace a související důkazy</text:p>
            <text:p>6. musí vyhodnotit systém řízení kvality přijatý pro vývoj softwaru</text:p>
            <text:p>7. musí vyhodnotit systém řízení konfigurace a změn a důkaz o jejich použití a aplikaci</text:p>
            <text:p>8. musí ve zprávě z hodnocení identifikovat a vyhodnotit v termínech (dopadu) rizika jakékoliv odchylky</text:p>
            <text:p>od požadavků na software</text:p>
            <text:p>9. musí zajistit, že je plán hodnocení zaveden</text:p>
            <text:p>10. musí provést audity bezpečnosti a inspekce celkového vývojového procesu, podle potřeby, v různých</text:p>
            <text:p>etapách vývoje</text:p>
            <text:p>11. v případě potřeby musí poskytnout profesionální pohled na vhodnost vyvinutého softwaru pro jeho</text:p>
            <text:p>zamýšlené použití s podrobným popisem jakýchkoliv omezení, podmínek použití a postřehů k řízení rizika</text:p>
            <text:p>12. musí vytvořit zprávu z hodnocení a udržovat záznamy z procesu hodnocení</text:p>
          </table:table-cell>
          <table:table-cell office:value-type="string" table:style-name="ce37">
            <text:p>Klíčové kompetence:1. musí být kompetentní v oblasti/technologiích, ve kterých je hodnocení prováděno</text:p>
            <text:p>2. musí mít schválení/licenci od uznaného orgánu pro otázky bezpečnosti</text:p>
            <text:p>3. musí mít/usilovat o nepřetžité zvyšování dostatečné úrovně zkušeností v principech bezpečnosti a aplikaci</text:p>
            <text:p>principů v oblasti aplikace</text:p>
            <text:p>4. musí být kompetentní zkontrolovat, že byla použita vhodná metoda nebo kombinace metod v daném</text:p>
            <text:p>kontextu</text:p>
            <text:p>5. musí být kompetentní ve znalosti příslušné bezpečnosti, lidských zdrojů, technických procesech</text:p>
            <text:p>a procesech řízení kvality při plnění požadavků EN 50128</text:p>
            <text:p>6. musí být kompetentní v přístupech/metodologiích hodnocení</text:p>
            <text:p>7. musí mít schopnost analytického myšlení a dobré pozorovací schopnosti</text:p>
            <text:p>8. musí být schopný kombinovat různé zdroje a typy důkazů a vytvořit celkový pohled týkající se vhodnosti</text:p>
            <text:p>pro daný účel nebo omezení a limitů aplikace</text:p>
            <text:p>9. musí rozumět softwaru jako celku a mít náhled zahrnující porozumění aplikačnímu prostředí</text:p>
            <text:p>10. musí být schopný posoudit dostatečnost všech vývojových procesů (jako řízení kvality, řízení konfigurace,</text:p>
            <text:p>procesy validace a verifikace)</text:p>
            <text:p>11. musí rozumět požadavkům EN 50128</text:p>
          </table:table-cell>
          <table:table-cell table:number-columns-spanned="1" table:number-rows-spanned="4" table:style-name="ce44"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5.1.2.5 Hodnotitel musí být nezávislý na dodavateli nebo na základě rozhodnutí orgánu pro otázky bezpečnosti může být součástí organizace dodavatele nebo organizace zákazníka.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5.1.2.6 Hodnotitel musí být nezávislý na daném projektu.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38">
            <text:p>5.1.2.10 m) Hodnotitel musí být nezávislý a to i organizačně od rolí manažera projektu, manažera pro požadavky,</text:p>
            <text:p>návrháře, implementátora, integrátora, testera, verifikátora a validátora.</text:p>
          </table:table-cell>
          <table:covered-table-cell/>
          <table:table-cell table:number-columns-repeated="16379"/>
        </table:table-row>
        <table:table-row table:style-name="ro22">
          <table:table-cell office:value-type="string" table:number-columns-spanned="1" table:number-rows-spanned="6" table:style-name="ce42">
            <text:p>manažer pro požadavky</text:p>
          </table:table-cell>
          <table:table-cell office:value-type="string" table:number-columns-spanned="1" table:number-rows-spanned="6" table:style-name="ce42">
            <text:p>entita, která provádí řízení požadavků</text:p>
          </table:table-cell>
          <table:table-cell office:value-type="string" table:style-name="ce39">
            <text:p>Odpovědnosti:</text:p>
            <text:p>1. musí být zodpovědný za specifikaci požadavků na software</text:p>
            <text:p>2. musí vlastnit specifikaci požadavků na software</text:p>
            <text:p>3. musí prokázat a udržovat sledovatelnost k a od požadavků systémové úrovně</text:p>
            <text:p>4. musí zajistit, že specifikace a požadavky na software jsou v systému řízení změn a konfigurace včetně</text:p>
            <text:p>stavu, verze a autorizačního statusu</text:p>
            <text:p>5. musí zajistit konzistenci a kompletnost specifikace požadavků na software (s odkazy na požadavky</text:p>
            <text:p>uživatele a konečné prostředí aplikace)</text:p>
            <text:p>6. musí vypracovat a udržovat dokumenty požadavků na software</text:p>
          </table:table-cell>
          <table:table-cell office:value-type="string" table:number-columns-spanned="1" table:number-rows-spanned="6" table:style-name="ce45">
            <text:p>Klíčové kompetence:</text:p>
            <text:p>1. musí být kompetentní v technice vytváření požadavků</text:p>
            <text:p>2. musí mít zkušenosti v oblasti dané aplikace</text:p>
            <text:p>3. musí mít zkušenosti s atributy bezpečnosti v oblasti dané aplikace</text:p>
            <text:p>4. musí rozumět celkové funkci systému a prostředí aplikace</text:p>
            <text:p>5. musí rozumět analytickým technikám a výstupům</text:p>
            <text:p>6. musí rozumět příslušným předpisům</text:p>
            <text:p>7. musí rozumět požadavkům EN 50128</text:p>
          </table:table-cell>
          <table:table-cell table:number-columns-spanned="1" table:number-rows-spanned="6" table:style-name="ce4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a) Manažer pro požadavky, návrhář a implementáto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b) Manažer pro požadavky, návrhář a implementátor softwarové komponenty zodpovídají manažerovi projektu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0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22">
          <table:table-cell office:value-type="string" table:number-columns-spanned="1" table:number-rows-spanned="6" table:style-name="ce42">
            <text:p>návrhář</text:p>
          </table:table-cell>
          <table:table-cell office:value-type="string" table:number-columns-spanned="1" table:number-rows-spanned="6" table:style-name="ce42">
            <text:p>entita, která analyzuje a transformuje stanovené požadavky do přijatelných řešení návrhu, která mají požadovanou úroveň integrity bezpečnosti</text:p>
          </table:table-cell>
          <table:table-cell office:value-type="string" table:style-name="ce39">
            <text:p>Odpovědnosti:</text:p>
            <text:p>1. musí transformovat specifikované požadavky na software do akceptovatelných řešení</text:p>
            <text:p>2. musí vlastnit architekturu a z ní vyplývající řešení</text:p>
            <text:p>3. musí definovat nebo vybrat metody návrhu a podpůrné nástroje</text:p>
            <text:p>4. musí použít přiměřené principy a standardy návrhu</text:p>
            <text:p>5. musí vypracovat specifikace komponent kde je potřeba</text:p>
            <text:p>6. musí udržovat sledovatelnost k a od specifikovaných požadavků na software</text:p>
            <text:p>7. musí vypracovat a udržovat dokumentaci návrhu</text:p>
            <text:p>8. musí zajistit, že dokumenty návrhu jsou v systému řízení změn a konfigurace</text:p>
          </table:table-cell>
          <table:table-cell office:value-type="string" table:number-columns-spanned="1" table:number-rows-spanned="6" table:style-name="ce45">
            <text:p>Klíčové kompetence:</text:p>
            <text:p>1. musí být kompetentní v oboru přiměřeně k oblasti aplikace</text:p>
            <text:p>2. musí být kompetentní v principech týkajících se bezpečného návrhu</text:p>
            <text:p>3. musí být kompetentní v metodologii analýzy návrhu a testu návrhu</text:p>
            <text:p>4. musí být schopný pracovat v rámci omezení návrhu souvisejícím s daným prostředím</text:p>
            <text:p>5. musí být kompetentní v porozumění oblasti týkající se daného problému</text:p>
            <text:p>6. musí rozumět všem omezením vynuceným hardwarovou platformou, operačním systémem a systémy</text:p>
            <text:p>rozhraní</text:p>
            <text:p>7. musí rozumět příslušným částem EN 50128</text:p>
          </table:table-cell>
          <table:table-cell table:number-columns-spanned="1" table:number-rows-spanned="6" table:style-name="ce4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a) Manažer pro požadavky, návrhář a implementáto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b) Manažer pro požadavky, návrhář a implementátor softwarové komponenty zodpovídají manažerovi projektu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0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23">
          <table:table-cell office:value-type="string" table:number-columns-spanned="1" table:number-rows-spanned="6" table:style-name="ce42">
            <text:p>implementátor</text:p>
          </table:table-cell>
          <table:table-cell office:value-type="string" table:number-columns-spanned="1" table:number-rows-spanned="6" table:style-name="ce46">
            <text:p>entita, která transformuje specifikované návrhy do jejich fyzické implementace</text:p>
          </table:table-cell>
          <table:table-cell office:value-type="string" table:style-name="ce39">
            <text:p>Odpovědnosti:</text:p>
            <text:p>1. musí transformovat řešení návrhu na data / zdrojový kód / jinou reprezentaci návrhu</text:p>
            <text:p>2. musí transformovat zdrojový kód na spustitelný kód / jiné reprezentace návrhu</text:p>
            <text:p>3. musí použít principy týkající se bezpečného návrhu</text:p>
            <text:p>4. musí použít stanovené standardy pro přípravu dat / kódovací standardy</text:p>
            <text:p>5. musí provést analýzy za účelem verifikace mezivýsledků</text:p>
            <text:p>6. musí integrovat software na cílovém zařízení</text:p>
            <text:p>7. musí vypracovat a udržovat dokumenty implementace zahrnující použité metody, typy dat a seznamy</text:p>
            <text:p>8. musí udržovat sledovatelnost k a od návrhu</text:p>
            <text:p>9. musí udržovat vytvořená nebo modifikovaná data / kód v systému řízení změn a konfigurace</text:p>
          </table:table-cell>
          <table:table-cell office:value-type="string" table:number-columns-spanned="1" table:number-rows-spanned="6" table:style-name="ce45">
            <text:p>Klíčové kompetence:</text:p>
            <text:p>1. musí být kompetentní v obotu přiměřeně k oblasti aplikace</text:p>
            <text:p>2. musí být kompetentní v jazyku implementace a podpůrných nástrojích</text:p>
            <text:p>3. musí být schopný používat stanovené kódovací standardy a styly pro programování</text:p>
            <text:p>4. musí rozumět všem omezením vynuceným hardwarovou platformou, operačním systémem a systémy</text:p>
            <text:p>rozhraní</text:p>
            <text:p>5. musí rozumět příslušným částem EN 50128</text:p>
          </table:table-cell>
          <table:table-cell table:number-columns-spanned="1" table:number-rows-spanned="6" table:style-name="ce4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a) Manažer pro požadavky, návrhář a implementáto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b) Manažer pro požadavky, návrhář a implementátor softwarové komponenty zodpovídají manažerovi projektu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0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42">
            <text:p>manažer projektu</text:p>
          </table:table-cell>
          <table:table-cell office:value-type="string" table:number-columns-spanned="1" table:number-rows-spanned="4" table:style-name="ce42">
            <text:p>entita, která provádí řízení projektu</text:p>
          </table:table-cell>
          <table:table-cell office:value-type="string" table:style-name="ce41">
            <text:p>5.1.2.10 f) Validátor nesmí zodpovídat manažerovi projektu, tj. manažer projektu nesmí mít žadný vliv na rozhodnutí</text:p>
            <text:p>validátora, ale validátor informuje manažera projektu o svých rozhodnutích.</text:p>
          </table:table-cell>
          <table:table-cell table:number-columns-spanned="1" table:number-rows-spanned="4" table:style-name="ce44"/>
          <table:table-cell table:number-columns-spanned="1" table:number-rows-spanned="4" table:style-name="ce4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k) Osoba, která je manažerem projektu může navíc vykonávat roli manažera pro požadavky, návrháře,</text:p>
            <text:p>implementátora, integrátora, testera nebo verifikátora za předpokladu, že jsou respektovány požadavky</text:p>
            <text:p>na nezávislost mezi těmito dalšími rolemi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8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11">
          <table:table-cell office:value-type="string" table:number-columns-spanned="1" table:number-rows-spanned="5" table:style-name="ce42">
            <text:p>tester</text:p>
          </table:table-cell>
          <table:table-cell office:value-type="string" table:number-columns-spanned="1" table:number-rows-spanned="5" table:style-name="ce42">
            <text:p>entita, která provádí testování</text:p>
          </table:table-cell>
          <table:table-cell office:value-type="string" table:style-name="ce39">
            <text:p>Odpovědnosti:</text:p>
            <text:p>1. musí zajistit, že činnosti testování jsou plánovány</text:p>
            <text:p>2. musí vytvořit specifikaci testů (cíle &amp; případy)</text:p>
            <text:p>3. musí zajistit sledovatelnost cílů testů vzhledem k specifikovaným požadavkům na software a testovacích</text:p>
            <text:p>případů vzhledem k stanoveným cílům testů</text:p>
            <text:p>4. musí zajistit, že plánované testy jsou implementovány a že jsou specifikované testy provedeny</text:p>
            <text:p>5. musí identifikovat odchylky od očekávaných výsledků a zaznamenat je ve zprávách z testů</text:p>
            <text:p>6. odchylky musí oznamovat příslušné skupině odpovědné za řízení změn za účelem jejich vyhodnocení</text:p>
            <text:p>a stanovení rozhodnutí</text:p>
            <text:p>7. musí zachytit výstupy testů ve zprávách</text:p>
            <text:p>8. musí zvolit vybavení pro testování softwaru</text:p>
          </table:table-cell>
          <table:table-cell office:value-type="string" table:number-columns-spanned="1" table:number-rows-spanned="5" table:style-name="ce45">
            <text:p>Klíčové kompetence:</text:p>
            <text:p>1. musí být kompetentní v oblasti ve které je testování prováděno, např. požadavky na software, data,</text:p>
            <text:p>kód atd.</text:p>
            <text:p>2. musí být kompetentní v různých přístupech/metodologiích testování a verifikace a být schopen</text:p>
            <text:p>identifikovat nejvhodnější metodu v daném kontextu</text:p>
            <text:p>3. musí být schopný odvodit testovací případ z daných specifikací</text:p>
            <text:p>4. musí mít schopnost analytického myšlení a dobré pozorovací schopnosti</text:p>
            <text:p>5. musí rozumět příslušným částem EN 50128</text:p>
          </table:table-cell>
          <table:table-cell table:number-columns-spanned="1" table:number-rows-spanned="5" table:style-name="ce4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c) Integrátor a teste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d) Integrátor a tester softwarové komponenty mohou zodpovídat manažerovi projektu nebo validátorovi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h) Osoba, která je integrátorem nebo testerem softwarové komponenty nesmí být manažerem pro požadavky,</text:p>
            <text:p>návrhářem ani implement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0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42">
            <text:p>verifikátor</text:p>
          </table:table-cell>
          <table:table-cell office:value-type="string" table:number-columns-spanned="1" table:number-rows-spanned="5" table:style-name="ce42">
            <text:p>entita, která je zodpovědná za jednu nebo více verifikačních činností</text:p>
          </table:table-cell>
          <table:table-cell office:value-type="string" table:style-name="ce41">
            <text:p>5.1.2.10 e) Verifikátor může zodpovídat manažerovi projektu nebo validátorovi.</text:p>
          </table:table-cell>
          <table:table-cell table:number-columns-spanned="1" table:number-rows-spanned="5" table:style-name="ce44"/>
          <table:table-cell table:number-columns-spanned="1" table:number-rows-spanned="5" table:style-name="ce4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i) Osoba, která je verifikátorem nesmí být manažerem pro požadavky, návrhářem, implementátorem,</text:p>
            <text:p>integrátorem, testerem ani validátorem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o) Osoba, která je verifikátorem může také vykonávat roli integrátora a testera, ale v tomto případě musí</text:p>
            <text:p>validátor zkontrolovat přiměřenost dokumentovaných informací z integrace a testování vůči konkrétním</text:p>
            <text:p>úkolům verifikace, a tedy zastávat dvě úrovně kontroly uvnitř organizace projektu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8">
            <text:p>5.1.2.14 Role verifikátora a validátora musí být definovány na úrovni projektu a musí zůstat nezměněny</text:p>
            <text:p>během projektu vývoj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42">
            <text:p>validátor</text:p>
          </table:table-cell>
          <table:table-cell office:value-type="string" table:number-columns-spanned="1" table:number-rows-spanned="5" table:style-name="ce42">
            <text:p>entita, která je zodpovědná za validaci</text:p>
          </table:table-cell>
          <table:table-cell office:value-type="string" table:style-name="ce41">
            <text:p>5.1.2.10 f) Validátor nesmí zodpovídat manažerovi projektu, tj. manažer projektu nesmí mít žadný vliv na rozhodnutí</text:p>
            <text:p>validátora, ale validátor informuje manažera projektu o svých rozhodnutích.</text:p>
          </table:table-cell>
          <table:table-cell table:number-columns-spanned="1" table:number-rows-spanned="5" table:style-name="ce44"/>
          <table:table-cell table:number-columns-spanned="1" table:number-rows-spanned="5" table:style-name="ce4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j) Osoba, která je validátorem nesmí být manažerem pro požadavky, návrhářem, implementátorem,</text:p>
            <text:p>integrátorem, testerem ani verifikátorem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n) Osoba, která je validátorem může také vykonávat roli verifikátora, ale musí být zachována nezávislost</text:p>
            <text:p>na manažerovi projektu. V tomto případě musí být výstupní dokumenty verifikátora přezkoumány jinou</text:p>
            <text:p>kompetentní osobou se stejnou úrovní nezávislosti jakou má validátor. Tato alternativa organizace má</text:p>
            <text:p>podléhat schválení hodnotitelem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8">
            <text:p>5.1.2.14 Role verifikátora a validátora musí být definovány na úrovni projektu a musí zůstat nezměněny</text:p>
            <text:p>během projektu vývoj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42">
            <text:p>integrátor</text:p>
          </table:table-cell>
          <table:table-cell office:value-type="string" table:number-columns-spanned="1" table:number-rows-spanned="4" table:style-name="ce42">
            <text:p>entita, která provádí integraci softwaru</text:p>
          </table:table-cell>
          <table:table-cell office:value-type="string" table:style-name="ce41">
            <text:p>5.1.2.10 c) Integrátor a tester softwarové komponenty může být jedna a ta samá osoba.</text:p>
          </table:table-cell>
          <table:table-cell table:number-columns-spanned="1" table:number-rows-spanned="4" table:style-name="ce44"/>
          <table:table-cell table:number-columns-spanned="1" table:number-rows-spanned="4" table:style-name="ce4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d) Integrátor a tester softwarové komponenty mohou zodpovídat manažerovi projektu nebo validátorovi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h) Osoba, která je integrátorem nebo testerem softwarové komponenty nesmí být manažerem pro požadavky,</text:p>
            <text:p>návrhářem ani implement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8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manažer konfigurace</text:p>
          </table:table-cell>
          <table:table-cell office:value-type="string" table:style-name="ce1">
            <text:p>entita, která je zodpovědná za zavádění a provádění procesů pro řízení konfigurace dokumentů, softwaru a souvisejících nástrojů včetně řízení změn</text:p>
          </table:table-cell>
          <table:table-cell table:number-columns-repeated="16382" table:style-name="ce1"/>
        </table:table-row>
        <table:table-row table:number-rows-repeated="1048528" table:style-name="ro24">
          <table:table-cell table:number-columns-repeated="16384"/>
        </table:table-row>
      </table:table>
      <table:table table:name="products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number-columns-repeated="16381" table:default-cell-style-name="ce1"/>
        <table:table-row table:style-name="ro1">
          <table:table-cell office:value-type="string" table:style-name="ce47">
            <text:p>name</text:p>
          </table:table-cell>
          <table:table-cell office:value-type="string" table:style-name="ce47">
            <text:p>main descripti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án zajištění kvality softwaru</text:p>
          </table:table-cell>
          <table:table-cell office:value-type="string" table:style-name="ce1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  <text:p>6.5.4.4 Plán zajištění kvality softwaru musí být napsán a musí být přesně stanovený pro daný projekt. Musí</text:p>
            <text:p>realizovat požadavky uvedené v článku 6.5.4.5.</text:p>
            <text:p>6.5.4.5 Jako minimum musí být specifikovány následující položky nebo musí být na ně odkazováno v Plánu</text:p>
            <text:p>zajištění kvality softwaru.</text:p>
            <text:p>a) Definice modelu životního cyklu, která obsahuje:</text:p>
            <text:p>1) činnosti a základní úkoly, které jsou v souladu s plány, např. Plánem bezpečnosti, které byly stanoveny</text:p>
            <text:p>na systémové úrovni;</text:p>
            <text:p>2) vstupní a výstupní kritéria každé činnosti;</text:p>
            <text:p>3) vstupy a výstupy každé činnosti;</text:p>
            <text:p>4) hlavní činnosti týkající se kvality;</text:p>
            <text:p>5) entita zodpovědná za každou činnost.</text:p>
            <text:p>b) Struktura dokumentace.</text:p>
            <text:p>c) Řízení dokumentace:</text:p>
            <text:p>1) role účastnící se dokumentování, kontroly a schválení;</text:p>
            <text:p>2) rozsah distribuce;</text:p>
            <text:p>3) archivace.</text:p>
            <text:p>d) Sledování a vyhledávání odchylek.</text:p>
            <text:p>e) Metody, opatření a nástroje pro zajištění kvality podle přiřazené úrovně integrity bezpečnosti (viz příloha A).</text:p>
            <text:p>f) Posouzení, podle definice v 4.7 až 4.9, že každá kombinace technik a opatření zvolená dle přílohy A</text:p>
            <text:p>je vhodná pro definovanou úroveň integrity bezpečnosti softwaru.</text:p>
            <text:p>Některé z informací požadovaných plánem zajištění kvality softwaru mohou být obsaženy v jiných</text:p>
            <text:p>dokumentech, jako např. samostatný plán řízení konfigurace softwaru, plán údržby, plán veriface softwaru a</text:p>
            <text:p>plán validace softwaru. Kapitoly plánu zajištění kvality softwaru se musí odkazovat na dokumenty, ve kterých</text:p>
            <text:p>jsou tyto informace obsaženy. V každém případě musí být obsah každé kapitoly plánu zajištění kvality softwaru</text:p>
            <text:p>musí být uveden a to buď přímo nebo odkazem na jiný dokument.</text:p>
            <text:p>Odkazované dokumenty musí být přezkoumány za účelem zajištění, že poskytují všechny požadované</text:p>
            <text:p>informace a že plně uspokojují požadavky této evropské normy.</text:p>
            <text:p>6.5.4.6 Činnosti zajištění kvality, opatření, dokumenty atd. požadované všemi normativními články této</text:p>
            <text:p>evropské normy musí být specifikovány nebo na ně musí existovat odkaz v plánu zajištění kvality softwaru</text:p>
            <text:p>a musí přizpůsobeny konkrétnímu projektu.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24">
            <text:p>Model životního cyklu</text:p>
          </table:table-cell>
          <table:table-cell office:value-type="string" table:style-name="ce1">
            <text:p>Dva příklady modelů životního cyklu jsou zobrazeny na Obrázku 3 a Obrázku 4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5.3.2.2 Model životního cyklu musí brát v úvahu možnost iterací během jednotlivých etap i mezi nimi.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8" table:style-name="ce24">
            <text:p>Plán verifikace softwaru</text:p>
          </table:table-cell>
          <table:table-cell office:value-type="string" table:style-name="ce1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3 Plán verifikace softwaru musí popisovat činnosti, které mají být provedeny, aby byla zajištěna náležitá</text:p>
            <text:p>verifikace a že je dostupný vhodný konkrétní návrh nebo další potřeby verifikace pro jejich provedení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4 Během vývoje (a v závislosti na velikosti systému) může být plán rozdělen na několik podřízených</text:p>
            <text:p>dokumentů, které budou doplňovány, jakmile začnou být jasnější podrobné potřeby verifikace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5 Plán verifikace softwaru musí dokumentovat všechna kritéria, techniky a nástroje, které budou použité</text:p>
            <text:p>v procesu verifikace. Plán verifikace softwaru musí obsahovat techniky a opatření vybrané z Tabulky A.5,</text:p>
            <text:p>Tabulky A.6, Tabulky A.7 a Tabulky A.8. Tato vybraná kombinace musí být odůvodněna a musí vyhovovat 4.8,</text:p>
            <text:p>4.9 a 4.10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6 Plán verifikace softwaru musí popisovat činnosti, které musí být vykonány pro zajištění správnosti</text:p>
            <text:p>a konzistence s ohledem na vstupy do příslušné etapy. To zahrnuje přezkoumání, testování a integraci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7 V kažné etapě vývoje musí být prokázáno, že jsou splněny požadavky na funkcionalitu, výkon</text:p>
            <text:p>a bezpečnost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8 Výsledky každé verifikace musí být uchovány ve formátu definovaném nebo odkazovaném v plánu</text:p>
            <text:p>verifikace softwar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9 Plán verifikace softwaru má určit následující:</text:p>
            <text:p>a) výběr strategií a technik verifikace (aby se předešlo zbytečné složitosti v hodnocení verifikace a testování,</text:p>
            <text:p>přednost se musí dát výběru technik, které jsou samy o sobě snadno analyzovatelné);</text:p>
            <text:p>b) výběr technik z Tabulky A.5, Tabulky A.6, Tabulky A.7 a Tabulky A.8;</text:p>
            <text:p>c) výběr a dokumentaci verifikačních činností;</text:p>
            <text:p>d) vyhodnocení získaných výsledků verifikace;</text:p>
            <text:p>e) vyhodnocení požadavků na bezpečnost a robustnost;</text:p>
            <text:p>f) role a odpovědnosti personálu zapojeného do procesu verifikace;</text:p>
            <text:p>g) stupeň požadovaného pokrytí kódu funkčními testy, kterého má být dosaženo;</text:p>
            <text:p>h) strukturu a obsah každého kroku verifikace, zvláště na verifikaci požadavků na software (7.2.4.22), verifikaci</text:p>
            <text:p>architektury a návrhu softwaru (7.3.4.41, 7.3.4.42), verifikaci softwarových komponent (7.4.4.13), verifikaci</text:p>
            <text:p>zdrojového kódu softwaru (7.5.4.10) a verifikaci integrace (7.6.4.13) a to způsobem, který usnadní</text:p>
            <text:p>přezkoumání proti plánu verifikace softwaru.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24">
            <text:p>Plán validace softwaru</text:p>
          </table:table-cell>
          <table:table-cell office:value-type="string" table:style-name="ce1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3.4.4 Plán validace softwaru musí zahrnovat shrnutí odůvodňující zvolenou strategii validace. Odůvodnění</text:p>
            <text:p>musí obsahovat zvážení, podle požadované úrovně bezpečnosti, použití:</text:p>
            <text:p>a) ručních nebo automatizovaných technik nebo obou;</text:p>
            <text:p>b) statických nebo dynamických technik nebo obou;</text:p>
            <text:p>c) analytických nebo statistických technik nebo obou;</text:p>
            <text:p>d) testování v reálném nebo simulovaném prostředí nebo v obo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3.4.5 Plán validace softwaru musí identifikovat kroky nezbytné k prokázání přiměřenosti jakékoliv</text:p>
            <text:p>specifikace softwaru pro splnění požadavků na bezpečnost stanovených ve specifikaci požadavků</text:p>
            <text:p>na bezpečnost systém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3.4.6 Plán validace softwaru musí identifikovat kroky nezbytné k prokázání přiměřenosti specifikace</text:p>
            <text:p>celkového testování softwaru jako testu prováděného proti specifikaci požadavků na software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ecifikace celkového testování softwar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Zpráva z celkového testování softwaru</text:p>
          </table:table-cell>
          <table:table-cell office:value-type="string" table:style-name="ce1">
            <text:p>7.2.4.17 Specifikace celkového testování softwaru musí být popisem testů, které budou provedeny</text:p>
            <text:p>na dokončeném softwaru.</text:p>
            <text:p>7.2.4.18 Specifikace celkového testování softwaru si musí vybrat techniky a opatření z Tabulky A.7. Zvolená</text:p>
            <text:p>kombinace musí být zdůvodněna jako sada a plnit články 4.8 a 4.9.</text:p>
            <text:p>7.2.4.19 Specifikace celkového testování softwaru musí pro každou požadovanou funkci identifikovat testovací</text:p>
            <text:p>případy zahrnující:</text:p>
            <text:p>a) požadované vstupní signály s jejich pořadím a jejich hodnotami;</text:p>
            <text:p>b) očekávané výstupní signály s jejich pořadím a jejich hodnotami;</text:p>
            <text:p>c) kritéria úspěšnosti testu, včetně aspektů výkonu a kvality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testů integrace softwaru</text:p>
          </table:table-cell>
          <table:table-cell office:value-type="string" table:style-name="ce1">
            <text:p>6.1.4.4 Každá specifikace testu musí obsahovat následující:</text:p>
            <text:p>a) cíle testu;</text:p>
            <text:p>b) testovací případy, data použitá v testu a očekávané výsledky;</text:p>
            <text:p>c) typy testů, které je třeba provést;</text:p>
            <text:p>d) prostředí testu, nástroje, konfiguraci a programy;</text:p>
            <text:p>e) kritéria testu, na základě kterých bude rozhodnuto o ukončení testu;</text:p>
            <text:p>f) kritéria a stupeň pokrytí kódu testem, kterého bude dosaženo;</text:p>
            <text:p>g) role a odpovědnosti personálu zúčastněného v procesu testování;</text:p>
            <text:p>h) požadavky, které jsou pokryty danou specifikací testu;</text:p>
            <text:p>i) výběr a využití zařízení pro testování softwaru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Zpráva z testů integrace softwaru</text:p>
          </table:table-cell>
          <table:table-cell office:value-type="string" table:style-name="ce1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testů integrace softwaru/hardwar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Zpráva z testů integrace softwaru/hardwaru</text:p>
          </table:table-cell>
          <table:table-cell office:value-type="string" table:style-name="ce1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testů softwarových komponent</text:p>
          </table:table-cell>
          <table:table-cell table:style-name="ce1"/>
          <table:table-cell office:value-type="string" table:style-name="ce48">
            <text:p>extend specifikace testu, zpráva z testu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Zpráva z testů softwarových komponen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24">
            <text:p>Zpráva z verifikace zajištění kvality softwaru</text:p>
          </table:table-cell>
          <table:table-cell office:value-type="string" table:style-name="ce11">
            <text:p>6.2.4.11 Jakmile se stanoví plán verifikace softwaru, jeho verifikace musí určit</text:p>
            <text:p>a) že plán verifikace softwaru splňuje obecné požadavky na čitelnosti a sledovatelnost uvedené v článcích</text:p>
            <text:p>5.3.2.7 až 5.3.2.10 a 6.5.4.14 až 6.5.4.17 jako i konkrétní požadavky uvedené v článcích 6.2.4.3 až 6.2.4.9; (?)</text:p>
            <text:p>b) vnitřní konzistenci plánu verifikace softwaru.</text:p>
            <text:p>Výsledky musí být zaznamenány ve zprávě z verifikace zajištění kvality softwaru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2.4.13 Každá zpráva z verifikace softwaru musí dokumentovat následující:</text:p>
            <text:p>a) identitu a konfiguraci verifikovaných položek, stejně jako jména verifikátorů;</text:p>
            <text:p>b) položky, které nevyhovují specifikacím;</text:p>
            <text:p>c) komponenty, data, struktury a algoritmy špatně přizpůsobené problému;</text:p>
            <text:p>d) zjištěné chyby nebo nedostatky;</text:p>
            <text:p>e) splnění nebo odchylky od plánu verifikace softwaru (v případě odchylky musí zpráva z verifikace vysvětlit,</text:p>
            <text:p>zda je tato odchylka kritické nebo ne);</text:p>
            <text:p>f) předpoklady, pokud nějaké jsou;</text:p>
            <text:p>g) shrnutí výsledků verifikace.</text:p>
            <text:p>6.5.4.8 Poté, co je stanoven plán zajištění kvality softwaru, pak se musí jeho verifikace zabývat</text:p>
            <text:p>a) tím, že plán zajištění kvality softwaru splňuje obecné požadavky na srozumitelnost a sledovatelnost (5.3.2.7</text:p>
            <text:p>až 5.3.2.10 a 6.5.4.14 až 6.5.4.17) stejně jako konkrétní požadavky vyjádřené v článcích 6.5.4.4 až 6.5.4.6;</text:p>
            <text:p>b) vnitřní konzistencí plánu zajištění kvality softwaru.</text:p>
            <text:p>Výsledky musí být zaznamenány ve zprávě z verifikace zajištění kvality softwaru.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1" table:number-rows-spanned="4" table:style-name="ce24">
            <text:p>Zpráva z validace softwaru</text:p>
          </table:table-cell>
          <table:table-cell office:value-type="string" table:style-name="ce1">
            <text:p>6.3.4.8 Výsledky validace musí být dokumentovány ve zprávě o validaci softwaru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9 Validátor musí zkontrolovat, že je proces verifikace kompletní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10 Zpráva z validace softwaru musí zřetelně uvést softwarovou baseline, která byla validována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11 Zpráva z validace softwaru musí jasně identifikovat jakékoliv známé nedostatky v softwaru a jejich</text:p>
            <text:p>dopad, který mohou mít při použití softwaru.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1" table:number-rows-spanned="2" table:style-name="ce24">
            <text:p>Zpráva z verifikace validace softwaru</text:p>
          </table:table-cell>
          <table:table-cell office:value-type="string" table:style-name="ce1">
            <text:p>6.3.4.13 Jakmile se stanoví plán validace softwaru, pak se musí jeho verifikace zabývat</text:p>
            <text:p>a) tím, že plán validace softwaru splňuje obecné požadavky na čitelnost a sledovatelnost uvedené v článcích</text:p>
            <text:p>5.3.2.7 až 5.3.2.10 a 6.5.4.14 až 6.5.4.17 jako i konkrétní požadavky uvedené v článcích 6.3.4.4 až 6.3.4.6;</text:p>
            <text:p>b) vnitřní konzistencí plánu validace softwaru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14 Poté, co je vypracována zpráva z validace softwaru, pak se musí její verifikace zabývat</text:p>
            <text:p>a) tím, že zpráva z validace softwaru splňuje obecné požadavky na čitelnost a sledovatelnost uvedené</text:p>
            <text:p>v článcích 5.3.2.7 až 5.3.2.10 a 6.5.4.14 až 6.5.4.17 jako i konkrétní požadavky uvedené v článcích 6.3.4.8</text:p>
            <text:p>až 6.3.4.11 a 7.7.4.7 až 7.7.4.11;</text:p>
            <text:p>b) vnitřní konzistencí zprávy o validaci softwaru.</text:p>
            <text:p>Výsledky musí být zaznamenány ve zprávě z verifikace validace softwaru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požadavků na software</text:p>
          </table:table-cell>
          <table:table-cell office:value-type="string" table:style-name="ce1">
            <text:p>7.2.4.2 Specifikace požadavků na software musí vyjadřovat požadované vlastnosti softwaru, který je vyvíjen.</text:p>
            <text:p>Tyto vlastnosti, které jsou všechny (mimo bezpečnost) definovány řadou norem ISO/IEC 9126, musí zahrnovat:</text:p>
            <text:p>a) funkcionalitu (včetně výkonnosti a doby odezev);</text:p>
            <text:p>b) robustnost a udržovatelnost;</text:p>
            <text:p>c) bezpečnost (včetně bezpečnostních funkcí a jejich přiřazených úrovní integrity bezpečnosti softwaru);</text:p>
            <text:p>d) efektivitu;</text:p>
            <text:p>e) použitelnost;</text:p>
            <text:p>f) přenositelnost.</text:p>
            <text:p>7.2.4.3 Úroveň integrity bezpečnosti softwaru musí být odvozena podle definic v kapitole 4 a zaznamenána</text:p>
            <text:p>ve specifikaci požadavků na software.</text:p>
            <text:p>7.2.4.4 V rozsahu požadovaném úrovní integrity bezpečnosti softwaru musí být specifikace požadavků</text:p>
            <text:p>na software vyjádřena a strukturována takovým způsobem, že jsou:</text:p>
            <text:p>a) kompletní, jasné, přesné, jednoznačné, verifikovatelné, testovatelné, udržovatelné a proveditelné;</text:p>
            <text:p>b) zpětně vysledovatelné ke všem vstupním dokumentům.</text:p>
            <text:p>7.2.4.5 Specifikace požadavků na software musí obsahovat způsoby vyjadřování a popisy, které jsou</text:p>
            <text:p>srozumitelné pro odpovědný personál zainteresovaný v životním cyklu softwaru.</text:p>
            <text:p>7.2.4.6 Specifikace požadavků na software musí identifikovat a dokumentovat všechna rozhraní s jakýmkoliv</text:p>
            <text:p>dalším systémem, ať už uvnitř nebo mimo kontrolované zařízení, včetně obsluhy, všude tam, kde existuje nebo</text:p>
            <text:p>je plánováno přímé spojení.</text:p>
            <text:p>7.2.4.7 Ve specifikaci požadavků na software se musí podrobně uvést všechny relevantní způsoby provozu.</text:p>
            <text:p>7.2.4.8 Ve specifikaci požadavků na software musí být dokumentovány nebo odkázány (např. na úrovni</text:p>
            <text:p>systémové dokumentace) všechny relevantní způsoby chování programovatelné elektroniky, zejména poruchy</text:p>
            <text:p>chování.</text:p>
            <text:p>7.2.4.9 Ve specifikaci požadavků na software musí být dokumentovány nebo odkázány</text:p>
            <text:p>(např. do dokumentace na systémové úrovni) veškerá omezení mezi hardwarem a softwarem.</text:p>
            <text:p>7.2.4.10 V rozsahu požadovaném popisem systémovou dokumentací musí specifikace požadavků na software</text:p>
            <text:p>brát v úvahu samokontrolou softwaru a kontrolu hardwaru softwarem. Samokontrola softwaru sestává z detekce</text:p>
            <text:p>a reportování vlastních poruch a chyb samotným softwarem.</text:p>
            <text:p>7.2.4.11 Specifikace požadavků na software musí obsahovat požadavky na periodické testování funkcí</text:p>
            <text:p>v rozsahu požadovaném specifikací požadavků na bezpečnost systému.</text:p>
            <text:p>7.2.4.12 Specifikace požadavků na software musí zahrnovat požadavky na umožnění testovatelnosti všech</text:p>
            <text:p>bezpečnostních funkcí během provozu celého systému a to v rozsahu požadovaném specifikací požadavků</text:p>
            <text:p>na bezpečnost systému.</text:p>
            <text:p>7.2.4.13 Všechny funkce prováděné softwarem, zejména ty vztahující se k dosažení požadované úrovně</text:p>
            <text:p>integrity bezpečnosti systému, musí být jasně identifikovány ve specifikaci požadavků na software.</text:p>
            <text:p>7.2.4.14 Jakékoliv funkce, které nejsou bezpečnostně relevatní a jejichž provedení se od softwaru požaduje,</text:p>
            <text:p>musí být jasně identifikovány ve specifikaci požadavků na software.</text:p>
            <text:p>7.2.4.15 Specifikace požadavků na software musí být podpořena technikami a opatřeními uvedenými</text:p>
            <text:p>v Tabulce A.2. Zvolená kombinace musí být zdůvodněna jako sada a plnit články 4.8 a 4.9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Zpráva z verifikace požadavků na software</text:p>
          </table:table-cell>
          <table:table-cell office:value-type="string" table:style-name="ce1">
            <text:p>7.2.4.21 Zpráva z verifikace požadavků na software musí být napsána v souladu s obecnými požadavky</text:p>
            <text:p>ustanovenými pro všechny verifikační zprávy (viz 6.2.4.13).</text:p>
            <text:p>7.2.4.22 Jakmile jsou stanoveny specifikace požadavků na software, verifikace musí určit:</text:p>
            <text:p>a) přiměřenost specifikace požadavků na software ve smyslu naplnění souboru požadavků stanovených</text:p>
            <text:p>ve specifikaci požadavků na systém, specifikaci požadavků na bezpečnost systému a v plánu zajištění</text:p>
            <text:p>kvality softwaru;</text:p>
            <text:p>b) že specifikace požadavků na software splňuje obecné požadavky na čitelnost a sledovatelnost dle 5.3.2.7</text:p>
            <text:p>až 5.3.2.10 a dle 6.5.4.14 až 6.5.4.17 a také zvláštní požadavky dle 7.2.4.2 až 7.2.4.15;</text:p>
            <text:p>c) přiměřenost specifikace celkového testování softwaru jako testu proti specifikaci požadavků na software;</text:p>
            <text:p>d) definici jakékoliv další činnosti cílem demonstrovat správné pokrytí netestovatelných požadavků;</text:p>
            <text:p>e) interní konzistenci specifikace požadavků na software;</text:p>
            <text:p>f) přiměřenost specifikace požadavků na software v naplnění nebo vzaní v potaz omezení mezi hardwarem</text:p>
            <text:p>a softwarem.</text:p>
            <text:p>Výsledky musí být zaznamenány ve zprávě z verifikace požadavků na software.</text:p>
          </table:table-cell>
          <table:table-cell table:number-columns-repeated="16382"/>
        </table:table-row>
        <table:table-row table:style-name="ro25">
          <table:table-cell office:value-type="string" table:style-name="ce6">
            <text:p>Specifikace architektury softwaru</text:p>
          </table:table-cell>
          <table:table-cell office:value-type="string" table:style-name="ce10">
            <text:p>7.3.4.2 Navržená architektura softwaru musí být uvedena a podrobně popsána ve specifikaci architektury</text:p>
            <text:p>softwaru.</text:p>
            <text:p>7.3.4.3 Specifikace architektury softwaru musí brát v úvahu dosažitelnost specifikace požadavků na software</text:p>
            <text:p>při požadované úrovni integrity bezpečnosti softwaru.</text:p>
            <text:p>POZNÁMKA Specifikace architektury softwaru by měla minimalizovat rozsah a složitost bezpečnostní části aplikace.</text:p>
            <text:p>7.3.4.4 Specifikace architektury softwaru musí identifikovat, analyzovat a podrobně popsat význam všech</text:p>
            <text:p>interakcí hardware/software.</text:p>
            <text:p>7.3.4.5 Specifikace architektury softwaru musí identifikovat všechny softwarové komponenty a pro tyto</text:p>
            <text:p>komponenty identifikovat:</text:p>
            <text:p>a) jestli jsou tyto komponenty nové nebo již existující;</text:p>
            <text:p>b) jestli byly tyto komponenty dříve validovány a jestliže ano, pak identifikovat podmínky jejich validace;</text:p>
            <text:p>c) úroveň integrity bezpečnosti softwaru těchto komponent.</text:p>
            <text:p>7.3.4.6 Komponenty softwaru musí:</text:p>
            <text:p>a) pokrývat definovanou podmnožinu požadavků na software;</text:p>
            <text:p>b) být jasně identifikované a nezávisle verzované uvnitř systému řízení konfigurace.</text:p>
            <text:p>7.3.4.7 Použití již existujícího softwaru musí být podrobeno následujícím omezením:</text:p>
            <text:p>a) pro všechny úrovně integrity bezpečnosti softwaru musí být jasně identifikovány a dokumentovány</text:p>
            <text:p>následující informace:</text:p>
            <text:p>- požadavky, které jsou zamýšleny, že bude plnit již existující software;</text:p>
            <text:p>- předpoklady o prostředí již existujícího softwaru;</text:p>
            <text:p>- rozhraní s ostatními částmi softwaru;</text:p>
            <text:p>b) pro všechny úrovně integrity bezpečnosti softwaru musí být již existující software zahrnut do validačního</text:p>
            <text:p>procesu celého softwaru;</text:p>
            <text:p>c) pro úrovně integrity bezpečnosti softwaru SIL 3 nebo SIL 4 musí být učiněna následující preventivní</text:p>
            <text:p>opatření:</text:p>
            <text:p>- musí být provedena analýza možných poruch již existujícího softwaru a jejich následků na celý software;</text:p>
            <text:p>- musí být definována strategie pro detekování poruch již existujícího softwaru a pro ochranu systému před</text:p>
            <text:p>těmito poruchami;</text:p>
            <text:p>- proces verifikace a validace musí zajistit:</text:p>
            <text:p>1) že již existující software naplňuje přidělené požadavky;</text:p>
            <text:p>2) že poruchy již existujícího softwaru jsou detekovány a systém do kterého je již existující</text:p>
            <text:p>software integrován je před těmito poruchami chráněn;</text:p>
            <text:p>3) že předpoklady o prostředí již existujícího softwaru jsou naplněny;</text:p>
            <text:p>38</text:p>
            <text:p>ČSN EN 50128</text:p>
            <text:p>d) již existující software musí být doprovázen dostatečně přesným (např. omezeným na použité funkce)</text:p>
            <text:p>a kompletním popisem (tj. funkce, omezení a důkaz). Popis musí zahrnovat hardwarová a/nebo softwarová</text:p>
            <text:p>omezení, kterých si integrátor musí být vědom a které musí vzít v úvahu během použití. Zejména to tvoří</text:p>
            <text:p>prostředek pro informování integrátora o tom, pro co byl daný software navržen, o jeho vlastnostech, chování</text:p>
            <text:p>a charakteristikách.</text:p>
            <text:p>POZNÁMKA Ve validační strategii již existujícího softwaru může být použit statistický důkaz.</text:p>
            <text:p>7.3.4.8 Kdekoliv je to možné, preferuje se, aby byly v návrhu použity existujících verifikované softwarové</text:p>
            <text:p>komponenty vyvinuté v souladu s touto evropskou normou.</text:p>
            <text:p>7.3.4.9 Jestliže se software skládá z komponent o různých úrovních integrity bezpečnosti softwaru, pak musí</text:p>
            <text:p>být všechny softwarové komponenty považovány za komponenty příslušející do nejvyšší z těchto úrovní, pokud</text:p>
            <text:p>neexistuje důkaz nezávislosti mezi komponentami s vyšší úrovní integrity bezpečnosti softwaru</text:p>
            <text:p>a komponentami s nižší úrovní integrity bezpečnosti softwaru. Tento důkaz musí být zřetelně zaznamenán</text:p>
            <text:p>ve specifikaci architektury softwaru.</text:p>
            <text:p>7.3.4.10 Specifikace architektury softwaru musí popisovat strategii pro vývoj softwaru v rozsahu požadovaném</text:p>
            <text:p>úrovní integrity bezpečnosti softwaru. Specifikace architektury softwaru musí být vyjádřena a strukturována</text:p>
            <text:p>takovým způsobem, že je:</text:p>
            <text:p>a) kompletní, konzistentní, jasná, přesná, jednoznačná, verifikovatelná, testovatelná, udržovatelná</text:p>
            <text:p>a proveditelná;</text:p>
            <text:p>b) sledovatelná zpět na specifikaci požadavků na software.</text:p>
            <text:p>7.3.4.11 Opatření pro nakládání s vadami musí být zahrnuty ve specifikaci architektury softwaru s cílem</text:p>
            <text:p>dosažení rovnováhy mezi vyhnutím se vadám a strategiemi nakládání s vadami.</text:p>
            <text:p>7.3.4.12 Specifikace architektury softwaru musí odůvodnit, že zvolené techniky, opatření a nástroje tvoří</text:p>
            <text:p>soubor, který vyhoví specifikaci požadavků na software na požadované úrovni integrity bezpečnosti softwaru.</text:p>
            <text:p>7.3.4.13 Specifikace architektury softwaru musí vzít v úvahu požadavky z 8.4.8 v případě, že je software</text:p>
            <text:p>konfigurovaný aplikačními daty nebo algoritmy.</text:p>
            <text:p>7.3.4.14 Specifikace architektury softwaru musí vybrat techniky a opatření z Tabulky A.3. Vybraná kombinace</text:p>
            <text:p>musí být zdůvodněna jako sada a plnit články 4.8 a 4.9.</text:p>
          </table:table-cell>
          <table:table-cell table:number-columns-repeated="16382"/>
        </table:table-row>
        <table:table-row table:style-name="ro26">
          <table:table-cell office:value-type="string" table:style-name="ce6">
            <text:p>specifikace rozhraní softwaru</text:p>
          </table:table-cell>
          <table:table-cell office:value-type="string" table:style-name="ce10">
            <text:p>7.3.4.19 Popis rozhraní musí řešit:</text:p>
            <text:p>a) pre/post podmínky;</text:p>
            <text:p>b) definici a popis všech hraničních hodnot pro všechna stanovená data;</text:p>
            <text:p>c) chování při překročení hraniční hodnoty;</text:p>
            <text:p>d) chování, když je hodnota na hranici;</text:p>
            <text:p>e) pro časově kritická vstupní a výstupní data:</text:p>
            <text:p>1) časová omezení a požadavky pro správnou funkci;</text:p>
            <text:p>2) řízení vyjímek;</text:p>
            <text:p>f) alokování paměti pro buffery rozhraní a mechanismy detekce nemožnosti alokování paměti nebo plnosti</text:p>
            <text:p>všech bufferů, kde je to možné;</text:p>
            <text:p>g) existenci synchronizačních mechanismů mezi funkcemi (viz bod e).</text:p>
            <text:p>Všechna data z a do rozhraní musí být definována pro celý rozsah hodnot definovaných typem dat, včetně</text:p>
            <text:p>rozsahů, které nejsou použity během předávání mezi funkcemi:</text:p>
            <text:p>a) definice a popis všech tříd ekvivalence pro všechna specifikovaná data a pro každou funkci softwaru,</text:p>
            <text:p>která je používá;</text:p>
            <text:p>b) definice nepoužitých nebo nepřípustných tříd ekvivalence.</text:p>
            <text:p>POZNÁMKA Typy dat zahrnují následující:</text:p>
            <text:p>1) vstupní parametry a výstupní výsledky funkcí a/nebo procedur;</text:p>
            <text:p>2) data specifikovaná v telegramech nebo komunikačních paketech;</text:p>
            <text:p>3) data od hardwaru.</text:p>
          </table:table-cell>
          <table:table-cell table:number-columns-repeated="16382"/>
        </table:table-row>
        <table:table-row table:style-name="ro21">
          <table:table-cell office:value-type="string" table:style-name="ce6">
            <text:p>specifikace návrhu softwaru</text:p>
          </table:table-cell>
          <table:table-cell office:value-type="string" table:style-name="ce10">
            <text:p>7.3.4.21 Vstupní dokumenty musí být k dispozici, i když nemusí být nezbytně dokončené, dříve než je započat</text:p>
            <text:p>proces návrhu.</text:p>
            <text:p>7.3.4.22 Specifikace návrhu softwaru musí popisovat návrh softwaru založený na rozkladu na komponenty</text:p>
            <text:p>a každá taková komponenta musí mít specifikaci návrhu komponenty softwaru a specifikaci testu komponenty</text:p>
            <text:p>softwaru.</text:p>
            <text:p>7.3.4.23 Specifikace návrhu softwaru musí určit:</text:p>
            <text:p>a) softwarové komponenty, které musí být sledovány zpět k architektuře softwaru a musí určit jejich úrovně</text:p>
            <text:p>integrity bezpečnosti;</text:p>
            <text:p>b) rozhraní softwarových komponent s prostředím;</text:p>
            <text:p>c) rozhraní mezi softwarovými komponentami navzájem;</text:p>
            <text:p>d) datové struktury;</text:p>
            <text:p>e) rozdělení a sledování požadavků na komponenty;</text:p>
            <text:p>f) hlavní algoritmy a sekvence;</text:p>
            <text:p>g) mechanismy reportování chyb.</text:p>
            <text:p>7.3.4.24 Specifikace návrhu softwaru musí vybrat techniky a opatření z Tabulky A.4. Vybraná kombinace musí</text:p>
            <text:p>být odůvodněná jako sada a plnit články 4.8 a 4.9.</text:p>
          </table:table-cell>
          <table:table-cell table:number-columns-repeated="16382"/>
        </table:table-row>
        <table:table-row table:style-name="ro27">
          <table:table-cell office:value-type="string" table:style-name="ce6">
            <text:p>kódovací standardy</text:p>
          </table:table-cell>
          <table:table-cell office:value-type="string" table:style-name="ce10">
            <text:p>7.3.4.25 Musí být navrženy kódovací standardy a ty mají specifikovat:</text:p>
            <text:p>a) rozumné postupy programování, jak je definováno v Tabulce A.12;</text:p>
            <text:p>b) opatření pro zabránění chybám nebo pro detekci chyb, které se mohou vyskytnout během použití jazyka</text:p>
            <text:p>a nejsou detekovatelné během verifikace (viz 7.5 a 7.6). Tyto chyby jsou odvozeny analýzou přes všechny</text:p>
            <text:p>prvky jazyka;</text:p>
            <text:p>c) postupy pro dokumentaci zdrojového kódu.</text:p>
            <text:p>7.3.4.26 Výběr kódovacích standardů musí být zdůvodněn v rozsahu požadovaném úrovní integrity</text:p>
            <text:p>bezpečnosti softwaru.</text:p>
            <text:p>7.3.4.27 Kódovací standardy musí být použity pro vývoj celého softwaru a musí být uvedeny v plánu zajištění</text:p>
            <text:p>kvality softwaru.</text:p>
          </table:table-cell>
          <table:table-cell table:number-columns-repeated="16382"/>
        </table:table-row>
        <table:table-row table:style-name="ro28">
          <table:table-cell office:value-type="string" table:style-name="ce6">
            <text:p>specifikace testů integrace softwaru</text:p>
          </table:table-cell>
          <table:table-cell office:value-type="string" table:style-name="ce10">
            <text:p>7.3.4.30 Specifikace testů integrace softwaru musí být napsány v souladu s obecnými požadavky stanovenými</text:p>
            <text:p>pro specifikaci testů (viz 6.1.4.4).</text:p>
            <text:p>7.3.4.31 Specifikace testů integrace softwaru musí určit následující:</text:p>
            <text:p>a) musí být prokázáno, že každá komponenta softwaru poskytuje předepsaná rozhraní pro ostatní</text:p>
            <text:p>komponenty a to spouštěním těchto komponent společně;</text:p>
            <text:p>b) musí být prokázáno, že se software chová patřičným způsobem i pokud je rozhraní vystaveno vstupům</text:p>
            <text:p>které jsou mimo specifikaci;</text:p>
            <text:p>c) požadovaná vstupní data s uvedením jejich pořadí a hodnot musí být základem testovacích případů;</text:p>
            <text:p>d) očekávaná výstupní data, s uvedením jejich pořadí a hodnot musí být základem testovacích případů;</text:p>
            <text:p>e) musí být uvedeno, které výsledky testu komponenty (viz 7.5.4.5 a 7.5.4.7) jsou určeny pro opětovné použití</text:p>
            <text:p>v rámci testů integrace softwaru.</text:p>
            <text:p>7.3.4.32 Specifikace testů integrace softwaru musí vybrat techniky a opatření z Tabulky A.5. Vybraná</text:p>
            <text:p>kombinace musí být zdůvodněna jako sada a plnit články 4.8 a 4.9.</text:p>
          </table:table-cell>
          <table:table-cell table:number-columns-repeated="16382"/>
        </table:table-row>
        <table:table-row table:style-name="ro29">
          <table:table-cell office:value-type="string" table:style-name="ce1">
            <text:p>Specifikace testů integrace softwaru/hardwaru</text:p>
          </table:table-cell>
          <table:table-cell office:value-type="string" table:style-name="ce10">
            <text:p>7.3.4.34 Specifikace testů integrace softwaru/hardwaru by měla být vytvořena v raných etapách vývojového</text:p>
            <text:p>cyklu, aby mohlo být testování integrace správně řízeno a aby konkrétní návrh nebo další integrační potřeby</text:p>
            <text:p>mohly být vhodně stanoveny. V závislosti na rozsahu systému lze specifikaci testů integrace softwaru/hardwaru</text:p>
            <text:p>rozdělit během vývoje do několika podřízených dokumentů a lze ji pochopitelně doplňovat tak, jak vzniká návrh</text:p>
            <text:p>hardwaru a softwaru a vyjasňují se detailní potřeby integrace.</text:p>
            <text:p>7.3.4.35 Specifikace testů integrace softwaru/hardwaru musí rozlišovat mezi těmi činnostmi, které mohou být</text:p>
            <text:p>provedeny dodavatelem v jeho organizaci a těmi, které se musí provést na místě u zákazníka.</text:p>
            <text:p>7.3.4.36 Specifikace testů integrace softwaru/hardwaru musí určit následující:</text:p>
            <text:p>a) musí být ukázáno, že software běží na hardwaru správně pří využívání hardwaru přes předepsaná</text:p>
            <text:p>hardwarová rozhraní;</text:p>
            <text:p>b) musí být prokázáno, že software je schopen zvládnout hardwarové vady tak, jak je požadováno;</text:p>
            <text:p>c) musí být prokázáno požadované časování a výkon;</text:p>
            <text:p>d) požadovaná vstupní data se svým pořadím a hodnotami musí být základem testovacích případů;</text:p>
            <text:p>e) očekávaná výstupní data, jejich pořadí a hodnoty musí být základem testovacích případů;</text:p>
            <text:p>f) musí být uvedeno, které výsledky testů komponenty (viz 7.5.4.5) a testů integrace softwaru (viz 7.6.4.3) jsou</text:p>
            <text:p>určeny pro opětovné použití v rámci testů integrace softwaru/hardwaru.</text:p>
            <text:p>7.3.4.37 Specifikce testů integrace softwaru/hardwaru musí dokumentovat následující:</text:p>
            <text:p>a) testovací případy a testovací data;</text:p>
            <text:p>b) typy testů, které budou provedeny;</text:p>
            <text:p>c) prostředí testu včetně nástrojů, podpůrného software a popisu konfigurace;</text:p>
            <text:p>d) kritéria testu, podle nichž bude posuzováno provedení testu.</text:p>
            <text:p>7.3.4.38 Specifikace testů integrace softwaru/hardwaru musí být napsány v souladu s obecnými požadavky</text:p>
            <text:p>ustanovenými pro specifikace testů (viz 6.1.4.4).</text:p>
            <text:p>7.3.4.39 Specifikace testů integrace softwaru/hardwaru musí vybrat techniky a opatření z Tabulky A.5.</text:p>
            <text:p>Zvolená kombinace musí být zdůvodněna jako sada a plnit články 4.8 a 4.9.</text:p>
          </table:table-cell>
          <table:table-cell table:number-columns-repeated="16382"/>
        </table:table-row>
        <table:table-row table:style-name="ro30">
          <table:table-cell office:value-type="string" table:style-name="ce1">
            <text:p>Zpráva z verifikace architektury a návrhu softwaru</text:p>
          </table:table-cell>
          <table:table-cell office:value-type="string" table:style-name="ce10">
            <text:p>7.3.4.41 Zpráva z verifikace architektury a návrhu softwaru musí být napsána v souladu s obecnými</text:p>
            <text:p>požadavky ustanovenými pro zprávu z verifikace (viz 6.2.4.13).</text:p>
            <text:p>7.3.4.42 Poté, co jsou vytvořeny specifikace architektury softwaru, rozhraní softwaru a návrhu softwaru, musí</text:p>
            <text:p>se jejich verifikace zabývat:</text:p>
            <text:p>a) vnitřní konzistenci specifikace architektury softwaru, rozhraní softwaru a návrhu softwaru;</text:p>
            <text:p>b) přiměřenost specifikace architektury softwaru, rozhraní softwaru a návrhu softwaru pro plnění specifiakce</text:p>
            <text:p>požadavků na software s ohledem na konzistentnost a kompletnost;</text:p>
            <text:p>c) že specifikace architektury softwaru splňuje obecné požadavky na čitelnost a sledovatelnost dle 5.3.2.7 až 5.3.2.10 a dle 6.5.4.14 až 6.5.4.16 a také zvláštní požadavky dle 7.3.4.1 až 7.3.4.14;</text:p>
            <text:p>d) že specifikace rozhraní softwaru splňuje obecné požadavky na čitelnost a sledovatelnost dle 5.3.2.7 až 5.3.2.10 a dle 6.5.4.14 až 6.5.4.16 a také zvláštní požadavky dle 7.3.4.18 až 7.3.4.19;</text:p>
            <text:p>e) že specifikace návrhu softwaru splňuje obecné požadavky na čitelnost a sledovatelnost dle 5.3.2.7 až 5.3.2.10 a dle 6.5.4.14 až 6.5.4.16 a také zvláštní požadavky dle 7.3.4.20 až 7.3.4.24;</text:p>
            <text:p>f) přiměřenost specifikace architektury softwaru a specifikace návrhu softwaru při zvážení omezení hardwaru</text:p>
            <text:p>a softwaru.</text:p>
            <text:p>Výsledky musí být zaznamenány ve zprávě z verifikace architektury a návrhu softwaru.</text:p>
            <text:p>7.3.4.43 Poté, co jsou vytvořeny specifikace testů integrace softwaru a specifikace testů integrace</text:p>
            <text:p>softwaru/hardwaru, musí se jejich verifikace zabývat:</text:p>
            <text:p>a) že specifikace testů integrace softwaru splňují obecné požadavky na čitelnost a sledovatelnost dle 5.3.2.7</text:p>
            <text:p>až 5.3.2.10 a dle 6.5.4.14 až 6.5.4.16 a také zvláštní požadavky dle 7.3.4.29 až 7.3.4.32;</text:p>
            <text:p>b) že specifikace testů integrace softwaru/hardwaru splňují obecné požadavky na čitelnost a sledovatelnost</text:p>
            <text:p>dle 5.3.2.7 až 5.3.2.10 a dle 6.5.4.14 až 6.5.4.16 a také zvláštní požadavky dle 7.3.4.33 až 7.3.4.39.</text:p>
            <text:p>Výsledky musí být zaznamenány ve zprávě z verifikace architektury a návrhu softwaru.</text:p>
          </table:table-cell>
          <table:table-cell table:number-columns-repeated="16382"/>
        </table:table-row>
        <table:table-row table:style-name="ro31">
          <table:table-cell office:value-type="string" table:style-name="ce1">
            <text:p>specifikace návrhu komponenty</text:p>
          </table:table-cell>
          <table:table-cell office:value-type="string" table:style-name="ce10">
            <text:p>7.4.4.2 Pro každou komponentu softwaru musí být dostupné následující informace:</text:p>
            <text:p>– autor;</text:p>
            <text:p>– historie konfigurace;</text:p>
            <text:p>– stručný popis.</text:p>
            <text:p>Historie konfigurace musí zahrnovat přesnou identifikaci současné verze a všech předchozích verzí</text:p>
            <text:p>komponenty specifikováním verze, data a autora a popisu změn učiněných od předchozí verze.</text:p>
            <text:p>7.4.4.3 Specifikace návrhu komponenty softwaru musí určit:</text:p>
            <text:p>a) identifikaci všech nejnižších softwarových jednotek (např. subrutiny, metody, procedury) sledované zpět</text:p>
            <text:p>do vyšších úrovní;</text:p>
            <text:p>b) jejich detailní rozhranní s prostředím a dalšími komponentami s podrobně popsanými vstupy a výstupy;</text:p>
            <text:p>c) jejich úroveň integrity bezpečnosti bez dalšího dělení uvnitř samotné komponenty;</text:p>
            <text:p>d) podrobně popsané algoritmy a datové struktury.</text:p>
            <text:p>Každá specifikace návrhu komponenty softwaru musí být konzistentní a umožnit transformaci do kódu</text:p>
            <text:p>odpovídajících komponent.</text:p>
            <text:p>7.4.4.4 Každá specifikace návrhu komponenty softwaru musí být čitelná, pochopitelná a testovatelná.</text:p>
            <text:p>7.4.4.5 Velikost a složitost každé vyvíjené komponenty softwaru musí být vyvážená.</text:p>
            <text:p>7.4.4.6 Specifikace návrhu komponenty softwaru musí vybrat techniky a opatření z Tabulky A.4. Zvolená</text:p>
            <text:p>kombinace musí být odůvodněna jako sada a plnit články 4.8 a 4.9.</text:p>
          </table:table-cell>
          <table:table-cell table:number-columns-repeated="16382"/>
        </table:table-row>
        <table:table-row table:style-name="ro11">
          <table:table-cell office:value-type="string" table:style-name="ce1">
            <text:p>specifikace testů komponenty</text:p>
          </table:table-cell>
          <table:table-cell office:value-type="string" table:style-name="ce10">
            <text:p>7.4.4.8 Specifikace testů komponenty softwaru musí být napsány v souladu s obecnými požadavky</text:p>
            <text:p>stanovenými pro specifikaci testů (viz 6.1.4.4).</text:p>
            <text:p>7.4.4.9 Musí být vytvořena specifikace testů komponenty softwaru proti které bude komponenta</text:p>
            <text:p>testována.Tyto testy musí ukázat, že každá komponenta vykonává zamýšlenou funkci. Specifikace testů</text:p>
            <text:p>komponenty softwaru musí definovat a odůvodnit požadovaná kritéria a stupeň pokrytí kódu testem v rozsahu</text:p>
            <text:p>požadovaném úrovní integrity bezpečnosti softwaru. Testy musí být navrženy tak, aby naplnily tři cíle:</text:p>
            <text:p>a) potvrdit, že komponenta vykonává zamýšlené funkce (black box testování);</text:p>
            <text:p>b) prověřit interakce vnitřních částí komponenty při provádění zamýšlené funkce (black/white box testování);</text:p>
            <text:p>c) potvrdit, že všechny části komponenty jsou testovány (white box testování).</text:p>
            <text:p>7.4.4.10 Specifikace testů komponenty softwaru musí vybrat techniky a opatření z Tabulky A.5. Zvolená</text:p>
            <text:p>kombinace musí být odůvodněna jako sada a plnit 4.8 a 4.9.</text:p>
          </table:table-cell>
          <table:table-cell table:number-columns-repeated="16382"/>
        </table:table-row>
        <table:table-row table:style-name="ro31">
          <table:table-cell office:value-type="string" table:style-name="ce1">
            <text:p>Zpráva z verifikace návrhu komponenty</text:p>
          </table:table-cell>
          <table:table-cell office:value-type="string" table:style-name="ce10">
            <text:p>Požadavky 7.4.4.12 až 7.4.4.13 se týkají zprávy z verifikace návrhu komponent systému.</text:p>
            <text:p>7.4.4.12 Zpráva z verifikace návrhu komponenty softwaru musí být napsána v souladu s obecnými požadavky</text:p>
            <text:p>stanovenými pro zprávu z verifikace (6.2.4.13).</text:p>
            <text:p>7.4.4.13 Poté, co je vytvořena specifikace návrhu komponenty softwaru pro každou komponentu, musí se její</text:p>
            <text:p>verifikace zabývat:</text:p>
            <text:p>a) přiměřeností specifikace návrhu komponenty softwaru z pohledu naplnění specifikace návrhu softwaru;</text:p>
            <text:p>b) tím, jestli specifikace návrhu komponenty softwaru splňuje obecné požadavky na čitelnost a sledovatelnost</text:p>
            <text:p>dle 5.3.2.7 až 5.3.2.10 a dle 6.5.4.14 až 6.5.4.17 a také zvláštní požadavky dle 7.4.4.1 až 7.4.4.6;</text:p>
            <text:p>c) přiměřeností specifikací testů komponenty softwaru jako sady testovacích případů pro specifikaci návrhu</text:p>
            <text:p>komponenty softwaru;</text:p>
            <text:p>d) tím, že specifikace testů komponenty softwaru splňuje obecné požadavky na čitelnost a sledovatelnost</text:p>
            <text:p>dle 5.3.2.7 až 5.3.2.10 a dle 6.5.4.14 až 6.5.4.17 a také zvláštní požadavky dle 7.4.4.7 až 7.4.4.10;</text:p>
            <text:p>e) rozkladem specifikace návrhu softwaru na komponenty softwaru a specifikace návrhu komponent softwaru</text:p>
            <text:p>ve vztahu k:</text:p>
            <text:p>1) proveditelnosti požadovaného výkonu;</text:p>
            <text:p>2) testovatelnosti pro další verifikace;</text:p>
            <text:p>3) udržovatelnosti, která umožní další rozvoj.</text:p>
            <text:p>Výsledky musí být zaznamenány ve zprávě z verifikace návrhu komponenty softwaru.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zdrojový kód softwaru</text:p>
          </table:table-cell>
          <table:table-cell office:value-type="string" table:style-name="ce10">
            <text:p>7.5.4.2 Velikost a složitost vyvíjeného zdrojového kódu musí být vyvážená.</text:p>
            <text:p>7.5.4.3 Zdrojový kód softwaru musí být čitelný, pochopitelný a testovatelný.</text:p>
            <text:p>7.5.4.4 Zdrojový kód softwaru musí být umístěn pod řízení konfigurace před zahájením dokumentovaného (doložitelného) testování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práva z testů komponenty softwaru</text:p>
          </table:table-cell>
          <table:table-cell office:value-type="string" table:style-name="ce10">
            <text:p>7.5.4.6 Zpráva z testů komponenty softwaru musí být napsána v souladu s obecnými požadavky stanovenými</text:p>
            <text:p>pro zprávu z testů (viz 6.1.4.5).</text:p>
            <text:p>7.5.4.7 Zpráva z testů komponenty softwaru musí zahrnovat následující:</text:p>
            <text:p>a) údaje o výsledcích testů a o tom, zda každá komponenta splnila požadavky uvedené ve své specifikaci</text:p>
            <text:p>návrhu komponenty softwaru;</text:p>
            <text:p>b) údaje o pokrytí kódu testem musí být poskytnuty pro každou komponentu a prokázat, že požadovaný</text:p>
            <text:p>stupeň pokrytí kódu testem byl dosažen pro všechna požadovaná kritéria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verifikace zdrojového kódu softwaru</text:p>
          </table:table-cell>
          <table:table-cell office:value-type="string" table:style-name="ce10">
            <text:p>7.5.4.9 Zpráva z verifikace zdrojového kódu softwaru musí být napsána v souladu s obecnými požadavky</text:p>
            <text:p>stanovenými pro zprávu z verifikace (viz 6.2.4.13).</text:p>
            <text:p>7.5.4.10 Poté, co jsou dokončeny zdrojový kód softwaru a zpráva z testů komponent softwaru, musí se jejich</text:p>
            <text:p>verifikace zabývat:</text:p>
            <text:p>a) přiměřeností zdrojového kódu softwaru jako implementace specifikace návrhu komponenty softwaru;</text:p>
            <text:p>b) správným použitím zvolených technik a opatření z Tabulky A.4 jako sady plnící 4.8 a 4.9;</text:p>
            <text:p>c) posouzením správného použití kódovacích standardů;</text:p>
            <text:p>d) tím, že zdrojový kód softwaru splňuje obecné požadavky na čitelnost a sledovatelnost dle 5.3.2.7</text:p>
            <text:p>až 5.3.2.10 a dle 6.5.4.14 až 6.5.4.17 a také zvláštní požadavky dle 7.5.4.1 až 7.5.4.4;</text:p>
            <text:p>e) přiměřeností zprávy z testů komponenty softwaru jako záznamu z testů provedených v souladu</text:p>
            <text:p>se specifikací testů komponenty softwaru.</text:p>
            <text:p>Výsledky musí být zaznamenány ve zprávě z verifikace zdrojového kódu softwaru.</text:p>
          </table:table-cell>
          <table:table-cell table:number-columns-repeated="16382"/>
        </table:table-row>
        <table:table-row table:style-name="ro11">
          <table:table-cell office:value-type="string" table:style-name="ce1">
            <text:p>Zpráva z testů integrace softwaru</text:p>
          </table:table-cell>
          <table:table-cell office:value-type="string" table:style-name="ce10">
            <text:p>7.6.4.4 Zpráva z testů integrace softwaru musí být napsána v souladu s obecnými požadavky stanovenými</text:p>
            <text:p>pro zprávu z testů (viz 6.1.4.5).</text:p>
            <text:p>7.6.4.5 Zpráva z testů integrace softwaru musí být vytvořena následovně:</text:p>
            <text:p>a) zpráva z testů integrace softwaru musí uvádět výsledky testů a zda cíle a kritéria specifikace testů integrace</text:p>
            <text:p>softwaru byly splněny. Pokud se vyskytne porucha, musí být zaznamenány její okolnosti;</text:p>
            <text:p>b) testovací případy a jejich výsledky musí být zaznamenány, nejlépe ve strojově čitelné formě pro další</text:p>
            <text:p>analýzu;</text:p>
            <text:p>c) testy musí být opakovatelné a pokud je to možné prováděné automaticky;</text:p>
            <text:p>d) zpráva z testů integrace softwaru musí dokumentovat identitu a konfiguraci všech zahrnutých položek.</text:p>
            <text:p>7.6.4.6 Zpráva z testů integrace softwaru musí prokázat správné použití zvolených technik a opatření</text:p>
            <text:p>z Tabulky A.6 jako sady a plnit články 4.8 a 4.9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testů integrace softwaru/hardwaru</text:p>
          </table:table-cell>
          <table:table-cell office:value-type="string" table:style-name="ce10">
            <text:p>7.6.4.8 Zpráva z testů integrace softwaru/hardwaru musí být napsána v souladu s obecnými požadavky</text:p>
            <text:p>stanovenými pro zprávu z testu (viz 6.1.4.5).</text:p>
            <text:p>7.6.4.9 Zpráva z testu integrace softwaru/hardwaru musí být vytvořena následovně:</text:p>
            <text:p>a) zpráva z testu integrace softwaru/hardwaru musí uvádět výsledky testů a zda cíle a kritéria specifikací testů</text:p>
            <text:p>integrace softwaru/hardwaru byly splněny. Pokud se vyskytne porucha, musí být zaznamenány okolnosti</text:p>
            <text:p>s ní související;</text:p>
            <text:p>b) testovací případy a jejich výsledky musí být zaznamenány, nejlépe ve strojově čitelné formě pro další</text:p>
            <text:p>analýzu;</text:p>
            <text:p>c) zpráva z testů integrace softwaru/hardwaru musí dokumentovat identitu a konfiguraci všech zahrnutých</text:p>
            <text:p>položek.</text:p>
            <text:p>7.6.4.10 Zpráva z testů integrace softwaru/hardwaru musí prokázat korektní použití zvolených technik</text:p>
            <text:p>a opatření z Tabulky A.6 jako sady a plnit články 4.8 a 4.9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verifikace integrace softwaru</text:p>
          </table:table-cell>
          <table:table-cell office:value-type="string" table:style-name="ce10">
            <text:p>7.6.4.12 Zpráva z verifikace integrace softwaru musí být napsána v souladu s obecnými požadavky</text:p>
            <text:p>stanovenými pro zprávu z verifikace (viz 6.2.4.13).</text:p>
            <text:p>7.6.4.13 Poté, co jsou vytvořeny zpráva z testů integrace softwaru a testů integrace softwaru/hardwaru musí</text:p>
            <text:p>se jejich verifikace zabývat:</text:p>
            <text:p>a) přiměřeností zprávy z testů integrace softwaru jako záznamu testů provedených v souladu se specifikací</text:p>
            <text:p>testů integrace softwaru;</text:p>
            <text:p>b) tím, zda zpráva z testů integrace softwaru splňuje požadavky na čitelnost a sledovatelnost dle 5.3.2.7</text:p>
            <text:p>až 5.3.2.10 a dle 6.5.4.14 až 6.5.4.17 a také zvláštní požadavky 7.6.4.3 až 7.6.4.6;</text:p>
            <text:p>c) přiměřeností zprávy z testů integrace softwaru/hardwaru jako záznamu testů provedených v souladu</text:p>
            <text:p>se specifikací testů integrace softwaru/hardwaru;</text:p>
            <text:p>d) tím, zda zpráva z testů integrace softwaru/hardwaru splňuje požadavky na čitelnost a sledovatelnost</text:p>
            <text:p>dle 5.3.2.7 až 5.3.2.10 a dle 6.5.4.14 až 6.5.4.17 a také zvláštní požadavky 7.6.4.7 až 7.6.4.10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práva z celkového testování softwaru</text:p>
          </table:table-cell>
          <table:table-cell office:value-type="string" table:style-name="ce10">
            <text:p>7.7.4.2 Zpráva z celkového testování softwaru musí být napsána v souladu s obecnými požadavky</text:p>
            <text:p>stanovenými pro zprávu z testů (viz 6.1.4.5).</text:p>
            <text:p>7.7.4.3 Validátor musí specifikovat a provést doplňkové testy dle svého uvážení nebo je nechat provést</text:p>
            <text:p>testerem. Zatímco celkové testy softwaru vycházejí především ze struktury specifikace požadavků na software,</text:p>
            <text:p>validátor může jejich hodnotu zvýšit o testy, které zatíží systém komplexními scénáři odrážejícími aktuální</text:p>
            <text:p>potřeby uživatele.</text:p>
            <text:p>7.7.4.4 Výsledky všech testů a analýz musí být zaznamenány ve zprávě z celkového testování softwaru.</text:p>
          </table:table-cell>
          <table:table-cell table:number-columns-repeated="16382"/>
        </table:table-row>
        <table:table-row table:style-name="ro33">
          <table:table-cell office:value-type="string" table:style-name="ce1">
            <text:p>Zpráva z validace softwaru</text:p>
          </table:table-cell>
          <table:table-cell office:value-type="string" table:style-name="ce10">
            <text:p>7.7.4.7 Zpráva z validace softwaru musí být napsána v souladu s obecnými požadavky stanovenými</text:p>
            <text:p>pro zprávu z validace (viz 6.3.4.7 až 6.3.4.11).</text:p>
            <text:p>7.7.4.8 Poté, co je ukončená integrace a je dokončeno celkové testování softwaru a analýza, musí být</text:p>
            <text:p>vytvořena zpráva z validace softwaru a to následovně:</text:p>
            <text:p>a) musí uvádět, zda cíle a kritéria plánu validace softwaru byly splněny. Odchylky od plánu musí být</text:p>
            <text:p>zaznamenány a odůvodněny;</text:p>
            <text:p>b) musí uvést souhrnné prohlášení o výsledcích testů a o tom, zda celý software ve svém cílovém zařízení</text:p>
            <text:p>naplňuje požadavky stanovené ve specifikaci požadavků na software;</text:p>
            <text:p>c) musí být poskytnuto vyhodnocení pokrytí testu požadavků uvedených ve specifikaci požadavků na software</text:p>
            <text:p>testem;</text:p>
            <text:p>d) musí být provedeno vyhodnocení dalších verifikačních činností v souladu s plánem verifikace softwaru</text:p>
            <text:p>a zprávou z verifikace softwaru společně s kontrolou, že sledování požadavků je plně provedeno a pokryto;</text:p>
            <text:p>e) pokud validátor vytvoří vlastní testovací případy, které nebyly předány testerovi, musí být dokumentovány</text:p>
            <text:p>ve zprávě z validace softwaru v souladu s 6.3.4.7 až 6.3.4.11.</text:p>
            <text:p>7.7.4.9 Zpráva z validace softwaru musí obsahovat potvrzení, že každá kombinace technik nebo opatření</text:p>
            <text:p>vybraných v souladu s Přílohou A je přiměřená definované úrovni integrity bezpečnosti softwaru. Musí</text:p>
            <text:p>obsahovat vyhodnocení celkové efektivnosti přijaté kombinace technik a opatření s ohledem na velikost</text:p>
            <text:p>a složitost vytvořeného softwaru a s ohledem na aktuální výsledky činností testování, verifikace a validace.</text:p>
            <text:p>7.7.4.10 Ve zprávě z validace softwaru musí být určeno následující:</text:p>
            <text:p>a) dokumentace identity a konfigurace softwaru;</text:p>
            <text:p>b) prohlášení o správné identifikaci softwaru a zařízení pro technickou podporu;</text:p>
            <text:p>c) prohlášení o správné identifikaci použitých simulačních modelů;</text:p>
            <text:p>d) prohlášení o přiměřenosti specifikace celkového testování softwaru;</text:p>
            <text:p>e) soubor a sledování všech nalezených odchylek;</text:p>
            <text:p>f) přezkoumání a vyhodnocení všech odchylek z hlediska rizika (jejich důsledky);</text:p>
            <text:p>g) prohlášení, že byly v projektu prováděny patřičné řízení nápravných opatření v souladu s procesy a postupy</text:p>
            <text:p>řízení změn a s jasnou identifikací jakýchkoliv nalezených rozporů;</text:p>
            <text:p>h) údaje o všech omezeních daných odchylkami a jejich sledovatelnost;</text:p>
            <text:p>i) závěr, zda je software vhodný pro své zamýšlené použití s ohledem na podmínky použití a daná omezení.</text:p>
            <text:p>7.7.4.11 Jakékoliv nalezené neshody, včetně detekovaných chyb a nesouladů s touto evropskou normou</text:p>
            <text:p>nebo s jakýmikoliv požadavky nebo plány pro software, stejně jako omezení a limity, musí být jasně</text:p>
            <text:p>identifikovány v samostatné podkapitole zprávy z validace softwaru, vyhodnoceny s ohledem na úroveň integrity</text:p>
            <text:p>bezpečnosti a zahrnuty v poznámkách k vydání, které jsou součástí dodávaného softwaru.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Poznámky k vydání</text:p>
          </table:table-cell>
          <table:table-cell office:value-type="string" table:style-name="ce10">
            <text:p>9.1.4.5 Musí být dodány poznámky k vydání, které definují:</text:p>
            <text:p>a) podmínky použití, které musí být dodrženy;</text:p>
            <text:p>b) informace o kompatibilitě mezi komponentami softwaru navzájem a mezi softwarem a hardwarem;</text:p>
            <text:p>c) všechna omezení týkající se použití softwaru (viz 7.7.4.12).</text:p>
          </table:table-cell>
          <table:table-cell table:number-columns-repeated="16382"/>
        </table:table-row>
        <table:table-row table:style-name="ro33">
          <table:table-cell office:value-type="string" table:style-name="ce1">
            <text:p>Plán přípravy aplikace</text:p>
          </table:table-cell>
          <table:table-cell office:value-type="string" table:style-name="ce10">
            <text:p>8.4.1.2 Plán přípravy aplikace musí být vytvořen za účelem definování a podrobného popisu vývojového</text:p>
            <text:p>procesu aplikace, včetně všech činností, výstupů a rolí, které za ně odpovídají. Může být vytvořen buď pro</text:p>
            <text:p>každou specifickou aplikaci nebo pro třídu specifických aplikací, tj. pro generickou aplikaci.</text:p>
            <text:p>8.4.1.3 Plán přípravy aplikace musí definovat strukturu dokumentace pro proces přípravy aplikace.</text:p>
            <text:p>8.4.1.4 Plán přípravy aplikace musí vybrat techniky a opatření z Tabulky A.11. Zvolená kombinace musí být</text:p>
            <text:p>odůvodněna jako sada a plnit články 4.8 a 4.9.</text:p>
            <text:p>8.4.1.5 Plán přípravy aplikace musí specifikovat procedury a aplikační nástroje (s jejich klasifikací vycházející</text:p>
            <text:p>z 6.7), které budou v procesu vývoje aplikace použity.</text:p>
            <text:p>8.4.1.6 Plán přípravy aplikace musí zahrnovat verifikační a validační činnosti pro zajištění, že aplikační</text:p>
            <text:p>data/algoritmy jsou kompletní, správné a kompatibilní jak navzájem, tak s generickou aplikací a pro poskytnutí</text:p>
            <text:p>důkazu, že podmínky použití generické aplikace jsou splněny. Tyto verifikační a validační činnosti a důkazy</text:p>
            <text:p>mohou být nahraženy verifikací a validací provedenou na nástrojích, které vytvářejí aplikační data/algoritmy.</text:p>
            <text:p>Tyto výsledky jsou shromážděny společně ve zprávě z verifikace přípravy aplikace a ve zprávě z testů aplikace.</text:p>
            <text:p>8.4.1.7 Plán přípravy aplikace musí zahrnovat verifikační a validační činnosti pro zajištění, že aplikační</text:p>
            <text:p>nástroje a generický software jsou kompatibilní jak vzájemně, tak se specifickou aplikací a pro poskytnutí</text:p>
            <text:p>důkazu, že jsou splněny jejich podmínky použití.</text:p>
            <text:p>8.4.1.8 Musí být provedena analýza rizik pokrývající vývojový proces aplikace, včetně aplikačních nástrojů</text:p>
            <text:p>a procedur za účelem validace plánu přípravy aplikace a dosažení požadované úrovně integrity bezpečnosti</text:p>
            <text:p>softwaru. Plán přípravy aplikace musí zahrnovat analýzu rizik.</text:p>
            <text:p>8.4.1.9 Plán přípravy aplikace musí specifikovat požadavky na nezávislost personálu provádějícího verifikaci,</text:p>
            <text:p>validaci a přípravné úkoly v souladu s 5.1.</text:p>
            <text:p>POZNÁMKA Činnosti ohledně přípravy dat jsou prováděny návrháři aplikace.</text:p>
            <text:p>8.4.1.10 Plán přípravy aplikace musí definovat třídu nástrojů pro jakékoliv hardwarové nebo softwarové</text:p>
            <text:p>nástroje použité během životního cyklu přípravy aplikace.</text:p>
            <text:p>8.4.1.11 Kde je to možné, musí plán přípravy aplikace požadovat použití takové symboliky zápisu</text:p>
            <text:p>pro specifikování požadavků a návrhu, které jsou srozumitelné pro inženýry aplikací. Pokud je zavedena nějaká</text:p>
            <text:p>nová symbolika nebo zápis, pak musí být vytvořena nezbytná uživatelská dokumentace a pokud to je vhodné</text:p>
            <text:p>i příslušné školení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práva z verifikace aplikačních dat/algoritmů</text:p>
          </table:table-cell>
          <table:table-cell office:value-type="string" table:style-name="ce10">
            <text:p>8.4.1.13 Poté, co je stanoven plán přípravy aplikace musí se jeho verifikace zabývat:</text:p>
            <text:p>a) tím, zda plán přípravy aplikace splňuje obecné požadavky na čitelnost a sledovatelnost dle 5.3.2.7</text:p>
            <text:p>až 5.3.2.10 a dle 6.5.4.14 až 6.5.4.17 a také zvláštní požadavky dle 8.4.1.2 až 8.4.1.11;</text:p>
            <text:p>b) vnitřní konzistencí plánu přípravy aplikace.</text:p>
            <text:p>Výsledky musí být zaznamenány ve zprávě z verifikace aplikačních dat/algoritmů.</text:p>
            <text:p>8.4.5.5 Poté, co je stanovena specifikace testů aplikace, musí se její verifikace zabývat, zda specifikace testů</text:p>
            <text:p>aplikace splňuje zvláštní požadavky dle 8.4.5.3.</text:p>
          </table:table-cell>
          <table:table-cell table:number-columns-repeated="16382"/>
        </table:table-row>
        <table:table-row table:style-name="ro10">
          <table:table-cell office:value-type="string" table:style-name="ce1">
            <text:p>Specifikace požadavků na aplikaci</text:p>
          </table:table-cell>
          <table:table-cell office:value-type="string" table:style-name="ce10">
            <text:p>8.4.2.2 Požadavky pro specifickou aplikaci musí zahrnovat požadavky, které jsou specifické pro uvažovanou</text:p>
            <text:p>instalaci (např. schéma kolejí, umístění návěstidel, rychlosti, které mají být návěštěny podle dané návěstní</text:p>
            <text:p>soustavy), jako i shrnutí nebo odkaz na podmínky použití generického softwaru a aplikačních nástrojů</text:p>
            <text:p>a na normy, kterým musí aplikace vyhovovat (např. návěstní soustava).</text:p>
            <text:p>8.4.2.3 V této etapě musí být specifikovány požadavky související s aplikačními daty a algoritmy</text:p>
            <text:p>zpracovávanými generickým softwarem systému.</text:p>
          </table:table-cell>
          <table:table-cell table:number-columns-repeated="16382"/>
        </table:table-row>
        <table:table-row table:style-name="ro27">
          <table:table-cell office:value-type="string" table:style-name="ce1">
            <text:p>Zpráva z verifikace aplikačních dat/algoritmů</text:p>
          </table:table-cell>
          <table:table-cell office:value-type="string" table:style-name="ce18">
            <text:p>8.4.2.5 Jakmile jsou stanoveny specifikace požadavků na aplikaci musí verifikace určit:</text:p>
            <text:p>a) že specifikace požadavků na aplikaci splňují obecné požadavky na čitelnost a sledovatelnost dle 5.3.2.7</text:p>
            <text:p>až 5.3.2.10 a dle 6.5.4.14 až 6.5.4.17 a také zvláštní požadavky dle 8.4.2.2 až 8.4.2.3;</text:p>
            <text:p>b) vnitřní konzistenci specifikace požadavků na aplikaci.</text:p>
            <text:p>Výsledky musí být zaznamenány ve zprávě z verifikace aplikačních dat/algoritmů.</text:p>
            <text:p>8.4.4.8 Poté, co je stanovena specifikace testů aplikace musí se její verifikace zabývat:</text:p>
            <text:p>a) že specifikace testů aplikace splňuje obecné požadavky na čitelnost a sledovatelnost dle 5.3.2.7 až 5.3.2.10</text:p>
            <text:p>a dle 6.5.4.14 až 6.5.4.17 a také zvláštní požadavky dle 8.4.4.6;</text:p>
            <text:p>b) vnitřní konzistenci specifikace testů aplikace.</text:p>
            <text:p>Výsledky musí být zaznamenány ve zprávě z verifikace aplikačních dat/algoritmů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práva z testů aplikace</text:p>
          </table:table-cell>
          <table:table-cell office:value-type="string" table:style-name="ce10">
            <text:p>8.4.4.3 Zpráva z testů aplikace musí dokumentovat správnost a kompletnost provedených testů definovaných</text:p>
            <text:p>ve specifikaci testů aplikac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práva z verifikace přípravy</text:p>
          </table:table-cell>
          <table:table-cell table:number-columns-repeated="16383" table:style-name="ce1"/>
        </table:table-row>
        <table:table-row table:style-name="ro15">
          <table:table-cell office:value-type="string" table:style-name="ce1">
            <text:p>Specifikace testů aplikace</text:p>
          </table:table-cell>
          <table:table-cell office:value-type="string" table:style-name="ce10">
            <text:p>8.4.4.6 Specifikace testů aplikace musí specifikovat testy, které se provedou v průběhu nebo v závěrečné</text:p>
            <text:p>etapě přípravy dat/algoritmů, s cílem zajistit:</text:p>
            <text:p>a) koherentnost a kompletnost dat/algoritmů s ohledem na principy aplikace;</text:p>
            <text:p>b) koherentnost a kompletnost dat/algoritmů s ohledem na architekturu specifické aplikace.</text:p>
            <text:p>8.4.5.3 Specifikace testů aplikace musí specifikovat testy, které budou provedeny pro zajištění:</text:p>
            <text:p>a) správné integrace dat/algoritmů do generického hardwaru a softwaru, pokud to je potřeba;</text:p>
            <text:p>b) správné integrace dat/algoritmů s kompletní instalací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práva z verifikace</text:p>
          </table:table-cell>
          <table:table-cell office:value-type="string" table:style-name="ce10">
            <text:p>8.4.7.6 Zpráva z verifikace aplikace demonstruje pokrytí a uplatnění podmínek použití generického softwaru</text:p>
            <text:p>a aplikačních nástrojů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nuál pro nasazení softwaru</text:p>
          </table:table-cell>
          <table:table-cell office:value-type="string" table:style-name="ce10">
            <text:p>9.1.4.7 Manuál pro nasazení softwaru musí definovat procedury s cílem správně identifikovat a instalovat</text:p>
            <text:p>vydání softwaru.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Záznam z nasazení</text:p>
          </table:table-cell>
          <table:table-cell office:value-type="string" table:style-name="ce10">
            <text:p>9.1.4.13 Záznam z nasazení softwaru musí podat důkaz, že byl nahrán zamýšlený software, přezkoumáním</text:p>
            <text:p>vložených mechanismů pro jeho vlastní identifikaci (viz 9.1.4.11). Tento záznam musí být uložen mezi</text:p>
            <text:p>dokumenty souvisejícími s dodaným systémem jako i další verifikace a je součástí přejímky a uvedení</text:p>
            <text:p>do provozu.</text:p>
          </table:table-cell>
          <table:table-cell table:number-columns-repeated="16382"/>
        </table:table-row>
        <table:table-row table:style-name="ro28">
          <table:table-cell office:value-type="string" table:style-name="ce1">
            <text:p>Zpráva z verifikace nasazení</text:p>
          </table:table-cell>
          <table:table-cell office:value-type="string" table:style-name="ce10">
            <text:p>9.1.4.17 Poté, co je vytvořen manuál pro nasazení softwaru musí se jeho verifikace zabývat:</text:p>
            <text:p>a) zda manuál pro nasazení softwaru splňuje obecné požadavky na čitelnost a sledovatelnost dle 5.3.2.7</text:p>
            <text:p>až 5.3.2.10 a dle 6.5.4.14 až 6.5.4.17 a také specifické požadavky dle 9.1.4.7;</text:p>
            <text:p>b) vnitřní konzistenci manuálu pro nasazení softwaru.</text:p>
            <text:p>9.1.4.18 Poté, co je vytvořen záznam z nasazení musí se jeho verifikace zabývat:</text:p>
            <text:p>a) zda záznam z nasazení splňuje obecné požadavky na čitelnost a sledovatelnost dle 5.3.2.7 až 5.3.2.10</text:p>
            <text:p>a dle 6.5.4.14 až 6.5.4.17 a také specifické požadavky dle 9.1.4.13;</text:p>
            <text:p>b) vnitřní konzistencí záznamu z nasazení.</text:p>
            <text:p>9.1.4.19 Jakmile jsou vytvořeny poznámky k vydání musí se jejich verifikace zbývat:</text:p>
            <text:p>a) zda poznámky k vydání splňují obecné požadavky na čitelnost a sledovatelnost dle 5.3.2.7 až 5.3.2.10</text:p>
            <text:p>a dle 6.5.4.14 až 6.5.4.17 a také specifické požadavky dle 9.1.4.5;</text:p>
            <text:p>b) vnitřní konzistencí poznámek k vydání.</text:p>
            <text:p>Výsledky musí být zaznamenány ve zprávě z verifikace nasazení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Plán údržby softwaru</text:p>
          </table:table-cell>
          <table:table-cell office:value-type="string" table:style-name="ce10">
            <text:p>9.2.4.6 Procedury pro údržbu softwaru musí být stanoveny a zaznamenány v plánu údržby softwaru.</text:p>
            <text:p>Tyto procedury musí určovat:</text:p>
            <text:p>a) řízení reportování chyb, protokolování chyb, záznamů údržby, autorizace změn a konfigurace</text:p>
            <text:p>softwaru/systému a musí určovat i techniky a opatření z Tabulky A.10;</text:p>
            <text:p>b) verifikaci, validaci a hodnocení jakékoliv změny;</text:p>
            <text:p>c) definici autority, která schválí změněný software;</text:p>
            <text:p>d) oprávnění pro modifikaci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áznam z údržby softwaru</text:p>
          </table:table-cell>
          <table:table-cell office:value-type="string" table:style-name="ce10">
            <text:p>9.2.4.8 Záznam z údržby softwaru musí být zřízen pro každou položku softwaru před jejím prvním vydáním a musí být udržován. Kromě požadavků normy ISO/IEC 90003:2004 pro „Záznamy a zprávy z údržby“ (viz ISO/IEC 90003:2004, kapitola „Údržba“) musí tento záznam zahrnovat také:</text:p>
            <text:p>a) odkaz na všechny záznamy změn softwaru pro danou položku softwaru;</text:p>
            <text:p>b) hodnocení dopadu změny;</text:p>
            <text:p>c) testovací případy pro komponenty, včetně dat opakované validace a regresního testování;</text:p>
            <text:p>d) historii konfigurace softwaru.</text:p>
          </table:table-cell>
          <table:table-cell table:number-columns-repeated="16382"/>
        </table:table-row>
        <table:table-row table:style-name="ro28">
          <table:table-cell office:value-type="string" table:style-name="ce1">
            <text:p>Záznam změn softwaru</text:p>
          </table:table-cell>
          <table:table-cell office:value-type="string" table:style-name="ce10">
            <text:p>9.2.4.10 Záznam změn softwaru musí být zřízen pro každou činnost údržby. Tento záznam musí zahrnovat:</text:p>
            <text:p>a) žádost o modifikaci nebo změnu, verzi, povahu vady, požadovanou změnu a zdrojový kód, na kterém</text:p>
            <text:p>se má změna provést;</text:p>
            <text:p>b) analýzu dopadu činnosti údržby na systém jako celek, včetně hardwaru, softwaru, lidské interakce</text:p>
            <text:p>a interakce související s prostředím a další možné interakce;</text:p>
            <text:p>c) detailní specifikaci provedené modifikace nebo změny;</text:p>
            <text:p>d) opakovanou validaci, regresní testování a opakované hodnocení modifikací nebo změn v rozsahu</text:p>
            <text:p>požadovaném úrovní integrity bezpečnosti softwaru. Odpovědnost za opakovanou validaci se může měnit</text:p>
            <text:p>od projektu k projektu, v souladu s úrovní integrity bezpečnosti softwaru. Kromě toho se může dopad</text:p>
            <text:p>modifikace nebo změny na proces opakované validace vztahovat na různé úrovně systému (pouze změněné</text:p>
            <text:p>komponenty, všechny identifikované ovlivněné komponenty, kompletní systém). Proto se musí plán validace</text:p>
            <text:p>softwaru soustředit na oba problémy v souladu s úrovní integrity bezpečnosti softwaru. Stupeň nezávislosti</text:p>
            <text:p>při opakované validaci musí být stejný jako při validaci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verifikace údržby softwaru</text:p>
          </table:table-cell>
          <table:table-cell office:value-type="string" table:style-name="ce10">
            <text:p>9.2.4.12 Poté, co je vytvořen plán údržby softwaru, musí se jeho verifikace zabývat:</text:p>
            <text:p>a) zda plán údržby softwaru splňuje obecné požadavky na čitelnost a sledovatelnost dle 5.3.2.7 až 5.3.2.10</text:p>
            <text:p>a dle 6.5.4.14 až 6.5.4.17 a také specifické požadavky dle 9.2.4.6;</text:p>
            <text:p>b) vnitřní konzistenci plánu údržby softwaru.</text:p>
            <text:p>9.2.4.13 Poté co je vytvořen záznam z údržby softwaru, musí se jeho verifikace zabývat:</text:p>
            <text:p>a) zda záznam údržby softwaru splňuje obecné požadavky na čitelnost a sledovatelnost dle 5.3.2.7 až 5.3.2.10</text:p>
            <text:p>a dle 6.5.4.14 až 6.5.4.17 a také specifické požadavky dle 9.2.4.8;</text:p>
            <text:p>b) vnitřní konzistencí záznamu údržby softwaru.</text:p>
            <text:p>9.2.4.14 Poté, co je vytvořen záznam změny softwaru musí se jeho verifikace zabývat:</text:p>
            <text:p>a) zda záznam změny softwaru splňuje obecné požadavky na čitelnost a sledovatelnost dle 5.3.2.7 až 5.3.2.10</text:p>
            <text:p>a dle 6.5.4.14 až 6.5.4.17 a také specifické požadavky dle 9.2.4.10;</text:p>
            <text:p>b) vnitřní konzistencí záznamu změny softwaru.</text:p>
          </table:table-cell>
          <table:table-cell table:number-columns-repeated="16382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Stránk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user</meta:initial-creator>
    <dc:creator>user</dc:creator>
    <meta:creation-date>2015-06-05T18:19:34Z</meta:creation-date>
    <dc:date>2019-03-13T17:12:19Z</dc:date>
    <meta:editing-cycles>25</meta:editing-cycles>
    <meta:editing-duration>PT11837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